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630dd2" officeooo:paragraph-rsid="2c630dd2"/>
    </style:style>
    <style:style style:name="P9" style:family="paragraph" style:parent-style-name="Text_20_body">
      <style:text-properties fo:font-style="normal" officeooo:rsid="283683b9" officeooo:paragraph-rsid="2b9b72b7" style:font-style-asian="normal" style:font-style-complex="normal"/>
    </style:style>
    <style:style style:name="P10" style:family="paragraph" style:parent-style-name="Text_20_body">
      <style:text-properties fo:font-style="normal" officeooo:rsid="283683b9" officeooo:paragraph-rsid="2ba10d87" style:font-style-asian="normal" style:font-style-complex="normal"/>
    </style:style>
    <style:style style:name="P11" style:family="paragraph" style:parent-style-name="Text_20_body">
      <style:text-properties fo:font-style="normal" officeooo:rsid="283683b9" officeooo:paragraph-rsid="2bc56cd4" style:font-style-asian="normal" style:font-style-complex="normal"/>
    </style:style>
    <style:style style:name="P12" style:family="paragraph" style:parent-style-name="Text_20_body">
      <style:text-properties fo:font-style="normal" officeooo:rsid="2750f31d" officeooo:paragraph-rsid="2ba9166b" style:font-style-asian="normal" style:font-style-complex="normal"/>
    </style:style>
    <style:style style:name="P13" style:family="paragraph" style:parent-style-name="Text_20_body">
      <style:text-properties fo:font-style="normal" officeooo:rsid="2750f31d" officeooo:paragraph-rsid="2bacda3a" style:font-style-asian="normal" style:font-style-complex="normal"/>
    </style:style>
    <style:style style:name="P14"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5"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7" style:family="paragraph" style:parent-style-name="Text_20_body">
      <style:text-properties fo:font-weight="bold" officeooo:paragraph-rsid="2b9995d8" style:font-weight-asian="bold" style:font-weight-complex="bold"/>
    </style:style>
    <style:style style:name="P18" style:family="paragraph" style:parent-style-name="Text_20_body">
      <style:text-properties fo:font-weight="bold" officeooo:paragraph-rsid="2bca5b60" style:font-weight-asian="bold" style:font-weight-complex="bold"/>
    </style:style>
    <style:style style:name="P19" style:family="paragraph" style:parent-style-name="Text_20_body">
      <style:text-properties fo:font-weight="bold" officeooo:paragraph-rsid="2bcdcece" style:font-weight-asian="bold" style:font-weight-complex="bold"/>
    </style:style>
    <style:style style:name="P20" style:family="paragraph" style:parent-style-name="Text_20_body">
      <style:text-properties fo:font-weight="bold" officeooo:rsid="2bd5c778" officeooo:paragraph-rsid="2bd5c778" style:font-weight-asian="bold" style:font-weight-complex="bold"/>
    </style:style>
    <style:style style:name="P21" style:family="paragraph" style:parent-style-name="Text_20_body">
      <style:text-properties fo:font-weight="bold" officeooo:rsid="2bca5b60" officeooo:paragraph-rsid="2bca5b60" style:font-weight-asian="bold" style:font-weight-complex="bold"/>
    </style:style>
    <style:style style:name="P22" style:family="paragraph" style:parent-style-name="Text_20_body">
      <style:text-properties fo:font-weight="bold" officeooo:paragraph-rsid="2bdf96d1" style:font-weight-asian="bold" style:font-weight-complex="bold"/>
    </style:style>
    <style:style style:name="P23" style:family="paragraph" style:parent-style-name="Text_20_body">
      <style:text-properties officeooo:rsid="2b92bc72" officeooo:paragraph-rsid="2b92bc72"/>
    </style:style>
    <style:style style:name="P24" style:family="paragraph" style:parent-style-name="Text_20_body">
      <style:text-properties style:font-name="Georgia3" fo:font-size="18pt" officeooo:rsid="25dfe54b" style:font-size-asian="18pt" style:font-size-complex="18pt"/>
    </style:style>
    <style:style style:name="P25" style:family="paragraph" style:parent-style-name="Text_20_body">
      <style:text-properties officeooo:paragraph-rsid="2b9995d8"/>
    </style:style>
    <style:style style:name="P26" style:family="paragraph" style:parent-style-name="Text_20_body">
      <style:text-properties officeooo:paragraph-rsid="2b9a50b8"/>
    </style:style>
    <style:style style:name="P27" style:family="paragraph" style:parent-style-name="Text_20_body">
      <style:text-properties officeooo:rsid="2b9a50b8" officeooo:paragraph-rsid="2b9a50b8"/>
    </style:style>
    <style:style style:name="P28" style:family="paragraph" style:parent-style-name="Text_20_body">
      <style:text-properties officeooo:paragraph-rsid="2b9fc56a"/>
    </style:style>
    <style:style style:name="P29" style:family="paragraph" style:parent-style-name="Text_20_body">
      <style:text-properties officeooo:paragraph-rsid="2ba6c530"/>
    </style:style>
    <style:style style:name="P30" style:family="paragraph" style:parent-style-name="Text_20_body">
      <style:text-properties officeooo:rsid="2ba79455" officeooo:paragraph-rsid="2ba79455"/>
    </style:style>
    <style:style style:name="P31" style:family="paragraph" style:parent-style-name="Text_20_body">
      <style:text-properties officeooo:paragraph-rsid="2ba79455"/>
    </style:style>
    <style:style style:name="P32" style:family="paragraph" style:parent-style-name="Text_20_body">
      <style:text-properties officeooo:paragraph-rsid="2ba7d54f"/>
    </style:style>
    <style:style style:name="P33" style:family="paragraph" style:parent-style-name="Text_20_body">
      <style:text-properties officeooo:paragraph-rsid="2ba9166b"/>
    </style:style>
    <style:style style:name="P34" style:family="paragraph" style:parent-style-name="Text_20_body">
      <style:text-properties officeooo:paragraph-rsid="2bacda3a"/>
    </style:style>
    <style:style style:name="P35" style:family="paragraph" style:parent-style-name="Text_20_body">
      <style:text-properties officeooo:rsid="2baeecc3" officeooo:paragraph-rsid="2bb06401"/>
    </style:style>
    <style:style style:name="P36" style:family="paragraph" style:parent-style-name="Text_20_body">
      <style:text-properties officeooo:paragraph-rsid="2ba24cd8"/>
    </style:style>
    <style:style style:name="P37" style:family="paragraph" style:parent-style-name="Text_20_body">
      <style:text-properties officeooo:paragraph-rsid="2bb41f57"/>
    </style:style>
    <style:style style:name="P38" style:family="paragraph" style:parent-style-name="Text_20_body">
      <style:text-properties officeooo:rsid="2b9b72b7" officeooo:paragraph-rsid="2ba6c530"/>
    </style:style>
    <style:style style:name="P39" style:family="paragraph" style:parent-style-name="Text_20_body">
      <style:text-properties officeooo:rsid="2bb74245" officeooo:paragraph-rsid="2bb74245"/>
    </style:style>
    <style:style style:name="P40" style:family="paragraph" style:parent-style-name="Text_20_body">
      <style:text-properties officeooo:paragraph-rsid="2bba4cd0"/>
    </style:style>
    <style:style style:name="P41" style:family="paragraph" style:parent-style-name="Text_20_body">
      <style:text-properties officeooo:paragraph-rsid="2bbcb077"/>
    </style:style>
    <style:style style:name="P42" style:family="paragraph" style:parent-style-name="Text_20_body">
      <style:text-properties officeooo:rsid="2bca5b60" officeooo:paragraph-rsid="2bca5b60"/>
    </style:style>
    <style:style style:name="P43" style:family="paragraph" style:parent-style-name="Text_20_body">
      <style:text-properties officeooo:paragraph-rsid="2bca5b60"/>
    </style:style>
    <style:style style:name="P44" style:family="paragraph" style:parent-style-name="Text_20_body">
      <style:text-properties officeooo:paragraph-rsid="2bcf9c3b"/>
    </style:style>
    <style:style style:name="P45" style:family="paragraph" style:parent-style-name="Text_20_body">
      <style:text-properties officeooo:paragraph-rsid="2bd16ab3"/>
    </style:style>
    <style:style style:name="P46" style:family="paragraph" style:parent-style-name="Text_20_body">
      <style:text-properties officeooo:paragraph-rsid="2bdc79e8"/>
    </style:style>
    <style:style style:name="P47" style:family="paragraph" style:parent-style-name="Text_20_body">
      <style:text-properties officeooo:paragraph-rsid="2bdf96d1"/>
    </style:style>
    <style:style style:name="P48" style:family="paragraph" style:parent-style-name="Text_20_body">
      <style:text-properties officeooo:paragraph-rsid="2be594ff"/>
    </style:style>
    <style:style style:name="P49" style:family="paragraph" style:parent-style-name="Text_20_body">
      <style:text-properties officeooo:rsid="2be964fe" officeooo:paragraph-rsid="2be964fe"/>
    </style:style>
    <style:style style:name="P50" style:family="paragraph" style:parent-style-name="Text_20_body">
      <style:text-properties officeooo:paragraph-rsid="2be9d552"/>
    </style:style>
    <style:style style:name="P51" style:family="paragraph" style:parent-style-name="Text_20_body">
      <style:text-properties officeooo:paragraph-rsid="2bf084a8"/>
    </style:style>
    <style:style style:name="P52" style:family="paragraph" style:parent-style-name="Text_20_body">
      <style:text-properties officeooo:paragraph-rsid="2bf0cef3"/>
    </style:style>
    <style:style style:name="P53" style:family="paragraph" style:parent-style-name="Text_20_body">
      <style:text-properties officeooo:rsid="2bf0cef3" officeooo:paragraph-rsid="2bf0cef3"/>
    </style:style>
    <style:style style:name="P54" style:family="paragraph" style:parent-style-name="Text_20_body">
      <style:text-properties officeooo:rsid="451d0652" officeooo:paragraph-rsid="2bf20c95"/>
    </style:style>
    <style:style style:name="P55" style:family="paragraph" style:parent-style-name="Text_20_body">
      <style:text-properties officeooo:rsid="458161c7" officeooo:paragraph-rsid="2bf20c95"/>
    </style:style>
    <style:style style:name="P56" style:family="paragraph" style:parent-style-name="Text_20_body">
      <style:text-properties officeooo:rsid="45826e06" officeooo:paragraph-rsid="2bf20c95"/>
    </style:style>
    <style:style style:name="P57" style:family="paragraph" style:parent-style-name="Text_20_body">
      <style:text-properties officeooo:rsid="458395ef" officeooo:paragraph-rsid="2bf20c95"/>
    </style:style>
    <style:style style:name="P58" style:family="paragraph" style:parent-style-name="Text_20_body">
      <style:text-properties officeooo:rsid="450a4e84" officeooo:paragraph-rsid="2bf20c95"/>
    </style:style>
    <style:style style:name="P59" style:family="paragraph" style:parent-style-name="Text_20_body">
      <style:text-properties officeooo:paragraph-rsid="2bf4c6f4"/>
    </style:style>
    <style:style style:name="P60" style:family="paragraph" style:parent-style-name="Text_20_body">
      <style:text-properties officeooo:paragraph-rsid="2bf4e318"/>
    </style:style>
    <style:style style:name="P61" style:family="paragraph" style:parent-style-name="Text_20_body">
      <style:text-properties officeooo:rsid="45bf1da3" officeooo:paragraph-rsid="2bf50be4"/>
    </style:style>
    <style:style style:name="P62" style:family="paragraph" style:parent-style-name="Text_20_body">
      <style:text-properties officeooo:rsid="457f82fb" officeooo:paragraph-rsid="2bf512a0"/>
    </style:style>
    <style:style style:name="P63" style:family="paragraph" style:parent-style-name="Text_20_body">
      <style:text-properties officeooo:rsid="2bf5b04c" officeooo:paragraph-rsid="2bf5b04c"/>
    </style:style>
    <style:style style:name="P64" style:family="paragraph" style:parent-style-name="Text_20_body">
      <style:paragraph-properties fo:orphans="2" fo:widows="2"/>
      <style:text-properties officeooo:rsid="45856b88" officeooo:paragraph-rsid="2bf6ed61"/>
    </style:style>
    <style:style style:name="P65" style:family="paragraph" style:parent-style-name="Text_20_body">
      <style:text-properties officeooo:rsid="44d40c2b" officeooo:paragraph-rsid="2bf6ed61"/>
    </style:style>
    <style:style style:name="P66"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officeooo:paragraph-rsid="2bfda84f"/>
    </style:style>
    <style:style style:name="P73" style:family="paragraph" style:parent-style-name="Text_20_body">
      <style:text-properties officeooo:paragraph-rsid="2c01d9d7"/>
    </style:style>
    <style:style style:name="P74" style:family="paragraph" style:parent-style-name="Text_20_body">
      <style:text-properties officeooo:paragraph-rsid="2be3cbac"/>
    </style:style>
    <style:style style:name="P75" style:family="paragraph" style:parent-style-name="Text_20_body">
      <style:text-properties officeooo:paragraph-rsid="2bfb1099"/>
    </style:style>
    <style:style style:name="P76" style:family="paragraph" style:parent-style-name="Text_20_body">
      <style:text-properties officeooo:paragraph-rsid="2bfc0601"/>
    </style:style>
    <style:style style:name="P77" style:family="paragraph" style:parent-style-name="Text_20_body">
      <style:text-properties officeooo:rsid="2bf12cae" officeooo:paragraph-rsid="2bfda84f"/>
    </style:style>
    <style:style style:name="P78" style:family="paragraph" style:parent-style-name="Text_20_body">
      <style:text-properties officeooo:rsid="458b3678" officeooo:paragraph-rsid="2c007857"/>
    </style:style>
    <style:style style:name="P79" style:family="paragraph" style:parent-style-name="Text_20_body">
      <style:text-properties officeooo:rsid="458ffa75" officeooo:paragraph-rsid="2c007857"/>
    </style:style>
    <style:style style:name="P80" style:family="paragraph" style:parent-style-name="Text_20_body">
      <style:text-properties officeooo:paragraph-rsid="2c007857"/>
    </style:style>
    <style:style style:name="P81" style:family="paragraph" style:parent-style-name="Text_20_body">
      <style:text-properties officeooo:rsid="2c0c0d2b" officeooo:paragraph-rsid="2c13e078"/>
    </style:style>
    <style:style style:name="P82" style:family="paragraph" style:parent-style-name="Text_20_body">
      <style:text-properties officeooo:rsid="2c0c0d2b" officeooo:paragraph-rsid="2c171b44"/>
    </style:style>
    <style:style style:name="P83" style:family="paragraph" style:parent-style-name="Text_20_body">
      <style:text-properties officeooo:rsid="2c0c0d2b" officeooo:paragraph-rsid="2c0c0d2b"/>
    </style:style>
    <style:style style:name="P84" style:family="paragraph" style:parent-style-name="Text_20_body">
      <style:text-properties officeooo:rsid="2c0c0d2b" officeooo:paragraph-rsid="2c480505"/>
    </style:style>
    <style:style style:name="P85" style:family="paragraph" style:parent-style-name="Text_20_body">
      <style:text-properties officeooo:rsid="2c15191c" officeooo:paragraph-rsid="2c15191c"/>
    </style:style>
    <style:style style:name="P86" style:family="paragraph" style:parent-style-name="Text_20_body">
      <style:text-properties officeooo:paragraph-rsid="2c240468"/>
    </style:style>
    <style:style style:name="P87" style:family="paragraph" style:parent-style-name="Text_20_body">
      <style:text-properties officeooo:rsid="2c4489e5" officeooo:paragraph-rsid="2c4489e5"/>
    </style:style>
    <style:style style:name="P88" style:family="paragraph" style:parent-style-name="Text_20_body">
      <style:text-properties officeooo:rsid="2c13e078" officeooo:paragraph-rsid="2c171b44"/>
    </style:style>
    <style:style style:name="P89" style:family="paragraph" style:parent-style-name="Text_20_body">
      <style:text-properties officeooo:rsid="2c4bf231" officeooo:paragraph-rsid="2c4bf231"/>
    </style:style>
    <style:style style:name="P90" style:family="paragraph" style:parent-style-name="Text_20_body">
      <style:text-properties fo:font-style="italic" officeooo:rsid="2c515064" officeooo:paragraph-rsid="2c515064"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fo:font-style="italic" officeooo:rsid="2c5355c7" officeooo:paragraph-rsid="2c5355c7" style:font-style-asian="italic" style:font-style-complex="italic"/>
    </style:style>
    <style:style style:name="P93" style:family="paragraph" style:parent-style-name="Text_20_body">
      <style:text-properties officeooo:rsid="2c519c9a" officeooo:paragraph-rsid="2c519c9a"/>
    </style:style>
    <style:style style:name="P94" style:family="paragraph" style:parent-style-name="Text_20_body">
      <style:text-properties officeooo:rsid="2c54a4fb" officeooo:paragraph-rsid="2c54a4fb"/>
    </style:style>
    <style:style style:name="P95" style:family="paragraph" style:parent-style-name="Text_20_body">
      <style:text-properties officeooo:rsid="2c581f95" officeooo:paragraph-rsid="2c581f95"/>
    </style:style>
    <style:style style:name="P96" style:family="paragraph" style:parent-style-name="Text_20_body">
      <style:text-properties officeooo:rsid="2c5cf113" officeooo:paragraph-rsid="2c5cf113"/>
    </style:style>
    <style:style style:name="P97" style:family="paragraph" style:parent-style-name="Text_20_body">
      <style:text-properties officeooo:rsid="2c65ba86" officeooo:paragraph-rsid="2c65ba86"/>
    </style:style>
    <style:style style:name="P98" style:family="paragraph" style:parent-style-name="Text_20_body">
      <style:text-properties officeooo:rsid="2c6def8a" officeooo:paragraph-rsid="2c6def8a"/>
    </style:style>
    <style:style style:name="P99" style:family="paragraph" style:parent-style-name="Text_20_body">
      <style:text-properties officeooo:rsid="2c6fa4e1" officeooo:paragraph-rsid="2c6fa4e1"/>
    </style:style>
    <style:style style:name="P100" style:family="paragraph" style:parent-style-name="Text_20_body">
      <style:text-properties officeooo:rsid="2c8397d5" officeooo:paragraph-rsid="2c8397d5"/>
    </style:style>
    <style:style style:name="P101" style:family="paragraph" style:parent-style-name="Text_20_body">
      <style:text-properties officeooo:rsid="2c91b2da" officeooo:paragraph-rsid="2c91b2da"/>
    </style:style>
    <style:style style:name="P102" style:family="paragraph" style:parent-style-name="Text_20_body">
      <style:text-properties officeooo:rsid="2c94a64a" officeooo:paragraph-rsid="2c94a64a"/>
    </style:style>
    <style:style style:name="P103" style:family="paragraph" style:parent-style-name="Text_20_body">
      <style:text-properties officeooo:rsid="2c99992c" officeooo:paragraph-rsid="2c99992c"/>
    </style:style>
    <style:style style:name="P104" style:family="paragraph" style:parent-style-name="Text_20_body">
      <style:text-properties officeooo:rsid="2c9e0dd4" officeooo:paragraph-rsid="2c9e0dd4"/>
    </style:style>
    <style:style style:name="P105" style:family="paragraph" style:parent-style-name="Text_20_body">
      <style:text-properties officeooo:rsid="2c007857" officeooo:paragraph-rsid="2cb6b463"/>
    </style:style>
    <style:style style:name="P106" style:family="paragraph" style:parent-style-name="Text_20_body">
      <style:text-properties officeooo:rsid="2c35a5ed" officeooo:paragraph-rsid="2caa16ea"/>
    </style:style>
    <style:style style:name="P107" style:family="paragraph" style:parent-style-name="Text_20_body">
      <style:text-properties officeooo:rsid="2cb2aa48" officeooo:paragraph-rsid="2cb2aa48"/>
    </style:style>
    <style:style style:name="P108" style:family="paragraph" style:parent-style-name="Text_20_body">
      <style:text-properties officeooo:rsid="2cb47170" officeooo:paragraph-rsid="2cb47170"/>
    </style:style>
    <style:style style:name="P109" style:family="paragraph" style:parent-style-name="Text_20_body">
      <style:text-properties officeooo:rsid="2cbe6177" officeooo:paragraph-rsid="2cbe6177"/>
    </style:style>
    <style:style style:name="P11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1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12" style:family="paragraph" style:parent-style-name="Table_20_Contents">
      <style:text-properties fo:font-style="normal" officeooo:rsid="24596855" officeooo:paragraph-rsid="272cb78a" style:font-style-asian="normal" style:font-style-complex="normal"/>
    </style:style>
    <style:style style:name="P113"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14"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15"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16"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17"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18" style:family="paragraph" style:parent-style-name="Table_20_Contents">
      <style:text-properties fo:language="cs" fo:country="CZ" fo:font-style="normal" officeooo:rsid="24596855" officeooo:paragraph-rsid="272cb78a" style:font-style-asian="normal" style:font-style-complex="normal"/>
    </style:style>
    <style:style style:name="P119" style:family="paragraph" style:parent-style-name="Table_20_Contents">
      <style:paragraph-properties fo:text-align="center" style:justify-single-word="false"/>
      <style:text-properties fo:language="cs" fo:country="CZ" officeooo:rsid="272cb78a" officeooo:paragraph-rsid="2b90c701"/>
    </style:style>
    <style:style style:name="P120" style:family="paragraph" style:parent-style-name="Table_20_Contents">
      <style:paragraph-properties fo:text-align="center" style:justify-single-word="false"/>
      <style:text-properties fo:language="cs" fo:country="CZ" officeooo:rsid="2b944982" officeooo:paragraph-rsid="2b944982"/>
    </style:style>
    <style:style style:name="P121" style:family="paragraph" style:parent-style-name="Table_20_Contents">
      <style:paragraph-properties fo:text-align="center" style:justify-single-word="false"/>
      <style:text-properties officeooo:rsid="272cb78a" officeooo:paragraph-rsid="2b90c701"/>
    </style:style>
    <style:style style:name="P122" style:family="paragraph" style:parent-style-name="Table_20_Contents">
      <style:paragraph-properties fo:text-align="center" style:justify-single-word="false"/>
      <style:text-properties officeooo:rsid="295b4878" officeooo:paragraph-rsid="2b90c701"/>
    </style:style>
    <style:style style:name="P123" style:family="paragraph" style:parent-style-name="Table_20_Contents">
      <style:paragraph-properties fo:text-align="center" style:justify-single-word="false"/>
      <style:text-properties officeooo:rsid="2b944982" officeooo:paragraph-rsid="2b944982"/>
    </style:style>
    <style:style style:name="P124" style:family="paragraph" style:parent-style-name="Table_20_Contents">
      <style:text-properties officeooo:paragraph-rsid="2bfc0601"/>
    </style:style>
    <style:style style:name="P125" style:family="paragraph" style:parent-style-name="Standalone_20_Property">
      <style:paragraph-properties fo:margin-left="1.251cm" fo:margin-right="0cm" fo:text-indent="-0.4cm" style:auto-text-indent="false"/>
    </style:style>
    <style:style style:name="P126" style:family="paragraph" style:parent-style-name="Standalone_20_Property">
      <style:paragraph-properties fo:margin-left="1.251cm" fo:margin-right="0cm" fo:text-indent="-0.4cm" style:auto-text-indent="false"/>
      <style:text-properties officeooo:paragraph-rsid="2b9a50b8"/>
    </style:style>
    <style:style style:name="P127" style:family="paragraph" style:parent-style-name="Standalone_20_Property">
      <style:paragraph-properties fo:margin-left="1.251cm" fo:margin-right="0cm" fo:text-indent="-0.4cm" style:auto-text-indent="false"/>
      <style:text-properties officeooo:paragraph-rsid="2bbe54a2"/>
    </style:style>
    <style:style style:name="P128" style:family="paragraph" style:parent-style-name="Standalone_20_Property">
      <style:paragraph-properties fo:margin-left="1.251cm" fo:margin-right="0cm" fo:text-indent="-0.4cm" style:auto-text-indent="false"/>
      <style:text-properties officeooo:paragraph-rsid="2bc3c6ea"/>
    </style:style>
    <style:style style:name="P129" style:family="paragraph" style:parent-style-name="Property_20_level_20_0">
      <style:paragraph-properties fo:margin-left="1.251cm" fo:margin-right="0cm" fo:text-indent="-0.4cm" style:auto-text-indent="false"/>
      <style:text-properties officeooo:paragraph-rsid="2b9a50b8"/>
    </style:style>
    <style:style style:name="P130" style:family="paragraph" style:parent-style-name="Property_20_level_20_0">
      <style:paragraph-properties fo:margin-left="1.251cm" fo:margin-right="0cm" fo:text-indent="-0.4cm" style:auto-text-indent="false"/>
      <style:text-properties officeooo:paragraph-rsid="2bbe54a2"/>
    </style:style>
    <style:style style:name="P131" style:family="paragraph" style:parent-style-name="Property_20_level_20_0">
      <style:paragraph-properties fo:margin-left="1.251cm" fo:margin-right="0cm" fo:text-indent="-0.4cm" style:auto-text-indent="false"/>
      <style:text-properties officeooo:paragraph-rsid="2bc3c6ea"/>
    </style:style>
    <style:style style:name="P132" style:family="paragraph" style:parent-style-name="Contents_20_1">
      <style:paragraph-properties>
        <style:tab-stops>
          <style:tab-stop style:position="14.801cm" style:type="right" style:leader-style="dotted" style:leader-text="."/>
        </style:tab-stops>
      </style:paragraph-properties>
    </style:style>
    <style:style style:name="P133" style:family="paragraph" style:parent-style-name="Contents_20_2">
      <style:paragraph-properties>
        <style:tab-stops>
          <style:tab-stop style:position="14.801cm" style:type="right" style:leader-style="dotted" style:leader-text="."/>
        </style:tab-stops>
      </style:paragraph-properties>
    </style:style>
    <style:style style:name="P13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35" style:family="paragraph" style:parent-style-name="Text_20_body">
      <style:paragraph-properties fo:margin-top="0cm" fo:margin-bottom="0cm" loext:contextual-spacing="false"/>
      <style:text-properties officeooo:paragraph-rsid="2bfc0601"/>
    </style:style>
    <style:style style:name="P136"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37" style:family="paragraph" style:parent-style-name="Example_20_Header">
      <style:text-properties officeooo:paragraph-rsid="2cc27d39"/>
    </style:style>
    <style:style style:name="P138" style:family="paragraph" style:parent-style-name="Example_20_Header">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9" style:family="paragraph" style:parent-style-name="Example_20_Header">
      <style:text-properties officeooo:rsid="2cc784fd" officeooo:paragraph-rsid="2cc784fd"/>
    </style:style>
    <style:style style:name="P140" style:family="paragraph" style:parent-style-name="Heading_20_1">
      <style:text-properties officeooo:rsid="26716ded" officeooo:paragraph-rsid="26716ded"/>
    </style:style>
    <style:style style:name="P141" style:family="paragraph" style:parent-style-name="Heading_20_1">
      <style:text-properties officeooo:rsid="2bf7dfae" officeooo:paragraph-rsid="2bf7dfae"/>
    </style:style>
    <style:style style:name="P142" style:family="paragraph" style:parent-style-name="Heading_20_1">
      <style:text-properties officeooo:rsid="2bf4c6f4" officeooo:paragraph-rsid="2bf4c6f4"/>
    </style:style>
    <style:style style:name="P143" style:family="paragraph" style:parent-style-name="Heading_20_1">
      <style:text-properties officeooo:rsid="2b98908f" officeooo:paragraph-rsid="2b98908f"/>
    </style:style>
    <style:style style:name="P144" style:family="paragraph" style:parent-style-name="Heading_20_1">
      <style:text-properties officeooo:paragraph-rsid="2bfa470a"/>
    </style:style>
    <style:style style:name="P145" style:family="paragraph" style:parent-style-name="Heading_20_1">
      <style:text-properties officeooo:paragraph-rsid="2bf9c65f"/>
    </style:style>
    <style:style style:name="P146" style:family="paragraph" style:parent-style-name="Heading_20_4">
      <style:text-properties officeooo:rsid="2c0c0d2b" officeooo:paragraph-rsid="2c13e078"/>
    </style:style>
    <style:style style:name="P147" style:family="paragraph" style:parent-style-name="Heading_20_4">
      <style:text-properties officeooo:rsid="2c13e078" officeooo:paragraph-rsid="2c13e078"/>
    </style:style>
    <style:style style:name="P148" style:family="paragraph" style:parent-style-name="Heading_20_4">
      <style:text-properties officeooo:rsid="2c141b9b" officeooo:paragraph-rsid="2c141b9b"/>
    </style:style>
    <style:style style:name="P149" style:family="paragraph" style:parent-style-name="Heading_20_4">
      <style:text-properties officeooo:rsid="2c6def8a" officeooo:paragraph-rsid="2c6def8a"/>
    </style:style>
    <style:style style:name="P150" style:family="paragraph" style:parent-style-name="Heading_20_4">
      <style:text-properties officeooo:paragraph-rsid="2cb47170"/>
    </style:style>
    <style:style style:name="P151" style:family="paragraph" style:parent-style-name="Heading_20_4">
      <style:text-properties officeooo:paragraph-rsid="2bb06401"/>
    </style:style>
    <style:style style:name="P152" style:family="paragraph" style:parent-style-name="Heading_20_2">
      <style:text-properties officeooo:rsid="2c6d5fd0" officeooo:paragraph-rsid="2c6d5fd0"/>
    </style:style>
    <style:style style:name="P153" style:family="paragraph" style:parent-style-name="Heading_20_2">
      <style:text-properties officeooo:rsid="2c007857" officeooo:paragraph-rsid="2c007857"/>
    </style:style>
    <style:style style:name="P154" style:family="paragraph" style:parent-style-name="Heading_20_2">
      <style:text-properties officeooo:paragraph-rsid="2bfb1099"/>
    </style:style>
    <style:style style:name="P155" style:family="paragraph" style:parent-style-name="Heading_20_2">
      <style:text-properties officeooo:paragraph-rsid="2bfc0601"/>
    </style:style>
    <style:style style:name="P156" style:family="paragraph" style:parent-style-name="Heading_20_2">
      <style:text-properties officeooo:paragraph-rsid="2c007857"/>
    </style:style>
    <style:style style:name="P157" style:family="paragraph" style:parent-style-name="Heading_20_2">
      <style:text-properties officeooo:paragraph-rsid="2bf0cef3"/>
    </style:style>
    <style:style style:name="P158" style:family="paragraph" style:parent-style-name="Heading_20_2">
      <style:text-properties officeooo:paragraph-rsid="2bf9c65f"/>
    </style:style>
    <style:style style:name="P159" style:family="paragraph" style:parent-style-name="Heading_20_2">
      <style:text-properties officeooo:paragraph-rsid="2bf084a8"/>
    </style:style>
    <style:style style:name="P160" style:family="paragraph" style:parent-style-name="Heading_20_3">
      <style:text-properties officeooo:rsid="44bcafe2"/>
    </style:style>
    <style:style style:name="P161" style:family="paragraph" style:parent-style-name="Heading_20_3">
      <style:text-properties officeooo:paragraph-rsid="2bfc0601"/>
    </style:style>
    <style:style style:name="P162" style:family="paragraph" style:parent-style-name="Heading_20_3">
      <style:text-properties officeooo:paragraph-rsid="2bfda84f"/>
    </style:style>
    <style:style style:name="P163" style:family="paragraph" style:parent-style-name="Heading_20_3">
      <style:text-properties officeooo:paragraph-rsid="2c01d9d7"/>
    </style:style>
    <style:style style:name="P164" style:family="paragraph" style:parent-style-name="Heading_20_3">
      <style:text-properties officeooo:paragraph-rsid="2c007857"/>
    </style:style>
    <style:style style:name="P165" style:family="paragraph" style:parent-style-name="Heading_20_3">
      <style:text-properties officeooo:paragraph-rsid="2b9995d8"/>
    </style:style>
    <style:style style:name="P166" style:family="paragraph" style:parent-style-name="Heading_20_3">
      <style:text-properties officeooo:paragraph-rsid="2bf0cef3"/>
    </style:style>
    <style:style style:name="P167" style:family="paragraph" style:parent-style-name="Heading_20_3">
      <style:text-properties officeooo:paragraph-rsid="2bf084a8"/>
    </style:style>
    <style:style style:name="P168" style:family="paragraph" style:parent-style-name="Property_20_level_20_1" style:list-style-name="L47">
      <style:text-properties officeooo:paragraph-rsid="2cc474b2"/>
    </style:style>
    <style:style style:name="P169" style:family="paragraph" style:parent-style-name="Standalone_20_Property" style:list-style-name="L1">
      <style:text-properties officeooo:paragraph-rsid="2c854c83"/>
    </style:style>
    <style:style style:name="P170" style:family="paragraph" style:parent-style-name="Standalone_20_Property" style:list-style-name="L1">
      <style:text-properties style:text-line-through-style="none" style:text-line-through-type="none" style:text-underline-style="none" officeooo:paragraph-rsid="2c854c83"/>
    </style:style>
    <style:style style:name="P171" style:family="paragraph" style:parent-style-name="Standalone_20_Property" style:list-style-name="L8">
      <style:text-properties officeooo:paragraph-rsid="2c343530"/>
    </style:style>
    <style:style style:name="P172" style:family="paragraph" style:parent-style-name="Standalone_20_Property" style:list-style-name="L47">
      <style:text-properties officeooo:paragraph-rsid="2cc474b2"/>
    </style:style>
    <style:style style:name="P173" style:family="paragraph" style:parent-style-name="Standalone_20_Property" style:list-style-name="L60">
      <style:text-properties officeooo:paragraph-rsid="2bc853ba"/>
    </style:style>
    <style:style style:name="P174" style:family="paragraph" style:parent-style-name="Property_20_Header" style:list-style-name="L47">
      <style:text-properties officeooo:paragraph-rsid="2cc474b2"/>
    </style:style>
    <style:style style:name="P175" style:family="paragraph" style:parent-style-name="Property_20_level_20_0" style:list-style-name="L1">
      <style:text-properties style:text-line-through-style="none" style:text-line-through-type="none" style:text-underline-style="none" officeooo:paragraph-rsid="2c854c83"/>
    </style:style>
    <style:style style:name="P176" style:family="paragraph" style:parent-style-name="Property_20_level_20_0" style:list-style-name="L8">
      <style:text-properties officeooo:paragraph-rsid="2c343530"/>
    </style:style>
    <style:style style:name="P177" style:family="paragraph" style:parent-style-name="Property_20_level_20_0" style:list-style-name="L47">
      <style:text-properties officeooo:paragraph-rsid="2cc474b2"/>
    </style:style>
    <style:style style:name="P178" style:family="paragraph" style:parent-style-name="Property_20_level_20_0" style:list-style-name="L60">
      <style:text-properties officeooo:paragraph-rsid="2bc853ba"/>
    </style:style>
    <style:style style:name="P179"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180" style:family="paragraph" style:parent-style-name="Text_20_body" style:list-style-name="L1">
      <style:text-properties officeooo:paragraph-rsid="2c30b1aa"/>
    </style:style>
    <style:style style:name="P181" style:family="paragraph" style:parent-style-name="Text_20_body" style:list-style-name="L1">
      <style:text-properties officeooo:paragraph-rsid="2c3e40fa"/>
    </style:style>
    <style:style style:name="P182" style:family="paragraph" style:parent-style-name="Text_20_body" style:list-style-name="L1">
      <style:text-properties style:text-line-through-style="none" style:text-line-through-type="none" style:text-underline-style="none" officeooo:paragraph-rsid="2c854c83"/>
    </style:style>
    <style:style style:name="P183" style:family="paragraph" style:parent-style-name="Text_20_body" style:list-style-name="L1">
      <style:text-properties style:text-line-through-style="none" style:text-line-through-type="none" style:text-underline-style="none" officeooo:rsid="2c4cd8a3" officeooo:paragraph-rsid="2c854c83"/>
    </style:style>
    <style:style style:name="P184" style:family="paragraph" style:parent-style-name="Text_20_body" style:list-style-name="L47">
      <style:text-properties style:text-line-through-style="none" style:text-line-through-type="none" officeooo:paragraph-rsid="2cc6471e"/>
    </style:style>
    <style:style style:name="P185" style:family="paragraph" style:parent-style-name="Text_20_body" style:list-style-name="L47">
      <style:text-properties style:text-line-through-style="none" style:text-line-through-type="none" officeooo:rsid="2cc6471e" officeooo:paragraph-rsid="2cc6471e"/>
    </style:style>
    <style:style style:name="P186" style:family="paragraph" style:parent-style-name="Text_20_body" style:list-style-name="L2">
      <style:text-properties officeooo:paragraph-rsid="2bf4c6f4"/>
    </style:style>
    <style:style style:name="P187" style:family="paragraph" style:parent-style-name="Text_20_body" style:list-style-name="L3"/>
    <style:style style:name="P188" style:family="paragraph" style:parent-style-name="Text_20_body" style:list-style-name="L4"/>
    <style:style style:name="P189" style:family="paragraph" style:parent-style-name="Text_20_body" style:list-style-name="L5"/>
    <style:style style:name="P190" style:family="paragraph" style:parent-style-name="Text_20_body" style:list-style-name="L6">
      <style:text-properties officeooo:paragraph-rsid="2c20a6f8"/>
    </style:style>
    <style:style style:name="P191" style:family="paragraph" style:parent-style-name="Text_20_body" style:list-style-name="L6">
      <style:text-properties officeooo:paragraph-rsid="2c7a3b4e"/>
    </style:style>
    <style:style style:name="P192" style:family="paragraph" style:parent-style-name="Text_20_body" style:list-style-name="L6">
      <style:text-properties officeooo:paragraph-rsid="2cc48f3c"/>
    </style:style>
    <style:style style:name="P193" style:family="paragraph" style:parent-style-name="Text_20_body" style:list-style-name="L7">
      <style:text-properties officeooo:paragraph-rsid="2c2178a5"/>
    </style:style>
    <style:style style:name="P194" style:family="paragraph" style:parent-style-name="Text_20_body" style:list-style-name="L8">
      <style:text-properties officeooo:paragraph-rsid="2bee3468"/>
    </style:style>
    <style:style style:name="P195" style:family="paragraph" style:parent-style-name="Text_20_body" style:list-style-name="L8">
      <style:text-properties officeooo:rsid="2b98908f" officeooo:paragraph-rsid="2bee3468"/>
    </style:style>
    <style:style style:name="P196" style:family="paragraph" style:parent-style-name="Text_20_body" style:list-style-name="L8">
      <style:text-properties officeooo:rsid="2c7af555" officeooo:paragraph-rsid="2c7af555"/>
    </style:style>
    <style:style style:name="P197" style:family="paragraph" style:parent-style-name="Text_20_body" style:list-style-name="L8">
      <style:text-properties style:text-line-through-style="solid" style:text-line-through-type="single" officeooo:rsid="2b98908f" officeooo:paragraph-rsid="2c2d6ec4"/>
    </style:style>
    <style:style style:name="P198" style:family="paragraph" style:parent-style-name="Text_20_body" style:list-style-name="L12">
      <style:text-properties style:text-line-through-style="solid" style:text-line-through-type="single" officeooo:paragraph-rsid="2c390c31"/>
    </style:style>
    <style:style style:name="P199" style:family="paragraph" style:parent-style-name="Text_20_body" style:list-style-name="L12">
      <style:text-properties style:text-line-through-style="solid" style:text-line-through-type="single" officeooo:paragraph-rsid="2c30b1aa"/>
    </style:style>
    <style:style style:name="P200" style:family="paragraph" style:parent-style-name="Text_20_body" style:list-style-name="L9">
      <style:text-properties officeooo:paragraph-rsid="2c37d9b4"/>
    </style:style>
    <style:style style:name="P201" style:family="paragraph" style:parent-style-name="Text_20_body" style:list-style-name="L9">
      <style:text-properties officeooo:paragraph-rsid="2c240468"/>
    </style:style>
    <style:style style:name="P202" style:family="paragraph" style:parent-style-name="Text_20_body" style:list-style-name="L10">
      <style:text-properties officeooo:paragraph-rsid="2c3f1791"/>
    </style:style>
    <style:style style:name="P203" style:family="paragraph" style:parent-style-name="Text_20_body" style:list-style-name="L11">
      <style:text-properties officeooo:rsid="2c390c31" officeooo:paragraph-rsid="2c3f1791"/>
    </style:style>
    <style:style style:name="P204" style:family="paragraph" style:parent-style-name="Text_20_body" style:list-style-name="L13">
      <style:text-properties officeooo:paragraph-rsid="2bed3183"/>
    </style:style>
    <style:style style:name="P205" style:family="paragraph" style:parent-style-name="Text_20_body" style:list-style-name="L14">
      <style:text-properties officeooo:paragraph-rsid="2c8a7ed7"/>
    </style:style>
    <style:style style:name="P206" style:family="paragraph" style:parent-style-name="Text_20_body" style:list-style-name="L14">
      <style:text-properties officeooo:paragraph-rsid="2cd7e1f2"/>
    </style:style>
    <style:style style:name="P207" style:family="paragraph" style:parent-style-name="Text_20_body" style:list-style-name="L15">
      <style:text-properties officeooo:rsid="2c07aafa" officeooo:paragraph-rsid="2c07aafa"/>
    </style:style>
    <style:style style:name="P208"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9"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0"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1"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2"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3"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4"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5"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6" style:family="paragraph" style:parent-style-name="Text_20_body" style:list-style-name="L31">
      <style:text-properties style:use-window-font-color="true" style:font-name="Georgia" fo:font-size="10pt" fo:letter-spacing="0.004cm" fo:language="cs" fo:country="CZ" fo:font-style="normal" officeooo:rsid="44dad5f1"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7" style:family="paragraph" style:parent-style-name="Text_20_body" style:list-style-name="L31">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8" style:family="paragraph" style:parent-style-name="Text_20_body" style:list-style-name="L32">
      <style:text-properties style:use-window-font-color="true" style:font-name="Georgia" fo:font-size="10pt" fo:letter-spacing="0.004cm" fo:language="cs" fo:country="CZ" fo:font-style="normal" officeooo:rsid="44d2f90c"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9" style:family="paragraph" style:parent-style-name="Text_20_body" style:list-style-name="L44">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0" style:family="paragraph" style:parent-style-name="Text_20_body" style:list-style-name="L7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1"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2"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3"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4" style:family="paragraph" style:parent-style-name="Text_20_body" style:list-style-name="L42">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5" style:family="paragraph" style:parent-style-name="Text_20_body" style:list-style-name="L43">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6" style:family="paragraph" style:parent-style-name="Text_20_body" style:list-style-name="L45">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7" style:family="paragraph" style:parent-style-name="Text_20_body" style:list-style-name="L7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8" style:family="paragraph" style:parent-style-name="Text_20_body" style:list-style-name="L7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9" style:family="paragraph" style:parent-style-name="Text_20_body" style:list-style-name="L70">
      <style:text-properties style:use-window-font-color="true" style:font-name="Georgia" fo:font-size="10pt" fo:letter-spacing="0.004cm" fo:language="cs" fo:country="CZ" fo:font-style="normal" officeooo:rsid="2c007857"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0" style:family="paragraph" style:parent-style-name="Text_20_body" style:list-style-name="L7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1" style:family="paragraph" style:parent-style-name="Text_20_body" style:list-style-name="L7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2" style:family="paragraph" style:parent-style-name="Text_20_body" style:list-style-name="L5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3" style:family="paragraph" style:parent-style-name="Text_20_body" style:list-style-name="L5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4" style:family="paragraph" style:parent-style-name="Text_20_body" style:list-style-name="L51">
      <style:text-properties style:use-window-font-color="true" style:font-name="Georgia" fo:font-size="10pt" fo:letter-spacing="0.004cm" fo:language="cs" fo:country="CZ" fo:font-style="normal" officeooo:rsid="44e00986"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5" style:family="paragraph" style:parent-style-name="Text_20_body" style:list-style-name="L51">
      <style:text-properties style:use-window-font-color="true" style:font-name="Georgia" fo:font-size="10pt" fo:letter-spacing="0.004cm" fo:language="cs" fo:country="CZ" fo:font-style="normal" officeooo:rsid="4510c162"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6" style:family="paragraph" style:parent-style-name="Text_20_body" style:list-style-name="L7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7"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8" style:family="paragraph" style:parent-style-name="Text_20_body" style:list-style-name="L7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9" style:family="paragraph" style:parent-style-name="Text_20_body">
      <style:text-properties style:use-window-font-color="true" style:font-name="Georgia" fo:font-size="10pt" fo:letter-spacing="0.004cm" fo:language="cs" fo:country="CZ" fo:font-style="normal" officeooo:rsid="2cd285b1" officeooo:paragraph-rsid="2cd28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0" style:family="paragraph" style:parent-style-name="Text_20_body" style:list-style-name="L5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41"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42" style:family="paragraph" style:parent-style-name="Text_20_body" style:list-style-name="L15">
      <style:text-properties officeooo:rsid="2c06749f" officeooo:paragraph-rsid="2c06749f"/>
    </style:style>
    <style:style style:name="P243" style:family="paragraph" style:parent-style-name="Text_20_body" style:list-style-name="L17">
      <style:text-properties officeooo:rsid="2c48be07" officeooo:paragraph-rsid="2c48be07"/>
    </style:style>
    <style:style style:name="P244" style:family="paragraph" style:parent-style-name="Text_20_body" style:list-style-name="L18">
      <style:text-properties officeooo:rsid="2c48e1be" officeooo:paragraph-rsid="2c48e1be"/>
    </style:style>
    <style:style style:name="P245" style:family="paragraph" style:parent-style-name="Text_20_body" style:list-style-name="L18">
      <style:text-properties officeooo:rsid="2c48e1be" officeooo:paragraph-rsid="2c495bf9"/>
    </style:style>
    <style:style style:name="P246" style:family="paragraph" style:parent-style-name="Text_20_body" style:list-style-name="L19">
      <style:text-properties officeooo:rsid="2c48e1be" officeooo:paragraph-rsid="2c495bf9"/>
    </style:style>
    <style:style style:name="P247" style:family="paragraph" style:parent-style-name="Text_20_body" style:list-style-name="L22">
      <style:text-properties officeooo:paragraph-rsid="2c007857"/>
    </style:style>
    <style:style style:name="P248" style:family="paragraph" style:parent-style-name="Text_20_body" style:list-style-name="L22">
      <style:text-properties officeooo:rsid="2c5e6aff" officeooo:paragraph-rsid="2c5e6aff"/>
    </style:style>
    <style:style style:name="P249" style:family="paragraph" style:parent-style-name="Text_20_body" style:list-style-name="L22">
      <style:text-properties officeooo:rsid="450d2fc9" officeooo:paragraph-rsid="2c007857"/>
    </style:style>
    <style:style style:name="P250" style:family="paragraph" style:parent-style-name="Text_20_body" style:list-style-name="L22">
      <style:text-properties officeooo:rsid="2c71a7b1" officeooo:paragraph-rsid="2c71a7b1"/>
    </style:style>
    <style:style style:name="P251" style:family="paragraph" style:parent-style-name="Text_20_body" style:list-style-name="L23">
      <style:text-properties officeooo:rsid="2c71a7b1" officeooo:paragraph-rsid="2c71a7b1"/>
    </style:style>
    <style:style style:name="P252" style:family="paragraph" style:parent-style-name="Text_20_body" style:list-style-name="L23">
      <style:text-properties officeooo:rsid="2c6def8a" officeooo:paragraph-rsid="2c6def8a"/>
    </style:style>
    <style:style style:name="P253" style:family="paragraph" style:parent-style-name="Text_20_body" style:list-style-name="L24">
      <style:text-properties officeooo:rsid="2c6fa4e1" officeooo:paragraph-rsid="2c6fa4e1"/>
    </style:style>
    <style:style style:name="P254" style:family="paragraph" style:parent-style-name="Text_20_body" style:list-style-name="L24">
      <style:text-properties officeooo:rsid="2c7790e9" officeooo:paragraph-rsid="2c7790e9"/>
    </style:style>
    <style:style style:name="P255" style:family="paragraph" style:parent-style-name="Text_20_body" style:list-style-name="L24">
      <style:text-properties officeooo:rsid="2c70c4df" officeooo:paragraph-rsid="2c70c4df"/>
    </style:style>
    <style:style style:name="P256" style:family="paragraph" style:parent-style-name="Text_20_body" style:list-style-name="L24">
      <style:text-properties officeooo:rsid="2c74dfee" officeooo:paragraph-rsid="2c74dfee"/>
    </style:style>
    <style:style style:name="P257" style:family="paragraph" style:parent-style-name="Text_20_body" style:list-style-name="L25">
      <style:text-properties fo:language="en" fo:country="US" officeooo:rsid="2cac2e6a" officeooo:paragraph-rsid="2cac2e6a"/>
    </style:style>
    <style:style style:name="P258" style:family="paragraph" style:parent-style-name="Text_20_body" style:list-style-name="L25">
      <style:text-properties officeooo:rsid="2c659d00" officeooo:paragraph-rsid="2c659d00"/>
    </style:style>
    <style:style style:name="P259" style:family="paragraph" style:parent-style-name="Text_20_body" style:list-style-name="L26">
      <style:text-properties officeooo:rsid="44f54ae5" officeooo:paragraph-rsid="2c007857"/>
    </style:style>
    <style:style style:name="P260" style:family="paragraph" style:parent-style-name="Text_20_body" style:list-style-name="L27"/>
    <style:style style:name="P261" style:family="paragraph" style:parent-style-name="Text_20_body" style:list-style-name="L27">
      <style:text-properties officeooo:rsid="2c8e5df4" officeooo:paragraph-rsid="2c8e9a51"/>
    </style:style>
    <style:style style:name="P262" style:family="paragraph" style:parent-style-name="Text_20_body" style:list-style-name="L28">
      <style:text-properties officeooo:rsid="2cae2371" officeooo:paragraph-rsid="2cb6b463"/>
    </style:style>
    <style:style style:name="P263" style:family="paragraph" style:parent-style-name="Text_20_body" style:list-style-name="L29">
      <style:text-properties officeooo:rsid="2cb6b463" officeooo:paragraph-rsid="2cb6b463"/>
    </style:style>
    <style:style style:name="P264" style:family="paragraph" style:parent-style-name="Text_20_body" style:list-style-name="L30">
      <style:text-properties officeooo:paragraph-rsid="2c007857"/>
    </style:style>
    <style:style style:name="P265" style:family="paragraph" style:parent-style-name="Text_20_body" style:list-style-name="L30">
      <style:text-properties officeooo:rsid="44e6fd76" officeooo:paragraph-rsid="2c007857"/>
    </style:style>
    <style:style style:name="P266" style:family="paragraph" style:parent-style-name="Text_20_body" style:list-style-name="L30">
      <style:text-properties officeooo:rsid="44eae54a" officeooo:paragraph-rsid="2c007857"/>
    </style:style>
    <style:style style:name="P267" style:family="paragraph" style:parent-style-name="Text_20_body" style:list-style-name="L30">
      <style:text-properties officeooo:rsid="44eb46c6" officeooo:paragraph-rsid="2c007857"/>
    </style:style>
    <style:style style:name="P268" style:family="paragraph" style:parent-style-name="Text_20_body" style:list-style-name="L30">
      <style:text-properties officeooo:rsid="2cb7772a" officeooo:paragraph-rsid="2c007857"/>
    </style:style>
    <style:style style:name="P269" style:family="paragraph" style:parent-style-name="Text_20_body" style:list-style-name="L31">
      <style:text-properties officeooo:paragraph-rsid="2cb94e32"/>
    </style:style>
    <style:style style:name="P270" style:family="paragraph" style:parent-style-name="Text_20_body" style:list-style-name="L31">
      <style:text-properties officeooo:paragraph-rsid="2cd96a13"/>
    </style:style>
    <style:style style:name="P271" style:family="paragraph" style:parent-style-name="Text_20_body" style:list-style-name="L33">
      <style:text-properties officeooo:paragraph-rsid="2c8397d5"/>
    </style:style>
    <style:style style:name="P272" style:family="paragraph" style:parent-style-name="Text_20_body" style:list-style-name="L34">
      <style:text-properties officeooo:rsid="2c5cf113" officeooo:paragraph-rsid="2c82759d"/>
    </style:style>
    <style:style style:name="P273" style:family="paragraph" style:parent-style-name="Text_20_body" style:list-style-name="L35">
      <style:text-properties officeooo:rsid="2cb2aa48" officeooo:paragraph-rsid="2cb2aa48"/>
    </style:style>
    <style:style style:name="P274" style:family="paragraph" style:parent-style-name="Text_20_body" style:list-style-name="L37">
      <style:text-properties officeooo:rsid="2c58ed67" officeooo:paragraph-rsid="2c58ed67"/>
    </style:style>
    <style:style style:name="P275" style:family="paragraph" style:parent-style-name="Text_20_body" style:list-style-name="L38">
      <style:text-properties officeooo:paragraph-rsid="2c5cf113"/>
    </style:style>
    <style:style style:name="P276" style:family="paragraph" style:parent-style-name="Text_20_body" style:list-style-name="L34">
      <style:text-properties fo:language="cs" fo:country="CZ" officeooo:rsid="2c5cf113" officeooo:paragraph-rsid="2c82759d"/>
    </style:style>
    <style:style style:name="P277" style:family="paragraph" style:parent-style-name="Text_20_body" style:list-style-name="L34">
      <style:text-properties fo:language="cs" fo:country="CZ" officeooo:rsid="2c5b1123" officeooo:paragraph-rsid="2cc8ec30"/>
    </style:style>
    <style:style style:name="P278" style:family="paragraph" style:parent-style-name="Text_20_body" style:list-style-name="L34">
      <style:text-properties fo:language="cs" fo:country="CZ" officeooo:rsid="2cc88023" officeooo:paragraph-rsid="2cc88023"/>
    </style:style>
    <style:style style:name="P279" style:family="paragraph" style:parent-style-name="Text_20_body" style:list-style-name="L40">
      <style:text-properties officeooo:paragraph-rsid="2c007857"/>
    </style:style>
    <style:style style:name="P280" style:family="paragraph" style:parent-style-name="Text_20_body" style:list-style-name="L40">
      <style:text-properties officeooo:rsid="2c5cb6cd" officeooo:paragraph-rsid="2c5cb6cd"/>
    </style:style>
    <style:style style:name="P281" style:family="paragraph" style:parent-style-name="Text_20_body" style:list-style-name="L41">
      <style:text-properties officeooo:rsid="2c9e0dd4" officeooo:paragraph-rsid="2c9e0dd4"/>
    </style:style>
    <style:style style:name="P282" style:family="paragraph" style:parent-style-name="Text_20_body" style:list-style-name="L43">
      <style:text-properties officeooo:paragraph-rsid="2c007857"/>
    </style:style>
    <style:style style:name="P283" style:family="paragraph" style:parent-style-name="Text_20_body" style:list-style-name="L44">
      <style:text-properties officeooo:paragraph-rsid="2c007857"/>
    </style:style>
    <style:style style:name="P284" style:family="paragraph" style:parent-style-name="Text_20_body" style:list-style-name="L47">
      <style:text-properties officeooo:paragraph-rsid="2c30b1aa"/>
    </style:style>
    <style:style style:name="P285" style:family="paragraph" style:parent-style-name="Text_20_body" style:list-style-name="L47">
      <style:text-properties officeooo:paragraph-rsid="2cca6be2"/>
    </style:style>
    <style:style style:name="P286" style:family="paragraph" style:parent-style-name="Text_20_body" style:list-style-name="L70">
      <style:text-properties officeooo:rsid="44e442b7" officeooo:paragraph-rsid="2cc27d39"/>
    </style:style>
    <style:style style:name="P287" style:family="paragraph" style:parent-style-name="Text_20_body" style:list-style-name="L50">
      <style:text-properties officeooo:paragraph-rsid="2cbe6177"/>
    </style:style>
    <style:style style:name="P288" style:family="paragraph" style:parent-style-name="Text_20_body" style:list-style-name="L50">
      <style:text-properties fo:font-style="italic" officeooo:paragraph-rsid="2cbe6177" style:font-style-asian="italic" style:font-style-complex="italic"/>
    </style:style>
    <style:style style:name="P289" style:family="paragraph" style:parent-style-name="Text_20_body" style:list-style-name="L6">
      <style:text-properties fo:font-style="italic" officeooo:paragraph-rsid="2cc48f3c" style:font-style-asian="italic" style:font-style-complex="italic"/>
    </style:style>
    <style:style style:name="P290" style:family="paragraph" style:parent-style-name="Text_20_body" style:list-style-name="L52">
      <style:text-properties officeooo:paragraph-rsid="2bf00e6e"/>
    </style:style>
    <style:style style:name="P291" style:family="paragraph" style:parent-style-name="Text_20_body" style:list-style-name="L53">
      <style:text-properties officeooo:paragraph-rsid="2bfda84f"/>
    </style:style>
    <style:style style:name="P292" style:family="paragraph" style:parent-style-name="Text_20_body" style:list-style-name="L54">
      <style:text-properties officeooo:paragraph-rsid="2bfda84f"/>
    </style:style>
    <style:style style:name="P293" style:family="paragraph" style:parent-style-name="Text_20_body" style:list-style-name="L55">
      <style:text-properties officeooo:paragraph-rsid="2bf00e6e"/>
    </style:style>
    <style:style style:name="P294" style:family="paragraph" style:parent-style-name="Text_20_body" style:list-style-name="L56">
      <style:text-properties officeooo:rsid="4588b715" officeooo:paragraph-rsid="2c007857"/>
    </style:style>
    <style:style style:name="P295" style:family="paragraph" style:parent-style-name="Text_20_body" style:list-style-name="L56">
      <style:text-properties officeooo:rsid="4589fbf6" officeooo:paragraph-rsid="2c007857"/>
    </style:style>
    <style:style style:name="P296" style:family="paragraph" style:parent-style-name="Text_20_body" style:list-style-name="L57">
      <style:text-properties officeooo:paragraph-rsid="2c007857"/>
    </style:style>
    <style:style style:name="P297" style:family="paragraph" style:parent-style-name="Text_20_body" style:list-style-name="L57">
      <style:text-properties officeooo:rsid="458d9c32" officeooo:paragraph-rsid="2c007857"/>
    </style:style>
    <style:style style:name="P298" style:family="paragraph" style:parent-style-name="Text_20_body" style:list-style-name="L58">
      <style:text-properties officeooo:paragraph-rsid="2c01d9d7"/>
    </style:style>
    <style:style style:name="P299" style:family="paragraph" style:parent-style-name="Text_20_body" style:list-style-name="L59">
      <style:text-properties officeooo:paragraph-rsid="2bacda3a"/>
    </style:style>
    <style:style style:name="P300" style:family="paragraph" style:parent-style-name="Text_20_body" style:list-style-name="L60">
      <style:text-properties officeooo:paragraph-rsid="2bc954a0"/>
    </style:style>
    <style:style style:name="P301" style:family="paragraph" style:parent-style-name="Text_20_body" style:list-style-name="L60">
      <style:text-properties officeooo:rsid="2bc853ba" officeooo:paragraph-rsid="2bc853ba"/>
    </style:style>
    <style:style style:name="P302" style:family="paragraph" style:parent-style-name="Text_20_body" style:list-style-name="L61">
      <style:text-properties officeooo:paragraph-rsid="2baeecc3"/>
    </style:style>
    <style:style style:name="P303" style:family="paragraph" style:parent-style-name="Text_20_body" style:list-style-name="L62">
      <style:text-properties officeooo:rsid="457fa2ff" officeooo:paragraph-rsid="2bf512a0"/>
    </style:style>
    <style:style style:name="P304" style:family="paragraph" style:parent-style-name="Text_20_body" style:list-style-name="L62">
      <style:text-properties officeooo:rsid="2be964fe" officeooo:paragraph-rsid="2bf512a0"/>
    </style:style>
    <style:style style:name="P305" style:family="paragraph" style:parent-style-name="Text_20_body" style:list-style-name="L63">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306" style:family="paragraph" style:parent-style-name="Text_20_body" style:list-style-name="L63">
      <style:paragraph-properties fo:orphans="2" fo:widows="2"/>
      <style:text-properties officeooo:paragraph-rsid="2bf6ed61"/>
    </style:style>
    <style:style style:name="P307" style:family="paragraph" style:parent-style-name="Text_20_body" style:list-style-name="L64">
      <style:paragraph-properties fo:orphans="2" fo:widows="2"/>
      <style:text-properties officeooo:rsid="45856b88" officeooo:paragraph-rsid="2bf6ed61"/>
    </style:style>
    <style:style style:name="P308" style:family="paragraph" style:parent-style-name="Text_20_body" style:list-style-name="L65">
      <style:text-properties officeooo:paragraph-rsid="2bf9c65f"/>
    </style:style>
    <style:style style:name="P309" style:family="paragraph" style:parent-style-name="Text_20_body" style:list-style-name="L66">
      <style:text-properties officeooo:paragraph-rsid="2bf084a8"/>
    </style:style>
    <style:style style:name="P310" style:family="paragraph" style:parent-style-name="Text_20_body" style:list-style-name="L67">
      <style:text-properties officeooo:paragraph-rsid="2bf084a8"/>
    </style:style>
    <style:style style:name="P311" style:family="paragraph" style:parent-style-name="Text_20_body" style:list-style-name="L68">
      <style:text-properties officeooo:paragraph-rsid="2bf084a8"/>
    </style:style>
    <style:style style:name="P312" style:family="paragraph" style:parent-style-name="Text_20_body" style:list-style-name="L72">
      <style:text-properties officeooo:paragraph-rsid="2cb53ccb"/>
    </style:style>
    <style:style style:name="P313" style:family="paragraph" style:parent-style-name="Text_20_body">
      <style:text-properties officeooo:rsid="44d131c2" officeooo:paragraph-rsid="2cbeaad4"/>
    </style:style>
    <style:style style:name="T1" style:family="text">
      <style:text-properties style:text-line-through-style="none" style:text-line-through-type="none" officeooo:rsid="49f9015f"/>
    </style:style>
    <style:style style:name="T2" style:family="text">
      <style:text-properties style:text-line-through-style="none" style:text-line-through-type="none" officeooo:rsid="4a356b10"/>
    </style:style>
    <style:style style:name="T3" style:family="text">
      <style:text-properties style:text-line-through-style="none" style:text-line-through-type="none" officeooo:rsid="4efe0772"/>
    </style:style>
    <style:style style:name="T4" style:family="text">
      <style:text-properties style:text-line-through-style="none" style:text-line-through-type="none" officeooo:rsid="4ef5572f"/>
    </style:style>
    <style:style style:name="T5" style:family="text">
      <style:text-properties style:text-line-through-style="none" style:text-line-through-type="none" officeooo:rsid="2bc3c6ea"/>
    </style:style>
    <style:style style:name="T6" style:family="text">
      <style:text-properties style:text-line-through-style="none" style:text-line-through-type="none" officeooo:rsid="2bc853ba"/>
    </style:style>
    <style:style style:name="T7" style:family="text">
      <style:text-properties style:text-line-through-style="none" style:text-line-through-type="none" fo:font-style="italic" style:text-underline-style="none" officeooo:rsid="4a4167eb" style:font-style-asian="italic" style:font-style-complex="italic"/>
    </style:style>
    <style:style style:name="T8" style:family="text">
      <style:text-properties style:text-line-through-style="none" style:text-line-through-type="none" fo:font-style="italic" officeooo:rsid="4a4167eb" style:font-style-asian="italic" style:font-style-complex="italic"/>
    </style:style>
    <style:style style:name="T9" style:family="text">
      <style:text-properties style:text-line-through-style="none" style:text-line-through-type="none" fo:font-style="italic" officeooo:rsid="4dde2db8" style:font-style-asian="italic" style:font-style-complex="italic"/>
    </style:style>
    <style:style style:name="T10" style:family="text">
      <style:text-properties style:text-line-through-style="none" style:text-line-through-type="none" style:text-underline-style="none" officeooo:rsid="4a4167eb"/>
    </style:style>
    <style:style style:name="T11" style:family="text">
      <style:text-properties style:text-line-through-style="none" style:text-line-through-type="none" fo:font-style="normal" officeooo:rsid="4de7a789" style:font-style-asian="normal" style:font-style-complex="normal"/>
    </style:style>
    <style:style style:name="T12" style:family="text">
      <style:text-properties style:text-line-through-style="none" style:text-line-through-type="none" fo:font-style="normal" officeooo:rsid="4dba6cb9" style:font-style-asian="normal" style:font-style-complex="normal"/>
    </style:style>
    <style:style style:name="T13" style:family="text">
      <style:text-properties style:text-line-through-style="none" style:text-line-through-type="none" officeooo:rsid="4dba6cb9"/>
    </style:style>
    <style:style style:name="T14" style:family="text">
      <style:text-properties style:text-line-through-style="none" style:text-line-through-type="none" officeooo:rsid="4de7a789"/>
    </style:style>
    <style:style style:name="T15" style:family="text">
      <style:text-properties fo:language="cs" fo:country="CZ"/>
    </style:style>
    <style:style style:name="T16" style:family="text">
      <style:text-properties fo:language="cs" fo:country="CZ" officeooo:rsid="202b4e26"/>
    </style:style>
    <style:style style:name="T17" style:family="text">
      <style:text-properties fo:language="cs" fo:country="CZ" officeooo:rsid="207bc3d6"/>
    </style:style>
    <style:style style:name="T18" style:family="text">
      <style:text-properties fo:language="cs" fo:country="CZ" officeooo:rsid="2b8f1d4f"/>
    </style:style>
    <style:style style:name="T19" style:family="text">
      <style:text-properties fo:language="cs" fo:country="CZ" officeooo:rsid="2b944982"/>
    </style:style>
    <style:style style:name="T20" style:family="text">
      <style:text-properties fo:language="cs" fo:country="CZ" officeooo:rsid="2be98962"/>
    </style:style>
    <style:style style:name="T21" style:family="text">
      <style:text-properties fo:language="cs" fo:country="CZ" officeooo:rsid="2be9d552"/>
    </style:style>
    <style:style style:name="T22" style:family="text">
      <style:text-properties fo:language="cs" fo:country="CZ" officeooo:rsid="2bea78a7"/>
    </style:style>
    <style:style style:name="T23" style:family="text">
      <style:text-properties fo:language="cs" fo:country="CZ" officeooo:rsid="2bebebe1"/>
    </style:style>
    <style:style style:name="T24" style:family="text">
      <style:text-properties fo:language="cs" fo:country="CZ" officeooo:rsid="2bf9944c"/>
    </style:style>
    <style:style style:name="T25" style:family="text">
      <style:text-properties fo:language="cs" fo:country="CZ" officeooo:rsid="2c1b0dac"/>
    </style:style>
    <style:style style:name="T26" style:family="text">
      <style:text-properties fo:language="cs" fo:country="CZ" style:language-asian="zxx" style:country-asian="none" style:language-complex="ar" style:country-complex="SA"/>
    </style:style>
    <style:style style:name="T27" style:family="text">
      <style:text-properties fo:language="cs" fo:country="CZ" officeooo:rsid="2c477683"/>
    </style:style>
    <style:style style:name="T28" style:family="text">
      <style:text-properties fo:language="cs" fo:country="CZ" officeooo:rsid="2c480505"/>
    </style:style>
    <style:style style:name="T29" style:family="text">
      <style:text-properties fo:language="cs" fo:country="CZ" officeooo:rsid="2c48be07"/>
    </style:style>
    <style:style style:name="T30" style:family="text">
      <style:text-properties fo:language="cs" fo:country="CZ" officeooo:rsid="2c8571e4"/>
    </style:style>
    <style:style style:name="T31" style:family="text">
      <style:text-properties fo:language="cs" fo:country="CZ" officeooo:rsid="2cb72c25"/>
    </style:style>
    <style:style style:name="T32" style:family="text">
      <style:text-properties fo:font-style="italic" style:font-style-asian="italic" style:font-style-complex="italic"/>
    </style:style>
    <style:style style:name="T33" style:family="text">
      <style:text-properties fo:font-style="italic" officeooo:rsid="2bb06401" style:font-style-asian="italic" style:font-style-complex="italic"/>
    </style:style>
    <style:style style:name="T34" style:family="text">
      <style:text-properties fo:font-style="italic" officeooo:rsid="2bdad164" style:font-style-asian="italic" style:font-style-complex="italic"/>
    </style:style>
    <style:style style:name="T35" style:family="text">
      <style:text-properties fo:font-style="italic" officeooo:rsid="2bdf96d1" style:font-style-asian="italic" style:font-style-complex="italic"/>
    </style:style>
    <style:style style:name="T36" style:family="text">
      <style:text-properties fo:font-style="italic" officeooo:rsid="4606a8c9" style:font-style-asian="italic" style:font-style-complex="italic"/>
    </style:style>
    <style:style style:name="T37" style:family="text">
      <style:text-properties fo:font-style="italic" officeooo:rsid="4588b715" style:font-style-asian="italic" style:font-style-complex="italic"/>
    </style:style>
    <style:style style:name="T38" style:family="text">
      <style:text-properties fo:font-style="italic" officeooo:rsid="2c5cf113" style:font-style-asian="italic" style:font-style-complex="italic"/>
    </style:style>
    <style:style style:name="T39" style:family="text">
      <style:text-properties fo:font-style="italic" officeooo:rsid="2c99992c"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2bbba14c"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style:text-underline-style="none"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2b98908f" style:font-style-asian="normal" style:font-style-complex="normal"/>
    </style:style>
    <style:style style:name="T47" style:family="text">
      <style:text-properties fo:font-style="normal" officeooo:rsid="2b9fc56a" style:font-style-asian="normal" style:font-style-complex="normal"/>
    </style:style>
    <style:style style:name="T48" style:family="text">
      <style:text-properties fo:font-style="normal" officeooo:rsid="2ba10d87" style:font-style-asian="normal" style:font-style-complex="normal"/>
    </style:style>
    <style:style style:name="T49" style:family="text">
      <style:text-properties fo:font-style="normal" officeooo:rsid="2ba24cd8" style:font-style-asian="normal" style:font-style-complex="normal"/>
    </style:style>
    <style:style style:name="T50" style:family="text">
      <style:text-properties fo:font-style="normal" officeooo:rsid="2ba358bb" style:font-style-asian="normal" style:font-style-complex="normal"/>
    </style:style>
    <style:style style:name="T51" style:family="text">
      <style:text-properties fo:font-style="normal" officeooo:rsid="2bacda3a" style:font-style-asian="normal" style:font-style-complex="normal"/>
    </style:style>
    <style:style style:name="T52" style:family="text">
      <style:text-properties fo:font-style="normal" officeooo:rsid="2baeecc3" style:font-style-asian="normal" style:font-style-complex="normal"/>
    </style:style>
    <style:style style:name="T53" style:family="text">
      <style:text-properties fo:font-style="normal" officeooo:rsid="2bb06401" style:font-style-asian="normal" style:font-style-complex="normal"/>
    </style:style>
    <style:style style:name="T54" style:family="text">
      <style:text-properties fo:font-style="normal" officeooo:rsid="2bb1a8ac" style:font-style-asian="normal" style:font-style-complex="normal"/>
    </style:style>
    <style:style style:name="T55" style:family="text">
      <style:text-properties fo:font-style="normal" officeooo:rsid="2bb2d558" style:font-style-asian="normal" style:font-style-complex="normal"/>
    </style:style>
    <style:style style:name="T56" style:family="text">
      <style:text-properties fo:font-style="normal" officeooo:rsid="2bb41f57" style:font-style-asian="normal" style:font-style-complex="normal"/>
    </style:style>
    <style:style style:name="T57" style:family="text">
      <style:text-properties fo:font-style="normal" officeooo:rsid="2bc6b18b" style:font-style-asian="normal" style:font-style-complex="normal"/>
    </style:style>
    <style:style style:name="T58" style:family="text">
      <style:text-properties fo:font-style="normal" officeooo:rsid="2bce39a6" style:font-style-asian="normal" style:font-style-complex="normal"/>
    </style:style>
    <style:style style:name="T59" style:family="text">
      <style:text-properties fo:font-style="normal" officeooo:rsid="2bdad164" style:font-style-asian="normal" style:font-style-complex="normal"/>
    </style:style>
    <style:style style:name="T60" style:family="text">
      <style:text-properties fo:font-style="normal" officeooo:rsid="2bdc79e8" style:font-style-asian="normal" style:font-style-complex="normal"/>
    </style:style>
    <style:style style:name="T61" style:family="text">
      <style:text-properties fo:font-style="normal" officeooo:rsid="2bdf96d1" style:font-style-asian="normal" style:font-style-complex="normal"/>
    </style:style>
    <style:style style:name="T62" style:family="text">
      <style:text-properties fo:font-style="normal" officeooo:rsid="2bdfc203" style:font-style-asian="normal" style:font-style-complex="normal"/>
    </style:style>
    <style:style style:name="T63" style:family="text">
      <style:text-properties fo:font-style="normal" officeooo:rsid="2be1890c" style:font-style-asian="normal" style:font-style-complex="normal"/>
    </style:style>
    <style:style style:name="T64" style:family="text">
      <style:text-properties fo:font-style="normal" officeooo:rsid="2be23750"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2bdf96d1" style:font-style-asian="normal" style:font-weight-asian="normal" style:font-style-complex="normal" style:font-weight-complex="normal"/>
    </style:style>
    <style:style style:name="T68" style:family="text">
      <style:text-properties fo:font-style="normal" style:text-underline-style="solid" style:text-underline-width="auto" style:text-underline-color="font-color" officeooo:rsid="2bb41f57" style:font-style-asian="normal" style:font-style-complex="normal"/>
    </style:style>
    <style:style style:name="T69" style:family="text">
      <style:text-properties fo:font-style="normal" style:text-underline-style="solid" style:text-underline-width="auto" style:text-underline-color="font-color" officeooo:rsid="2bce39a6" style:font-style-asian="normal" style:font-style-complex="normal"/>
    </style:style>
    <style:style style:name="T70" style:family="text">
      <style:text-properties fo:font-weight="bold" style:font-weight-asian="bold" style:font-weight-complex="bold"/>
    </style:style>
    <style:style style:name="T71" style:family="text">
      <style:text-properties fo:font-weight="bold" officeooo:rsid="2bb1a8ac" style:font-weight-asian="bold" style:font-weight-complex="bold"/>
    </style:style>
    <style:style style:name="T72" style:family="text">
      <style:text-properties fo:font-weight="bold" officeooo:rsid="2bc6b18b" style:font-weight-asian="bold" style:font-weight-complex="bold"/>
    </style:style>
    <style:style style:name="T73" style:family="text">
      <style:text-properties fo:font-weight="bold" officeooo:rsid="2ba79455" style:font-weight-asian="bold" style:font-weight-complex="bold"/>
    </style:style>
    <style:style style:name="T74" style:family="text">
      <style:text-properties fo:font-weight="bold" officeooo:rsid="2be98962" style:font-weight-asian="bold" style:font-weight-complex="bold"/>
    </style:style>
    <style:style style:name="T75" style:family="text">
      <style:text-properties fo:font-weight="bold" officeooo:rsid="2c37d9b4" style:font-weight-asian="bold" style:font-weight-complex="bold"/>
    </style:style>
    <style:style style:name="T76" style:family="text">
      <style:text-properties fo:font-weight="bold" officeooo:rsid="2c141b9b" style:font-weight-asian="bold" style:font-weight-complex="bold"/>
    </style:style>
    <style:style style:name="T77" style:family="text">
      <style:text-properties fo:font-weight="bold" officeooo:rsid="2c13e078" style:font-weight-asian="bold" style:font-weight-complex="bold"/>
    </style:style>
    <style:style style:name="T78" style:family="text">
      <style:text-properties fo:font-weight="bold" officeooo:rsid="2c480505" style:font-weight-asian="bold" style:font-weight-complex="bold"/>
    </style:style>
    <style:style style:name="T79" style:family="text">
      <style:text-properties fo:font-weight="bold" officeooo:rsid="2c152ac4" style:font-weight-asian="bold" style:font-weight-complex="bold"/>
    </style:style>
    <style:style style:name="T80" style:family="text">
      <style:text-properties fo:font-weight="bold" fo:background-color="transparent" loext:char-shading-value="0"/>
    </style:style>
    <style:style style:name="T81" style:family="text">
      <style:text-properties fo:font-weight="normal" style:font-weight-asian="normal" style:font-weight-complex="normal"/>
    </style:style>
    <style:style style:name="T82" style:family="text">
      <style:text-properties fo:font-weight="normal" officeooo:rsid="2bcdcece" style:font-weight-asian="normal" style:font-weight-complex="normal"/>
    </style:style>
    <style:style style:name="T83" style:family="text">
      <style:text-properties fo:font-weight="normal" officeooo:rsid="2bd654ba" style:font-weight-asian="normal" style:font-weight-complex="normal"/>
    </style:style>
    <style:style style:name="T84" style:family="text">
      <style:text-properties fo:font-weight="normal" officeooo:rsid="2bdf96d1" style:font-weight-asian="normal" style:font-weight-complex="normal"/>
    </style:style>
    <style:style style:name="T85" style:family="text">
      <style:text-properties fo:font-weight="normal" officeooo:rsid="2be26839" style:font-weight-asian="normal" style:font-weight-complex="normal"/>
    </style:style>
    <style:style style:name="T86" style:family="text">
      <style:text-properties fo:language="en" fo:country="US"/>
    </style:style>
    <style:style style:name="T87" style:family="text">
      <style:text-properties fo:language="en" fo:country="US" officeooo:rsid="202b4e26"/>
    </style:style>
    <style:style style:name="T88" style:family="text">
      <style:text-properties fo:language="en" fo:country="US" officeooo:rsid="2be98962"/>
    </style:style>
    <style:style style:name="T89" style:family="text">
      <style:text-properties fo:language="en" fo:country="US" officeooo:rsid="2be9d552"/>
    </style:style>
    <style:style style:name="T90" style:family="text">
      <style:text-properties fo:language="en" fo:country="US" officeooo:rsid="2c1b0dac"/>
    </style:style>
    <style:style style:name="T91" style:family="text">
      <style:text-properties fo:language="en" fo:country="US" officeooo:rsid="2c480505"/>
    </style:style>
    <style:style style:name="T92" style:family="text">
      <style:text-properties fo:language="en" fo:country="US" style:language-asian="zxx" style:country-asian="none" style:language-complex="ar" style:country-complex="SA"/>
    </style:style>
    <style:style style:name="T93" style:family="text">
      <style:text-properties fo:language="en" fo:country="US" officeooo:rsid="44ee1dce"/>
    </style:style>
    <style:style style:name="T94" style:family="text">
      <style:text-properties style:text-underline-style="solid" style:text-underline-width="auto" style:text-underline-color="font-color"/>
    </style:style>
    <style:style style:name="T95" style:family="text">
      <style:text-properties fo:font-variant="normal" fo:text-transform="none" fo:color="#222222" fo:letter-spacing="normal" fo:language="cs" fo:country="CZ" fo:font-style="normal" officeooo:rsid="1d1a7fb6" style:font-style-asian="normal" style:font-style-complex="normal"/>
    </style:style>
    <style:style style:name="T96"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97"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98"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99" style:family="text">
      <style:text-properties fo:font-variant="normal" fo:text-transform="none" fo:color="#222222" fo:letter-spacing="normal" fo:language="cs" fo:country="CZ" fo:font-style="italic" officeooo:rsid="2ba9166b" style:font-style-asian="italic" style:font-style-complex="italic"/>
    </style:style>
    <style:style style:name="T100" style:family="text">
      <style:text-properties fo:font-variant="normal" fo:text-transform="none" fo:color="#222222" fo:letter-spacing="normal" fo:language="cs" fo:country="CZ" fo:font-style="italic" officeooo:rsid="2ba53bbf" style:font-style-asian="italic" style:font-style-complex="italic"/>
    </style:style>
    <style:style style:name="T101" style:family="text">
      <style:text-properties fo:font-variant="normal" fo:text-transform="none" fo:color="#222222" fo:letter-spacing="normal" fo:language="cs" fo:country="CZ" fo:font-style="italic" officeooo:rsid="2b9fc56a" style:font-style-asian="italic" style:font-style-complex="italic"/>
    </style:style>
    <style:style style:name="T102" style:family="text">
      <style:text-properties fo:font-variant="normal" fo:text-transform="none" fo:color="#222222" fo:letter-spacing="normal" fo:language="cs" fo:country="CZ" fo:font-style="italic" officeooo:rsid="2bacda3a" style:font-style-asian="italic" style:font-style-complex="italic"/>
    </style:style>
    <style:style style:name="T103"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104"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0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06"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07"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108"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109"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110"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111"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112"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113"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114"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115"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116"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117"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118"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119"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120"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121"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122"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123"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124"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125"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126"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127"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128"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129"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130"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131"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132"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133"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134"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135"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136"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137"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138"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139"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140"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141" style:family="text">
      <style:text-properties fo:font-variant="normal" fo:text-transform="none" fo:color="#000000" fo:letter-spacing="normal" fo:language="cs" fo:country="CZ" fo:font-style="normal" style:text-underline-style="none" style:font-style-asian="normal" style:font-style-complex="normal"/>
    </style:style>
    <style:style style:name="T1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143"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144"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4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14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14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14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55"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156"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157"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158" style:family="text">
      <style:text-properties fo:font-variant="normal" fo:text-transform="none" fo:color="#333333" style:font-name="CharisSILW" fo:font-size="9pt" fo:letter-spacing="normal" fo:font-style="normal" fo:font-weight="normal"/>
    </style:style>
    <style:style style:name="T159" style:family="text">
      <style:text-properties fo:font-variant="normal" fo:text-transform="none" fo:color="#333333" style:font-name="CharisSILW" fo:font-size="9pt" fo:letter-spacing="normal" fo:font-style="normal" fo:font-weight="normal" officeooo:rsid="45869e7b"/>
    </style:style>
    <style:style style:name="T16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 style:family="text">
      <style:text-properties fo:font-variant="normal" fo:text-transform="none" style:use-window-font-color="true" style:font-name="Georgia" fo:font-size="10pt" fo:letter-spacing="0.004cm" fo:language="cs" fo:country="CZ" fo:font-style="normal" style:text-underline-style="none" fo:font-weight="normal" officeooo:rsid="4510c1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72" style:family="text">
      <style:text-properties fo:font-variant="normal" fo:text-transform="none" fo:color="#242729" fo:letter-spacing="normal" fo:font-weight="bold" style:font-weight-asian="bold" style:font-weight-complex="bold"/>
    </style:style>
    <style:style style:name="T173" style:family="text">
      <style:text-properties officeooo:rsid="24543bc7"/>
    </style:style>
    <style:style style:name="T174" style:family="text">
      <style:text-properties officeooo:rsid="29a1bf74"/>
    </style:style>
    <style:style style:name="T175" style:family="text">
      <style:text-properties officeooo:rsid="2b944982"/>
    </style:style>
    <style:style style:name="T176" style:family="text">
      <style:text-properties officeooo:rsid="2b985cc7"/>
    </style:style>
    <style:style style:name="T177" style:family="text">
      <style:text-properties officeooo:rsid="2b9a50b8"/>
    </style:style>
    <style:style style:name="T178"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2"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3"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4"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5"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6"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7"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8"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9"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0"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1"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2"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3"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4"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5"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4dad0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5015c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4dac5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289"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290"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291"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293"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officeooo:rsid="2ba53bbf"/>
    </style:style>
    <style:style style:name="T298" style:family="text">
      <style:text-properties officeooo:rsid="2ba6128a"/>
    </style:style>
    <style:style style:name="T299" style:family="text">
      <style:text-properties officeooo:rsid="2ba65874"/>
    </style:style>
    <style:style style:name="T300" style:family="text">
      <style:text-properties officeooo:rsid="2ba6c530"/>
    </style:style>
    <style:style style:name="T301" style:family="text">
      <style:text-properties officeooo:rsid="2ba79455"/>
    </style:style>
    <style:style style:name="T302" style:family="text">
      <style:text-properties officeooo:rsid="2ba81b5a"/>
    </style:style>
    <style:style style:name="T303" style:family="text">
      <style:text-properties officeooo:rsid="2ba9166b"/>
    </style:style>
    <style:style style:name="T304" style:family="text">
      <style:text-properties officeooo:rsid="2bacda3a"/>
    </style:style>
    <style:style style:name="T305" style:family="text">
      <style:text-properties fo:color="#0066b3"/>
    </style:style>
    <style:style style:name="T306" style:family="text">
      <style:text-properties fo:color="#0066b3" fo:font-style="normal" style:font-style-asian="normal" style:font-style-complex="normal"/>
    </style:style>
    <style:style style:name="T307" style:family="text">
      <style:text-properties fo:color="#0066b3" fo:font-style="normal" officeooo:rsid="2bacda3a" style:font-style-asian="normal" style:font-style-complex="normal"/>
    </style:style>
    <style:style style:name="T308" style:family="text">
      <style:text-properties fo:color="#0066b3" fo:font-style="normal" officeooo:rsid="2baeecc3" style:font-style-asian="normal" style:font-style-complex="normal"/>
    </style:style>
    <style:style style:name="T309" style:family="text">
      <style:text-properties fo:color="#0066b3" officeooo:rsid="2bc853ba"/>
    </style:style>
    <style:style style:name="T310" style:family="text">
      <style:text-properties officeooo:rsid="2bd48938"/>
    </style:style>
    <style:style style:name="T311" style:family="text">
      <style:text-properties officeooo:rsid="2bd8bdec"/>
    </style:style>
    <style:style style:name="T312" style:family="text">
      <style:text-properties officeooo:rsid="2bd9655a"/>
    </style:style>
    <style:style style:name="T313" style:family="text">
      <style:text-properties officeooo:rsid="2bdad164"/>
    </style:style>
    <style:style style:name="T314" style:family="text">
      <style:text-properties officeooo:rsid="2bdda800"/>
    </style:style>
    <style:style style:name="T315" style:family="text">
      <style:text-properties officeooo:rsid="2bde4c77"/>
    </style:style>
    <style:style style:name="T316" style:family="text">
      <style:text-properties officeooo:rsid="2bdf96d1"/>
    </style:style>
    <style:style style:name="T317" style:family="text">
      <style:text-properties officeooo:rsid="2bdfc203"/>
    </style:style>
    <style:style style:name="T318" style:family="text">
      <style:text-properties officeooo:rsid="4606a8c9"/>
    </style:style>
    <style:style style:name="T319" style:family="text">
      <style:text-properties officeooo:rsid="2be594ff"/>
    </style:style>
    <style:style style:name="T320" style:family="text">
      <style:text-properties officeooo:rsid="2be8ae79"/>
    </style:style>
    <style:style style:name="T321" style:family="text">
      <style:text-properties officeooo:rsid="2be98962"/>
    </style:style>
    <style:style style:name="T322" style:family="text">
      <style:text-properties fo:background-color="transparent" loext:char-shading-value="0"/>
    </style:style>
    <style:style style:name="T323" style:family="text">
      <style:text-properties officeooo:rsid="4584454f"/>
    </style:style>
    <style:style style:name="T324" style:family="text">
      <style:text-properties officeooo:rsid="45170379"/>
    </style:style>
    <style:style style:name="T325" style:family="text">
      <style:text-properties officeooo:rsid="2bf20c95"/>
    </style:style>
    <style:style style:name="T326" style:family="text">
      <style:text-properties officeooo:rsid="2bf3b616"/>
    </style:style>
    <style:style style:name="T327" style:family="text">
      <style:text-properties officeooo:rsid="44e8fabe"/>
    </style:style>
    <style:style style:name="T328" style:family="text">
      <style:text-properties officeooo:rsid="2bf50be4"/>
    </style:style>
    <style:style style:name="T329" style:family="text">
      <style:text-properties officeooo:rsid="459181d3"/>
    </style:style>
    <style:style style:name="T330" style:family="text">
      <style:text-properties officeooo:rsid="458c8480"/>
    </style:style>
    <style:style style:name="T331" style:family="text">
      <style:text-properties officeooo:rsid="458d9c32"/>
    </style:style>
    <style:style style:name="T332" style:family="text">
      <style:text-properties officeooo:rsid="458ffa75"/>
    </style:style>
    <style:style style:name="T333" style:family="text">
      <style:text-properties officeooo:rsid="4588b715"/>
    </style:style>
    <style:style style:name="T334" style:family="text">
      <style:text-properties officeooo:rsid="2bf6ed61"/>
    </style:style>
    <style:style style:name="T335" style:family="text">
      <style:text-properties officeooo:rsid="2bf9c65f"/>
    </style:style>
    <style:style style:name="T336" style:family="text">
      <style:text-properties officeooo:rsid="2bfa470a"/>
    </style:style>
    <style:style style:name="T337" style:family="text">
      <style:text-properties officeooo:rsid="2bfb1099"/>
    </style:style>
    <style:style style:name="T338" style:family="text">
      <style:text-properties officeooo:rsid="2bfda84f"/>
    </style:style>
    <style:style style:name="T339" style:family="text">
      <style:text-properties officeooo:rsid="2bfefc4c"/>
    </style:style>
    <style:style style:name="T340" style:family="text">
      <style:text-properties officeooo:rsid="2c007857"/>
    </style:style>
    <style:style style:name="T341" style:family="text">
      <style:text-properties officeooo:rsid="2c049610"/>
    </style:style>
    <style:style style:name="T342" style:family="text">
      <style:text-properties officeooo:rsid="2c11176a"/>
    </style:style>
    <style:style style:name="T343" style:family="text">
      <style:text-properties officeooo:rsid="2c123205"/>
    </style:style>
    <style:style style:name="T344" style:family="text">
      <style:text-properties officeooo:rsid="2c13e078"/>
    </style:style>
    <style:style style:name="T345" style:family="text">
      <style:text-properties officeooo:rsid="2c141b9b"/>
    </style:style>
    <style:style style:name="T346" style:family="text">
      <style:text-properties officeooo:rsid="2c15191c"/>
    </style:style>
    <style:style style:name="T347" style:family="text">
      <style:text-properties officeooo:rsid="2c152ac4"/>
    </style:style>
    <style:style style:name="T348" style:family="text">
      <style:text-properties officeooo:rsid="2c16bec6"/>
    </style:style>
    <style:style style:name="T349" style:family="text">
      <style:text-properties officeooo:rsid="2c1d7b08"/>
    </style:style>
    <style:style style:name="T350" style:family="text">
      <style:text-properties officeooo:rsid="2c1e16cf"/>
    </style:style>
    <style:style style:name="T351" style:family="text">
      <style:text-properties officeooo:rsid="2c1f533d"/>
    </style:style>
    <style:style style:name="T352" style:family="text">
      <style:text-properties officeooo:rsid="2c1f9c56"/>
    </style:style>
    <style:style style:name="T353" style:family="text">
      <style:text-properties officeooo:rsid="2c21a43d"/>
    </style:style>
    <style:style style:name="T354" style:family="text">
      <style:text-properties officeooo:rsid="2c28c0db"/>
    </style:style>
    <style:style style:name="T355" style:family="text">
      <style:text-properties officeooo:rsid="2c2ce9bd"/>
    </style:style>
    <style:style style:name="T356" style:family="text">
      <style:text-properties officeooo:rsid="2c2d6ec4"/>
    </style:style>
    <style:style style:name="T357" style:family="text">
      <style:text-properties officeooo:rsid="2c2d757d"/>
    </style:style>
    <style:style style:name="T358" style:family="text">
      <style:text-properties officeooo:rsid="2c2f64aa"/>
    </style:style>
    <style:style style:name="T359" style:family="text">
      <style:text-properties officeooo:rsid="2c33b6e6"/>
    </style:style>
    <style:style style:name="T360" style:family="text">
      <style:text-properties officeooo:rsid="2c375fa9"/>
    </style:style>
    <style:style style:name="T361" style:family="text">
      <style:text-properties officeooo:rsid="2c37d9b4"/>
    </style:style>
    <style:style style:name="T362" style:family="text">
      <style:text-properties officeooo:rsid="2c3c4034"/>
    </style:style>
    <style:style style:name="T363" style:family="text">
      <style:text-properties officeooo:rsid="49f9015f"/>
    </style:style>
    <style:style style:name="T364" style:family="text">
      <style:text-properties officeooo:rsid="2c3e40fa"/>
    </style:style>
    <style:style style:name="T365" style:family="text">
      <style:text-properties officeooo:rsid="2c42d4d9"/>
    </style:style>
    <style:style style:name="T366" style:family="text">
      <style:text-properties officeooo:rsid="2c456ac3"/>
    </style:style>
    <style:style style:name="T367" style:family="text">
      <style:text-properties officeooo:rsid="2c4725e4"/>
    </style:style>
    <style:style style:name="T368" style:family="text">
      <style:text-properties officeooo:rsid="2c48e1be"/>
    </style:style>
    <style:style style:name="T369" style:family="text">
      <style:text-properties officeooo:rsid="2c495bf9"/>
    </style:style>
    <style:style style:name="T370" style:family="text">
      <style:text-properties officeooo:rsid="2c4a88d2"/>
    </style:style>
    <style:style style:name="T371" style:family="text">
      <style:text-properties officeooo:rsid="2c09e60b"/>
    </style:style>
    <style:style style:name="T372" style:family="text">
      <style:text-properties officeooo:rsid="2c5167e0"/>
    </style:style>
    <style:style style:name="T373" style:family="text">
      <style:text-properties officeooo:rsid="2c538467"/>
    </style:style>
    <style:style style:name="T374" style:family="text">
      <style:text-properties officeooo:rsid="2c58c2c8"/>
    </style:style>
    <style:style style:name="T375" style:family="text">
      <style:text-properties officeooo:rsid="2c5cf113"/>
    </style:style>
    <style:style style:name="T376" style:family="text">
      <style:text-properties officeooo:rsid="2c652f98"/>
    </style:style>
    <style:style style:name="T377" style:family="text">
      <style:text-properties officeooo:rsid="2c66d460"/>
    </style:style>
    <style:style style:name="T378" style:family="text">
      <style:text-properties officeooo:rsid="2c69b5be"/>
    </style:style>
    <style:style style:name="T379" style:family="text">
      <style:text-properties officeooo:rsid="2c6fa4e1"/>
    </style:style>
    <style:style style:name="T380" style:family="text">
      <style:text-properties officeooo:rsid="2c71a7b1"/>
    </style:style>
    <style:style style:name="T381" style:family="text">
      <style:text-properties officeooo:rsid="2c7343b7"/>
    </style:style>
    <style:style style:name="T382" style:family="text">
      <style:text-properties officeooo:rsid="2c741c4d"/>
    </style:style>
    <style:style style:name="T383" style:family="text">
      <style:text-properties officeooo:rsid="2c764851"/>
    </style:style>
    <style:style style:name="T384" style:family="text">
      <style:text-properties officeooo:rsid="2c7951ff"/>
    </style:style>
    <style:style style:name="T385" style:family="text">
      <style:text-properties officeooo:rsid="2c7a0231"/>
    </style:style>
    <style:style style:name="T386" style:family="text">
      <style:text-properties officeooo:rsid="2c7b5759"/>
    </style:style>
    <style:style style:name="T387" style:family="text">
      <style:text-properties officeooo:rsid="2c7c03cd"/>
    </style:style>
    <style:style style:name="T388" style:family="text">
      <style:text-properties officeooo:rsid="2c7ec0da"/>
    </style:style>
    <style:style style:name="T389" style:family="text">
      <style:text-properties officeooo:rsid="2c8037a9"/>
    </style:style>
    <style:style style:name="T390" style:family="text">
      <style:text-properties officeooo:rsid="2c817536"/>
    </style:style>
    <style:style style:name="T391" style:family="text">
      <style:text-properties officeooo:rsid="2c82759d"/>
    </style:style>
    <style:style style:name="T392" style:family="text">
      <style:text-properties officeooo:rsid="2c8571e4"/>
    </style:style>
    <style:style style:name="T393" style:family="text">
      <style:text-properties officeooo:rsid="2c8c0914"/>
    </style:style>
    <style:style style:name="T394" style:family="text">
      <style:text-properties officeooo:rsid="2c8c563c"/>
    </style:style>
    <style:style style:name="T395" style:family="text">
      <style:text-properties officeooo:rsid="2c8cb4a5"/>
    </style:style>
    <style:style style:name="T396" style:family="text">
      <style:text-properties officeooo:rsid="2c8d736d"/>
    </style:style>
    <style:style style:name="T397" style:family="text">
      <style:text-properties officeooo:rsid="2c8e9a51"/>
    </style:style>
    <style:style style:name="T398" style:family="text">
      <style:text-properties officeooo:rsid="2c90564c"/>
    </style:style>
    <style:style style:name="T399" style:family="text">
      <style:text-properties officeooo:rsid="2c94a64a"/>
    </style:style>
    <style:style style:name="T400" style:family="text">
      <style:text-properties officeooo:rsid="2c958779"/>
    </style:style>
    <style:style style:name="T401" style:family="text">
      <style:text-properties officeooo:rsid="2c97d189"/>
    </style:style>
    <style:style style:name="T402" style:family="text">
      <style:text-properties style:text-underline-style="none" fo:font-weight="normal" style:font-weight-asian="normal" style:font-weight-complex="normal"/>
    </style:style>
    <style:style style:name="T403" style:family="text">
      <style:text-properties officeooo:rsid="2c99f344"/>
    </style:style>
    <style:style style:name="T404" style:family="text">
      <style:text-properties officeooo:rsid="2c9c7c29"/>
    </style:style>
    <style:style style:name="T405" style:family="text">
      <style:text-properties officeooo:rsid="2ca212e0"/>
    </style:style>
    <style:style style:name="T406" style:family="text">
      <style:text-properties officeooo:rsid="2ca3ae3a"/>
    </style:style>
    <style:style style:name="T407" style:family="text">
      <style:text-properties officeooo:rsid="2ca567e1"/>
    </style:style>
    <style:style style:name="T408" style:family="text">
      <style:text-properties officeooo:rsid="2ca628f8"/>
    </style:style>
    <style:style style:name="T409" style:family="text">
      <style:text-properties officeooo:rsid="2ca72854"/>
    </style:style>
    <style:style style:name="T410" style:family="text">
      <style:text-properties officeooo:rsid="2ca8329c"/>
    </style:style>
    <style:style style:name="T411" style:family="text">
      <style:text-properties officeooo:rsid="2cae2371"/>
    </style:style>
    <style:style style:name="T412" style:family="text">
      <style:text-properties officeooo:rsid="2caebdb6"/>
    </style:style>
    <style:style style:name="T413" style:family="text">
      <style:text-properties officeooo:rsid="2cb47170"/>
    </style:style>
    <style:style style:name="T414" style:family="text">
      <style:text-properties officeooo:rsid="44ee1dce"/>
    </style:style>
    <style:style style:name="T415" style:family="text">
      <style:text-properties officeooo:rsid="2cb7658c"/>
    </style:style>
    <style:style style:name="T416" style:family="text">
      <style:text-properties officeooo:rsid="2cba2d6a"/>
    </style:style>
    <style:style style:name="T417" style:family="text">
      <style:text-properties officeooo:rsid="2cbd3085"/>
    </style:style>
    <style:style style:name="T418" style:family="text">
      <style:text-properties officeooo:rsid="2cbe6177"/>
    </style:style>
    <style:style style:name="T419" style:family="text">
      <style:text-properties officeooo:rsid="2cbeaad4"/>
    </style:style>
    <style:style style:name="T420" style:family="text">
      <style:text-properties officeooo:rsid="2cbeba5b"/>
    </style:style>
    <style:style style:name="T421" style:family="text">
      <style:text-properties officeooo:rsid="2cbfa104"/>
    </style:style>
    <style:style style:name="T422" style:family="text">
      <style:text-properties officeooo:rsid="2cc16f04"/>
    </style:style>
    <style:style style:name="T423" style:family="text">
      <style:text-properties officeooo:rsid="2cc27d39"/>
    </style:style>
    <style:style style:name="T424" style:family="text">
      <style:text-properties officeooo:rsid="4ce6a2d1"/>
    </style:style>
    <style:style style:name="T42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officeooo:rsid="4b875a34"/>
    </style:style>
    <style:style style:name="T428" style:family="text">
      <style:text-properties officeooo:rsid="2cc6471e"/>
    </style:style>
    <style:style style:name="T429" style:family="text">
      <style:text-properties officeooo:rsid="2cc784fd"/>
    </style:style>
    <style:style style:name="T430" style:family="text">
      <style:text-properties officeooo:rsid="2cc88023"/>
    </style:style>
    <style:style style:name="T431" style:family="text">
      <style:text-properties officeooo:rsid="2ccce5ab"/>
    </style:style>
    <style:style style:name="T432" style:family="text">
      <style:text-properties officeooo:rsid="2ccebb41"/>
    </style:style>
    <style:style style:name="T433" style:family="text">
      <style:text-properties officeooo:rsid="2cceffa3"/>
    </style:style>
    <style:style style:name="T434" style:family="text">
      <style:text-properties officeooo:rsid="2cd0a796"/>
    </style:style>
    <style:style style:name="T435" style:family="text">
      <style:text-properties officeooo:rsid="2cd2e478"/>
    </style:style>
    <style:style style:name="T436" style:family="text">
      <style:text-properties officeooo:rsid="2cd60b06"/>
    </style:style>
    <style:style style:name="T437" style:family="text">
      <style:text-properties officeooo:rsid="2cd7e1f2"/>
    </style:style>
    <style:style style:name="T438" style:family="text">
      <style:text-properties officeooo:rsid="2cd96a13"/>
    </style:style>
    <style:style style:name="T439" style:family="text">
      <style:text-properties officeooo:rsid="2cb53ccb"/>
    </style:style>
    <style:style style:name="T440" style:family="text">
      <style:text-properties officeooo:rsid="2cdabb55"/>
    </style:style>
    <style:style style:name="T441" style:family="text">
      <style:text-properties officeooo:rsid="2cdb17c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Tross</text:p>
      <text:p text:style-name="P24"/>
      <text:p text:style-name="P24"/>
      <text:p text:style-name="P24"/>
      <text:p text:style-name="P24"/>
      <text:p text:style-name="P111"/>
      <text:p text:style-name="P111"/>
      <text:p text:style-name="P110"/>
      <text:p text:style-name="P110"/>
      <text:p text:style-name="P110"/>
      <text:p text:style-name="P110"/>
      <text:p text:style-name="P5">Autor originálního dobrodružství: Quentin</text:p>
      <text:p text:style-name="P5">Pro <text:span text:style-name="T70">Dračák podle staré školy</text:span> upravil: York</text:p>
      <text:p text:style-name="P5"/>
      <text:p text:style-name="P6"/>
      <text:p text:style-name="P6"/>
      <text:p text:style-name="P6"/>
      <text:p text:style-name="P6">Verze 0.<text:span text:style-name="T176">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32"><text:a xlink:type="simple" xlink:href="#__RefHeading___Toc13837_1990953305" text:style-name="Internet_20_link" text:visited-style-name="Internet_20_link">TODO</text:a><text:tab/>3</text:p>
          <text:p text:style-name="P132"><text:a xlink:type="simple" xlink:href="#__RefHeading___Toc13849_1990953305" text:style-name="Internet_20_link" text:visited-style-name="Internet_20_link">Město Tross</text:a><text:tab/>4</text:p>
          <text:p text:style-name="P133"><text:a xlink:type="simple" xlink:href="#__RefHeading___Toc13851_1990953305" text:style-name="Internet_20_link" text:visited-style-name="Internet_20_link">Nadzemí</text:a><text:tab/>4</text:p>
          <text:p text:style-name="P133"><text:a xlink:type="simple" xlink:href="#__RefHeading___Toc13853_1990953305" text:style-name="Internet_20_link" text:visited-style-name="Internet_20_link">Důl</text:a><text:tab/>9</text:p>
          <text:p text:style-name="P133"><text:a xlink:type="simple" xlink:href="#__RefHeading___Toc13855_1990953305" text:style-name="Internet_20_link" text:visited-style-name="Internet_20_link">Jeskyně s chrámem</text:a><text:tab/>25</text:p>
          <text:p text:style-name="P132"><text:a xlink:type="simple" xlink:href="#__RefHeading___Toc6844_2407452455" text:style-name="Internet_20_link" text:visited-style-name="Internet_20_link">Krvavá vila</text:a><text:tab/>32</text:p>
          <text:p text:style-name="P132"><text:a xlink:type="simple" xlink:href="#__RefHeading___Toc13857_1990953305" text:style-name="Internet_20_link" text:visited-style-name="Internet_20_link">Konec dobrodružství</text:a><text:tab/>38</text:p>
          <text:p text:style-name="P133"><text:a xlink:type="simple" xlink:href="#__RefHeading___Toc5831_1424409582" text:style-name="Internet_20_link" text:visited-style-name="Internet_20_link">Cena pokladů</text:a><text:tab/>38</text:p>
        </text:index-body>
      </text:table-of-content>
      <text:h text:style-name="P140" text:outline-level="1"><text:bookmark-start text:name="__RefHeading___Toc13837_1990953305"/>TODO<text:bookmark-end text:name="__RefHeading___Toc13837_1990953305"/></text:h>
      <text:p text:style-name="P55">TODO: Někam umístit hint o tom, jak se používá Měsíční oltář.<text:line-break/>- <text:span text:style-name="T323">možná bojovnice by to mohla vědět</text:span></text:p>
      <text:p text:style-name="P56">TODO: Někam umístit odkaz na doupě obřího pavouka.</text:p>
      <text:p text:style-name="P54">TODO: Nějakej další odkaz na doupě obřího pavouka kromě random encounteru</text:p>
      <text:p text:style-name="P57">TODO: Lore o hrstanu (strom vysoko v horách)</text:p>
      <text:p text:style-name="P58"><text:span text:style-name="T325">TODO:</text:span> <text:span text:style-name="T324">složení „pověstné skupiny dobrodruhů“ a co mají za loot (nebo ji zrušit)</text:span></text:p>
      <text:h text:style-name="P141" text:outline-level="1">Události</text:h>
      <text:list xml:id="list691066588" text:style-name="L1">
        <text:list-item>
          <text:p text:style-name="P180"><text:span text:style-name="T385">Velmož</text:span> ze sousedního <text:span text:style-name="T385">kraje</text:span> přijel s početnou družinou <text:span text:style-name="T385">navštívit místního vládce</text:span>. Zatímco <text:span text:style-name="T385">urození</text:span> jednají na hradě, doprovod si pod diplomatickou imunitou dovoluje na místní.</text:p>
        </text:list-item>
        <text:list-item>
          <text:p text:style-name="P181">Na tržiště dorazila <text:span text:style-name="T364">trpaslická</text:span> karavana s vynálezy, lektvary a výbušninami.</text:p>
        </text:list-item>
        <text:list-item>
          <text:p text:style-name="P180">Svátek umrlčího tance. Všichni obyvatelé nosí strašidelné masky. Po lidech bez masky se háže shnilé ovoce.</text:p>
        </text:list-item>
        <text:list-item>
          <text:p text:style-name="P182">Zombie incident v<text:span text:style-name="T362">e vile Filomény Karské</text:span>. <text:span text:style-name="T392">Dvorn</text:span><text:span text:style-name="T30">í čaroděj Bareus Karsavar zde prováděl jeden z riskantních omlazovacích rituálů, kterými udržuje Filoménu mladou a krásnou. Tentokrát se to ale nepovedlo a výsledkem je zombifikace veškerého služebnictva a zohyzdění Filomény.</text:span></text:p>
          <text:p text:style-name="P183">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182"><text:span text:style-name="T363">Fyzička 3, Finesa 1, Duše -</text:span><text:span text:style-name="T243">, </text:span><text:span text:style-name="T244">Ž</text:span><text:span text:style-name="T245">ivot</text:span><text:span text:style-name="T244">y </text:span><text:span text:style-name="T246">13</text:span></text:p>
              <text:p text:style-name="P175"><text:span text:style-name="T280">Rychlost:</text:span><text:span text:style-name="T247"> </text:span><text:span text:style-name="T248">jako </text:span><text:span text:style-name="T249">chůze</text:span></text:p>
              <text:p text:style-name="P175"><text:span text:style-name="T281">Smysly:</text:span><text:span text:style-name="T250"> </text:span><text:span text:style-name="T251">magický zrak a sluch</text:span></text:p>
              <text:p text:style-name="P175"><text:span text:style-name="T282">Detekovatelnost</text:span><text:span text:style-name="T283">:</text:span><text:span text:style-name="T252"> </text:span><text:span text:style-name="T253">Zombie není</text:span><text:span text:style-name="T252"> vidět pomocí infravidění.</text:span></text:p>
              <text:p text:style-name="P170"><text:soft-page-break/><text:span text:style-name="T171">⚔<text:tab/></text:span><text:span text:style-name="T284">Pařáty</text:span><text:span text:style-name="T285">:</text:span><text:span text:style-name="T245"> </text:span><text:span text:style-name="T254">3 + k6, zranění 1</text:span></text:p>
              <text:p text:style-name="P169"><text:span text:style-name="T161">⚔<text:tab/></text:span><text:span text:style-name="T193">Z</text:span><text:span text:style-name="T194">uby</text:span><text:span text:style-name="T7">:</text:span><text:span text:style-name="T10"> 3 + k6, zranění 0</text:span></text:p>
            </text:list-header>
          </text:list>
        </text:list-item>
      </text:list>
      <text:h text:style-name="P142" text:outline-level="1">Božstva</text:h>
      <text:h text:style-name="Heading_20_3" text:outline-level="3"><text:span text:style-name="Strong_20_Emphasis">Vorok</text:span><text:span text:style-name="Strong_20_Emphasis"><text:span text:style-name="T70">, p</text:span></text:span><text:span text:style-name="T70">án oceli a ohně</text:span></text:h>
      <text:p text:style-name="P59"><text:span text:style-name="Emphasis">Chce vybudovat mocnou a věčnou civilizaci.</text:span></text:p>
      <text:list xml:id="list4219276245" text:style-name="L2">
        <text:list-item>
          <text:p text:style-name="P186">Ctít a prosazovat zákony a tradice.</text:p>
        </text:list-item>
        <text:list-item>
          <text:p text:style-name="P186">Stavět potřeby většiny nad potřeby jedince.</text:p>
        </text:list-item>
        <text:list-item>
          <text:p text:style-name="P186">Nestrpět monstrum nebo černokněžníka naživu.</text:p>
        </text:list-item>
        <text:list-item>
          <text:p text:style-name="P186">Žít bez lži a podvodu.</text:p>
        </text:list-item>
      </text:list>
      <text:h text:style-name="Heading_20_3" text:outline-level="3"><text:span text:style-name="Strong_20_Emphasis">Athaia</text:span>, paní krve a soucitu</text:h>
      <text:p text:style-name="P60"><text:span text:style-name="Emphasis">Chce snížit utrpení nevinných.</text:span></text:p>
      <text:list xml:id="list157681449" text:style-name="L3">
        <text:list-item>
          <text:p text:style-name="P187">Chránit život každého jednotlivce.</text:p>
        </text:list-item>
        <text:list-item>
          <text:p text:style-name="P187">Žít v celibátu.</text:p>
        </text:list-item>
        <text:list-item>
          <text:p text:style-name="P187">Pacifismus.</text:p>
        </text:list-item>
      </text:list>
      <text:h text:style-name="Heading_20_3" text:outline-level="3"><text:span text:style-name="Strong_20_Emphasis">Gaia</text:span>, matka příroda</text:h>
      <text:p text:style-name="P60"><text:span text:style-name="Emphasis">Chce, aby lidé žili v souladu s přírodou.</text:span></text:p>
      <text:list xml:id="list757522079" text:style-name="L4">
        <text:list-item>
          <text:p text:style-name="P188">Bránit svět před perverzí magie, vědy a průmyslu.</text:p>
        </text:list-item>
        <text:list-item>
          <text:p text:style-name="P188">Žít skromným a pokorným životem.</text:p>
        </text:list-item>
        <text:list-item>
          <text:p text:style-name="P188">Nepoužívat ocelové zbraně a zbroje.</text:p>
        </text:list-item>
      </text:list>
      <text:h text:style-name="Heading_20_3" text:outline-level="3"><text:soft-page-break/><text:span text:style-name="Strong_20_Emphasis">Gargantua</text:span>, otec krakenů</text:h>
      <text:p text:style-name="P60"><text:span text:style-name="Emphasis">Chce pohltit pevninu.</text:span></text:p>
      <text:list xml:id="list2305294513" text:style-name="L5">
        <text:list-item>
          <text:p text:style-name="P189">Obětovat nekonečnému oceánu.</text:p>
        </text:list-item>
        <text:list-item>
          <text:p text:style-name="P189">Budovat věhlas a moc kultu Gargantua.</text:p>
        </text:list-item>
        <text:list-item>
          <text:p text:style-name="P189">Chapadla.</text:p>
        </text:list-item>
      </text:list>
      <text:h text:style-name="Heading_20_1" text:outline-level="1">Mistři</text:h>
      <text:p text:style-name="P103">Až budou chtít postavy postoupit na vyšší úroveň, musí si najít mistry. Není to složité, stačí se poptat. Mistři v Trossu jsou (všichni jsou ve městě):</text:p>
      <text:p text:style-name="Standalone_20_Property"><text:span text:style-name="T39">Válečník: </text:span><text:span text:style-name="T403">Kapitán stráže Moriak Har (viz Kasárna v pevnosti)</text:span></text:p>
      <text:p text:style-name="Standalone_20_Property"><text:span text:style-name="T32">Hraničář: </text:span>Kuzal‘<text:span text:style-name="T86">k’tak, obchodn</text:span><text:span text:style-name="T15">ík s exotiky (viz Obchod s exotiky v chudinské čtvrti)</text:span></text:p>
      <text:p text:style-name="Standalone_20_Property"><text:span text:style-name="T32">Kouzelník: </text:span><text:span text:style-name="T403">D</text:span>vorní čaroděj Bareus Karsavar (viz Hlavní věž pevnosti)</text:p>
      <text:p text:style-name="Standalone_20_Property"><text:span text:style-name="T32">Alchymista: </text:span><text:span text:style-name="T403">T</text:span>rpaslická alchymistka Malika Kragg (viz a<text:span text:style-name="T81">lchymistický krámek</text:span> v chudinské čtvrti).</text:p>
      <text:p text:style-name="Standalone_20_Property"><text:span text:style-name="T44">Zloděj: </text:span>Stín (viz <text:span text:style-name="T402">Smaragdové divadlo</text:span> v bohaté čtvrti).</text:p>
      <text:h text:style-name="Heading_20_1" text:outline-level="1"><text:span text:style-name="T437">+</text:span>Trosské pláně</text:h>
      <text:h text:style-name="Heading_20_2" text:outline-level="2"><text:span text:style-name="T436">+</text:span>Náhodná setkání</text:h>
      <text:h text:style-name="Heading_20_3" text:outline-level="3"><text:span text:style-name="T436">+</text:span>Na cestě:</text:h>
      <text:list xml:id="list2503934285" text:style-name="L6">
        <text:list-item>
          <text:p text:style-name="P192">Veselý kašpar s naditým měšcem <text:span text:style-name="T350">(40 st)</text:span> vyzývá ke hře v kostk<text:span text:style-name="T326">y</text:span>. K sebeobraně má jedem potřenou dýku.</text:p>
          <text:p text:style-name="P192">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89">Bodování:</text:p>
        </text:list-item>
      </text:list>
      <text:list xml:id="list303260081" text:style-name="L7">
        <text:list-item>
          <text:list>
            <text:list-item>
              <text:p text:style-name="P193">jednička = 1 b</text:p>
            </text:list-item>
            <text:list-item>
              <text:p text:style-name="P193">pětka = <text:s/>5 b</text:p>
            </text:list-item>
            <text:list-item>
              <text:p text:style-name="P193">3x stejné číslo = 3x hodnota</text:p>
            </text:list-item>
            <text:list-item>
              <text:p text:style-name="P193">3x dvojice = 10 b</text:p>
            </text:list-item>
            <text:list-item>
              <text:p text:style-name="P193">postupka = 20 b</text:p>
            </text:list-item>
            <text:list-item>
              <text:p text:style-name="P193">6x stejné číslo = 50b</text:p>
            </text:list-item>
          </text:list>
        </text:list-item>
      </text:list>
      <text:list xml:id="list173731607199649" text:continue-list="list2503934285" text:style-name="L6">
        <text:list-item>
          <text:p text:style-name="P192"><text:soft-page-break/>Bohémští trpasličí žoldnéři se s vámi za pár měďáků podělí o pytlácký úlovek a poslední pivo. Jsou velmi přátelští a chtějí se nechat najmout <text:span text:style-name="T410">(celá kumpanie za 6 zl na týden)</text:span>. <text:span text:style-name="T350">Všichni mají těžké zbroje.</text:span></text:p>
          <text:p text:style-name="P192"><text:span text:style-name="T350">Magráta – velitel, dvojruční sekera</text:span></text:p>
          <text:p text:style-name="P192"><text:span text:style-name="T350">Difi – sekera a štít</text:span></text:p>
          <text:p text:style-name="P192"><text:span text:style-name="T350">Dofi – sekera a štít</text:span></text:p>
          <text:p text:style-name="P192"><text:span text:style-name="T350">Humli – kuše, tesák</text:span></text:p>
          <text:p text:style-name="P192"><text:span text:style-name="T350">Dumli – kuše, tesák</text:span></text:p>
          <text:p text:style-name="P192"><text:span text:style-name="T350">Bejkal – dlouhé kopí</text:span></text:p>
        </text:list-item>
        <text:list-item>
          <text:p text:style-name="P190"><text:span text:style-name="T351">Vorokův velekněz</text:span> Mankar zpitý do němoty ve škarpě. Pokud ho vzbudíte, začne vás brát jako součást svého stáda a zařídí vám různá privilegia a finanční odměnu <text:span text:style-name="T355">(10 zl)</text:span>. Pokud se mu ovšem zprotivíte a bude si myslet, že by jste ho mohli pošpinit, tak vás nechá odstranit.</text:p>
        </text:list-item>
        <text:list-item>
          <text:p text:style-name="P191">Poutníci na cestě ke Kastaroku, rozpadlé pevnosti <text:span text:style-name="T354">Vorok</text:span>ochových <text:span text:style-name="T356">paladinů</text:span>.</text:p>
        </text:list-item>
      </text:list>
      <text:h text:style-name="Heading_20_3" text:outline-level="3"><text:span text:style-name="T436">+</text:span>Mimo cestu:</text:h>
      <text:list xml:id="list3299599736" text:style-name="L8">
        <text:list-item>
          <text:p text:style-name="P194">Bohatá pole jsou plná pracujících rolníků, přesto nikdo nezasahuje, když statkář obtěžuje dívku v potrhaných šatech.</text:p>
        </text:list-item>
        <text:list-item>
          <text:p text:style-name="P194">Za kamen<text:span text:style-name="T349">n</text:span>ou zídkou půvabného sadu probíhají jablečné slavnosti. Mošt, medovina, štrůdl, špaldové placky, různé hry a soutěže, které se dají odehrát i mezi hráči - zpěv, zadržení dechu etc.</text:p>
        </text:list-item>
        <text:list-item>
          <text:p text:style-name="P194"><text:soft-page-break/>Nově vybavená jednotka jízdy vybírá speciální daň od nejbohatších statkářů, aby kompenzovala ztrátu stříbrného dolu.</text:p>
        </text:list-item>
        <text:list-item>
          <text:p text:style-name="P194">Strašidelný mlýn. V noci se tam zjevují duchové dětí. Vypadají děsivě, ale chtějí si jen hrát. Ve sklepě je schované dědictví <text:span text:style-name="T353">(10 pytlů mouky po 1 zl každý, truhlice se 76 st)</text:span> a celá rodina s rozřezanými zápěstími.</text:p>
        </text:list-item>
        <text:list-item>
          <text:p text:style-name="P195">Nebe je temné a křižované blesky. Kolmý déšť neustává po celý den. Rolníci dnes nevylézají, aby je neodnesla wyverna. Nikdo ji neloví, věří, že přináší dobrou úrodu.</text:p>
          <text:list>
            <text:list-header>
              <text:p text:style-name="P171"><text:span text:style-name="T162">Fyzička </text:span><text:span text:style-name="T163">6</text:span><text:span text:style-name="T162">, Finesa 4, Duše </text:span><text:span text:style-name="T163">5</text:span><text:span text:style-name="T162">, Životy 1</text:span><text:span text:style-name="T163">6</text:span></text:p>
              <text:p text:style-name="P176"><text:span text:style-name="T187">Zbroj</text:span><text:span text:style-name="T212">: 2 (silná kůže)</text:span><text:span text:style-name="T180"><text:line-break/>Rychlost:</text:span><text:span text:style-name="T201"> </text:span><text:span text:style-name="T212">na zemi jako člověk, létá rychleji než bě</text:span><text:span text:style-name="T223">há</text:span><text:span text:style-name="T212"> kůň</text:span></text:p>
              <text:p text:style-name="P176"><text:span text:style-name="T181">Smysly:</text:span><text:span text:style-name="T204"> </text:span><text:span text:style-name="T212">skvělý zrak, čich a sluch</text:span></text:p>
              <text:p text:style-name="P171"><text:span text:style-name="T160">⚔ </text:span><text:span text:style-name="T186">Zuby a spáry</text:span><text:span text:style-name="T179">:</text:span><text:span text:style-name="T196"> </text:span><text:span text:style-name="T212">6</text:span><text:span text:style-name="T197"> + k6, zranění </text:span><text:span text:style-name="T212">3</text:span></text:p>
              <text:p text:style-name="P196"><text:span text:style-name="T212">K</text:span><text:span text:style-name="T195">ůže vyverny se dá prodat za 10 zl.</text:span></text:p>
            </text:list-header>
          </text:list>
        </text:list-item>
        <text:list-item>
          <text:p text:style-name="P197">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437">+</text:span>Hostinec <text:span text:style-name="T357">Na r</text:span>ozcestí</text:h>
      <text:p text:style-name="P106"><text:span text:style-name="T386">Dlouhá j</text:span>ednopatrová budova s velkou nálevnou, <text:span text:style-name="T360">která pojme několik desítek hostů,</text:span> <text:span text:style-name="T360">a přilehlou stájí. Spí se ve společné noclehárně nebo přímo v nálevně, pouze zámožní hosté si mohou dovolit pokoj.</text:span></text:p>
      <text:list xml:id="list4113568382" text:style-name="L9">
        <text:list-item>
          <text:p text:style-name="P200"><text:soft-page-break/><text:span text:style-name="T387">Šance </text:span><text:span text:style-name="T75">2 ze 6:</text:span><text:span text:style-name="T361"> </text:span>Skupina zoufalých propuštěných důlníků drží jako rukojmí barda, <text:span text:style-name="T358">aristokrata</text:span> a hostinského se ženou. Dvojice Trosských jezdců vyjednává.</text:p>
        </text:list-item>
        <text:list-item>
          <text:p text:style-name="P201">Chudá postarší žena Katlin tvrdí, že dokáže svou ztracenou dceru Tolku najít pomocí milenecké mince (magický pár mincí, které se vždy přitahují), ale nikdo jí nevěří. Odhodlává se do lesů vyrazit sama. Mince ji povede k Ha<text:span text:style-name="T352">r</text:span>denské tvrzi.</text:p>
        </text:list-item>
      </text:list>
      <text:p text:style-name="P86"/>
      <text:h text:style-name="P143" text:outline-level="1"><text:bookmark-start text:name="__RefHeading___Toc13849_1990953305"/>Město Tross<text:bookmark-end text:name="__RefHeading___Toc13849_1990953305"/></text:h>
      <text:p text:style-name="P74"><text:span text:style-name="Emphasis"><text:span text:style-name="T129">H</text:span></text:span><text:span text:style-name="Emphasis"><text:span text:style-name="T128">l</text:span></text:span><text:span text:style-name="Emphasis"><text:span text:style-name="T129">avní</text:span></text:span><text:span text:style-name="Emphasis"><text:span text:style-name="T128"> město </text:span></text:span><text:span text:style-name="Emphasis"><text:span text:style-name="T129">Trosského údolí a sídlo</text:span></text:span><text:span text:style-name="Emphasis"><text:span text:style-name="T106"> </text:span></text:span><text:span text:style-name="Emphasis"><text:span text:style-name="T125">vládce</text:span></text:span><text:span text:style-name="Emphasis"><text:span text:style-name="T106"> Brakvila. </text:span></text:span><text:span text:style-name="Emphasis"><text:span text:style-name="T129">Kraj</text:span></text:span><text:span text:style-name="Emphasis"><text:span text:style-name="T106"> po vyschnutí stříbrných dolů chudne, ale </text:span></text:span><text:span text:style-name="Emphasis"><text:span text:style-name="T129">vlád</text:span></text:span><text:span text:style-name="Emphasis"><text:span text:style-name="T130">ař</text:span></text:span><text:span text:style-name="Emphasis"><text:span text:style-name="T106"> si nic nepřipouští. </text:span></text:span><text:span text:style-name="Emphasis"><text:span text:style-name="T127">D</text:span></text:span><text:span text:style-name="Emphasis"><text:span text:style-name="T155">omy</text:span></text:span><text:span text:style-name="Emphasis"><text:span text:style-name="T106"> jsou nově omítnuté a ulice jsou poseté stánky a kejklíři. Obchod se nesmí zastavit.</text:span></text:span></text:p>
      <text:h text:style-name="Heading_20_2" text:outline-level="2"><text:span text:style-name="T437">+Město ve dne (k12</text:span><text:span text:style-name="T24">)</text:span></text:h>
      <text:list xml:id="list3498854370" text:style-name="L10">
        <text:list-item>
          <text:p text:style-name="P202">Postavy jsou svědky krádeže. Nechají zloděje uniknout bez povšimnutí? (má kontakt ke Stínu)</text:p>
        </text:list-item>
      </text:list>
      <text:list xml:id="list1430167410" text:style-name="L11">
        <text:list-item>
          <text:p text:style-name="P203">Zloděj je <text:span text:style-name="T388">kudrnatý</text:span> kudůk <text:span text:style-name="T389">s křivým usměvem</text:span> jménem Křivák.</text:p>
        </text:list-item>
      </text:list>
      <text:list xml:id="list173731446793388" text:continue-list="list3498854370" text:style-name="L10">
        <text:list-item>
          <text:p text:style-name="P202">Nahá dívka jen v potrhaném plášti a se strachem v očích proběhne přes ulici do dvora. Ve dvoře na zachránce čeká připravená skupina zlodějů.</text:p>
        </text:list-item>
        <text:list-item>
          <text:p text:style-name="P202">Několik vandalů há<text:span text:style-name="T365">zí</text:span> kameny na dům starého pána. Děda jim <text:span text:style-name="T365">naservíroval</text:span> otrávenou polívku a okradl je. Chlapci se bojí jeho jedů, ale chtějí si to s ním vyříkat.</text:p>
        </text:list-item>
      </text:list>
      <text:list xml:id="list2114916268" text:style-name="L12">
        <text:list-item>
          <text:p text:style-name="P198">Pověstná družina dobrodruhů se chce dát dohromady s hráčskou skupinou pro společnou výpravu do některého z dungeonů. Jsou hajzlové a klidně nechají hráče jít jako první s namířenou kuší do zad.</text:p>
        </text:list-item>
        <text:list-item>
          <text:p text:style-name="P199">Bard zpívá o jednom z hráčů a milence kapitána stráží. Nevinná zábava nebo po hráčích někdo jde?</text:p>
        </text:list-item>
      </text:list>
      <text:h text:style-name="Heading_20_2" text:outline-level="2"><text:soft-page-break/><text:span text:style-name="T437">+Město v</text:span> noci (d8)</text:h>
      <text:list xml:id="list4039587779" text:style-name="L13">
        <text:list-item>
          <text:p text:style-name="P204">Z obou stran se k vám přibližují hladoví psi s pěnou u huby.</text:p>
        </text:list-item>
        <text:list-item>
          <text:p text:style-name="P204">Slizký žebrák masturbujíc nakukuje do úzké uličky odkud se ozývá ženský křik. Žena tam ve špíně rodí.</text:p>
        </text:list-item>
        <text:list-item>
          <text:p text:style-name="P204">Vyvolávač láká všechny pány na exotické elfky do vyhlášeného nevěstince. Banda hrdlořezů přestane kopat do žebráka a se siláckými řečmi se tam vydává.</text:p>
        </text:list-item>
        <text:list-item>
          <text:p text:style-name="P204">Z ulice vpravo se ozývá praskání a čvachtavé zvuky. Kdysodlak tam požírá starou paní. Při prvním zranění se promění v malého chlapce, který netuší, co se s ním stalo, kde je, a proč je pokrytý krví.</text:p>
        </text:list-item>
        <text:list-item>
          <text:p text:style-name="P204"><text:span text:style-name="Emphasis"><text:span text:style-name="T106">Hrozivě vyhlížející </text:span></text:span><text:span text:style-name="Emphasis"><text:span text:style-name="T133">kroll</text:span></text:span><text:span text:style-name="Emphasis"><text:span text:style-name="T106"> táhne po ulici cukající se pytel. Vleče v něm </text:span></text:span><text:span text:style-name="Emphasis"><text:span text:style-name="T126">dítě.</text:span></text:span></text:p>
        </text:list-item>
      </text:list>
      <text:list xml:id="list4134449406" text:style-name="L14">
        <text:list-item>
          <text:list>
            <text:list-header>
              <text:p text:style-name="P206"><text:span text:style-name="Emphasis"><text:span text:style-name="T134">Fyzička 4, Finesa 2, Duše 1, Životy 11</text:span></text:span></text:p>
            </text:list-header>
            <text:list-item>
              <text:p text:style-name="P205"><text:span text:style-name="Emphasis"><text:span text:style-name="T131">Vleče ho do vily Filomény Karské, </text:span></text:span><text:span text:style-name="Emphasis"><text:span text:style-name="T132">kde ho dvorní čaroděj Bareus Karsavar použije k provedení omlazovacího rituálu (viz událost </text:span></text:span><text:span text:style-name="Emphasis"><text:span text:style-name="T138">Zombie incident </text:span></text:span><text:span text:style-name="Emphasis"><text:span text:style-name="T156"><text:s/>v</text:span></text:span><text:span text:style-name="Emphasis"><text:span text:style-name="T157">e vile Filomény Karské</text:span></text:span><text:span text:style-name="Emphasis"><text:span text:style-name="T132">)</text:span></text:span><text:span text:style-name="Emphasis"><text:span text:style-name="T131">.</text:span></text:span></text:p>
            </text:list-item>
          </text:list>
        </text:list-item>
      </text:list>
      <text:h text:style-name="Heading_20_2" text:outline-level="2"><text:span text:style-name="T438">+</text:span>Pevnost</text:h>
      <text:p text:style-name="P87">Nádvoří dominuje vladařův <text:span text:style-name="T94">palác</text:span> a vysoká <text:span text:style-name="T94">hlavní věž</text:span>. Trochu <text:s/>bokem jsou <text:span text:style-name="T94">kasárna</text:span>.</text:p>
      <text:h text:style-name="Heading_20_3" text:outline-level="3"><text:soft-page-break/><text:span text:style-name="T438">+</text:span>Palác</text:h>
      <text:p text:style-name="Text_20_body"><text:span text:style-name="T366">Palác zvenku vypadá velkolepě, ale uvnitř je překvapivě strohý.</text:span> <text:span text:style-name="T366">Na chodbách jsou stráže.</text:span></text:p>
      <text:h text:style-name="Heading_20_4" text:outline-level="4">Marak Brakvil</text:h>
      <text:p text:style-name="P71">Hubený, vysoký aristokrat s prošedivělými vlasy.</text:p>
      <text:p text:style-name="P66">Vládce Trossu.</text:p>
      <text:list xml:id="list1532437154" text:style-name="L15">
        <text:list-item>
          <text:p text:style-name="P207"><text:span text:style-name="T240">A</text:span><text:span text:style-name="T224">rogantní</text:span></text:p>
        </text:list-item>
        <text:list-item>
          <text:p text:style-name="P208">Nemá rád změny</text:p>
        </text:list-item>
        <text:list-item>
          <text:p text:style-name="P208">Strnulý výraz</text:p>
        </text:list-item>
        <text:list-item>
          <text:p text:style-name="P208">Nikdy neopouští tvrz</text:p>
        </text:list-item>
        <text:list-item>
          <text:p text:style-name="P209">Jeho syn je pro něj trpkým zklamáním</text:p>
        </text:list-item>
        <text:list-item>
          <text:p text:style-name="P242"><text:span text:style-name="T224">Od dětství se přátelí s velmožem </text:span><text:span text:style-name="Emphasis"><text:span text:style-name="T241">Bali</text:span></text:span><text:span text:style-name="Emphasis"><text:span text:style-name="T224">em</text:span></text:span><text:span text:style-name="Emphasis"><text:span text:style-name="T242"> Valen</text:span></text:span><text:span text:style-name="Emphasis"><text:span text:style-name="T224">em (viz Krvavá vila)</text:span></text:span></text:p>
        </text:list-item>
      </text:list>
      <text:h text:style-name="Heading_20_4" text:outline-level="4">Dalvar Brakvil</text:h>
      <text:p text:style-name="P90">Štíhlý mladík <text:s/>v drahých šatech s pohrdavým výrazem.</text:p>
      <text:p text:style-name="P66">Syn vládce Trossu</text:p>
      <text:list xml:id="list2567614735" text:style-name="L16">
        <text:list-item>
          <text:p text:style-name="P210">Chce získat slávu</text:p>
        </text:list-item>
        <text:list-item>
          <text:p text:style-name="P210">Obyčejní lidé jsou pro něj podřadní</text:p>
        </text:list-item>
        <text:list-item>
          <text:p text:style-name="P210">Podniká riskantní dobrodružné výprav<text:span text:style-name="T367">y</text:span></text:p>
        </text:list-item>
        <text:list-item>
          <text:p text:style-name="P210">Mluví o sobě ve třetí osobě, vždy se tituje „urozený“, <text:span text:style-name="T367">n</text:span>apř.: „Urozený Dalvar s tím nesouhlasí“</text:p>
        </text:list-item>
      </text:list>
      <text:h text:style-name="Heading_20_3" text:outline-level="3"><text:soft-page-break/><text:span text:style-name="T438">+Hlavní v</text:span>ěž pevnosti</text:h>
      <text:p text:style-name="P83">Před věží jsou dva muži na stráži. Uvnitř je pět pater spojených točitým schodištěm.</text:p>
      <text:h text:style-name="Heading_20_4" text:outline-level="4">1. patro</text:h>
      <text:p text:style-name="P81"><text:span text:style-name="T70">Stoly pokryté desítkami svitků, </text:span><text:span text:style-name="T76">police plné knih</text:span><text:span text:style-name="T345"> </text:span><text:span text:style-name="T90">&gt; k</text:span><text:span text:style-name="T25">roniky a cestopisy z celého světa, spousta deníků </text:span><text:span text:style-name="T27">s</text:span><text:span text:style-name="T25"> poznámkami z výzkumu.</text:span></text:p>
      <text:h text:style-name="P146" text:outline-level="4"><text:span text:style-name="T344">2</text:span>. patro</text:h>
      <text:p text:style-name="P84"><text:span text:style-name="T77">Stoly s</text:span><text:span text:style-name="T70"> křivulemi </text:span><text:span text:style-name="T78">a </text:span><text:span text:style-name="T70">baňkami, ze kterých se neustále kouří. </text:span><text:span text:style-name="T79">Police plné nádob různých tvarů a velikostí</text:span><text:span text:style-name="T347"> </text:span><text:span text:style-name="T91">&gt; </text:span><text:span text:style-name="T28">vybavená aclhymistická laboratoř. A</text:span><text:span text:style-name="T91">lchymista by si </text:span><text:span text:style-name="T28">odtud</text:span><text:span text:style-name="T91"> mohl odn</text:span><text:span text:style-name="T28">ést 50 magů surovin, </text:span><text:span text:style-name="T29">pán věže na to ale asi bude mít jiný názor.</text:span></text:p>
      <text:h text:style-name="P147" text:outline-level="4">3. patro</text:h>
      <text:p text:style-name="P82"><text:span text:style-name="T344">Stoly s n</text:span>ádobami s naloženými mozky a jinými orgány, <text:span text:style-name="T345">v policích klícky se živými myšmi a ptáky. </text:span>Pod <text:span text:style-name="T348">s</text:span>trop<text:span text:style-name="T348">em</text:span> visí vycpaný krokodýl obtočený obřím hadem.</text:p>
      <text:h text:style-name="P147" text:outline-level="4">4. patro</text:h>
      <text:p text:style-name="P88"><text:span text:style-name="T346">C</text:span>elou podlahu pokrývá velký rituální kruh se spoustou svic a magických symbolů. <text:span text:style-name="T345">U stěn jsou police plné kouzelných fetišů a dalších magických pomůcek.</text:span></text:p>
      <text:list xml:id="list494415374" text:style-name="L17">
        <text:list-item>
          <text:p text:style-name="P243">V regál<text:span text:style-name="T368">ech </text:span>jsou svitky <text:span text:style-name="T368">s přivolávacími rituály (různé druhy </text:span>démonů – <text:span text:style-name="T368">vyvolávač dopředu neví, co přivolá)</text:span>. <text:span text:style-name="T370">Provedením rituálu pozpátku je možné démona odeslat zpět, odkud přišel (posednutá osoba musí být přítomna).</text:span></text:p>
        </text:list-item>
      </text:list>
      <text:list xml:id="list3199463770" text:style-name="L18">
        <text:list-item>
          <text:p text:style-name="P244"><text:span text:style-name="T32">Démon zla</text:span> (panenská krev, vlasy starého může, čerstvé kopřivy)</text:p>
        </text:list-item>
        <text:list-item>
          <text:p text:style-name="P244"><text:soft-page-break/><text:span text:style-name="T32">Démon alkoholu</text:span> (silný alkohol, dřevěné uhlí, čerstvý chléb)</text:p>
        </text:list-item>
        <text:list-item>
          <text:p text:style-name="P244"><text:span text:style-name="T32">Démon touhy po moci</text:span> (drahokamy v hodnotě nejméně 5 zl, <text:span text:style-name="T369">zlato v hodnotě 5 zl</text:span>)</text:p>
        </text:list-item>
        <text:list-item>
          <text:p text:style-name="P245"><text:span text:style-name="T32">Démon nadlidské síly</text:span> <text:span text:style-name="T369">(krev z černého kohouta,</text:span> <text:span text:style-name="T369">srdce z čerstvě zabitého býka)</text:span></text:p>
        </text:list-item>
      </text:list>
      <text:list xml:id="list2176794866" text:style-name="L19">
        <text:list-item>
          <text:list>
            <text:list-item>
              <text:p text:style-name="P246"><text:span text:style-name="T370">K</text:span>aždé kolo <text:span text:style-name="T369">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148" text:outline-level="4">5. patro</text:h>
      <text:p text:style-name="P85">Obytné patro – jídelní stůl se čtyřmi židlemi, postel se závoji z černého sametu.</text:p>
      <text:h text:style-name="Heading_20_4" text:outline-level="4">Bareus Karsavar</text:h>
      <text:p text:style-name="P91"><text:span text:style-name="T288">Štíhlý muž ve středních letech </text:span><text:span text:style-name="T289">s </text:span><text:span text:style-name="T290">bradkou</text:span><text:span text:style-name="T288"> oděný do černé róby. Vždy nosí kápi, takže mu není moc dobře vidět do tváře </text:span><text:span text:style-name="T292">&gt; </text:span><text:span text:style-name="T224">Na tváři (a ostatně i po celém těle) má jizvy pulsující nepřirozeným modrým svitem.</text:span></text:p>
      <text:p text:style-name="P68"><text:span text:style-name="T341">D</text:span>vorní čaroděj, <text:span text:style-name="T343">zabral si pro sebe celou hlavní věž pevnosti.</text:span></text:p>
      <text:list xml:id="list481541490" text:style-name="L20">
        <text:list-item>
          <text:p text:style-name="P211">Kouzelník u něj může postoupit na vyšší úroveň.</text:p>
        </text:list-item>
        <text:list-item>
          <text:p text:style-name="P213">Mluví rychle, úsečně.</text:p>
        </text:list-item>
      </text:list>
      <text:list xml:id="list2131619996" text:style-name="L21">
        <text:list-item>
          <text:p text:style-name="P214"><text:span text:style-name="T342">Je p</text:span>osedlý <text:span text:style-name="T342">magickou</text:span> mocí.</text:p>
        </text:list-item>
        <text:list-item>
          <text:p text:style-name="P215"><text:span text:style-name="T370">Přivolává démony a p</text:span>rovozuje riska<text:span text:style-name="T390">n</text:span>tní kosmickou magii. Už se na něm projevují mutace.</text:p>
        </text:list-item>
      </text:list>
      <text:h text:style-name="Heading_20_3" text:outline-level="3"><text:soft-page-break/><text:span text:style-name="T438">+</text:span>Kasárna</text:h>
      <text:p text:style-name="P89">Na dvoře trénující vojáci, uvnitř <text:span text:style-name="T378">jsou</text:span> ubikace vojáků a kanceláře velitelů.</text:p>
      <text:h text:style-name="Heading_20_4" text:outline-level="4">Kapitán stráže Moriak Har</text:h>
      <text:p text:style-name="P90"><text:span text:style-name="T376">Velký, holohlavý muž s</text:span> jizv<text:span text:style-name="T376">ou</text:span> na tváři, <text:span text:style-name="T380">rukou na hlavici meče</text:span> <text:span text:style-name="T376">a</text:span> přísn<text:span text:style-name="T376">ým</text:span> pohled<text:span text:style-name="T376">em. Na sobě má</text:span> uniform<text:span text:style-name="T376">u</text:span> a kapitánsk<text:span text:style-name="T376">é</text:span> frčky.</text:p>
      <text:list xml:id="list11887803" text:style-name="L22">
        <text:list-item>
          <text:p text:style-name="P248"><text:span text:style-name="T225">V</text:span><text:span text:style-name="T224">álečník u něj může postoupit na vyšší úroveň.</text:span></text:p>
        </text:list-item>
        <text:list-item>
          <text:p text:style-name="P247"><text:span text:style-name="T225">N</text:span><text:span text:style-name="T256">abídne odměnu za dopadení Stína – 10 zl (není to na vývěsce, protože stráž nechce přiznat, že tu dlouho řádí zloděj, kterého nedokáže dopadnout).</text:span></text:p>
          <text:list>
            <text:list-item>
              <text:p text:style-name="P247"><text:span text:style-name="T226">„Ž</text:span><text:span text:style-name="T256">ivej nebo mrtvej, </text:span><text:span text:style-name="T226">ale doporučuju živej, protože kdybyste zabili špatnou osobu, tak vás pověsím.“</text:span></text:p>
            </text:list-item>
            <text:list-item>
              <text:p text:style-name="P249">„Lup samozřejmě <text:span text:style-name="T438">musíte</text:span> vrátit, podle toho se pozná, že jste dostali správnou osobu.“</text:p>
            </text:list-item>
          </text:list>
        </text:list-item>
        <text:list-item>
          <text:p text:style-name="P250">Jeho zatajená dcera slouží v kostele, umožnil to velekněz Mankar, <text:span text:style-name="T382">Har mu za to toleruje sexuální výstřelky</text:span>.</text:p>
        </text:list-item>
      </text:list>
      <text:h text:style-name="P152" text:outline-level="2"><text:span text:style-name="T438">+</text:span>Vorokův chrám</text:h>
      <text:p text:style-name="P98">Chrám s majestátní kupolí, uvnitř bohatě vybavený – zlaté sošky, stříbrné obřadní nádoby, oltář vykládaný polodr<text:span text:style-name="T393">a</text:span>hokamy. Vzduch je prosycený vůní kadidla.</text:p>
      <text:h text:style-name="P149" text:outline-level="4">Velekněz Mankar</text:h>
      <text:p text:style-name="P98">Tlustý postarší muž <text:span text:style-name="T379">v honosném obřadním rouchu.</text:span> <text:span text:style-name="T379">R</text:span>ostoucí lysinu se snaží zakrýt příčeskem.</text:p>
      <text:list xml:id="list3689657252" text:style-name="L23">
        <text:list-item>
          <text:p text:style-name="P252"><text:soft-page-break/>Bohatý, vlivný, dobrý řečník.</text:p>
        </text:list-item>
        <text:list-item>
          <text:p text:style-name="P252">Pořád něco jí.</text:p>
        </text:list-item>
        <text:list-item>
          <text:p text:style-name="P252">Sexuálně zneužívá mladé dívky <text:span text:style-name="T394">(hlavně novicky v chrámu)</text:span>.</text:p>
        </text:list-item>
        <text:list-item>
          <text:p text:style-name="P251">Nechává v chrámu sloužit zatajenou dceru kapitána stráže Moriaka Hara – <text:span text:style-name="T381">ten mu na oplátku toleruje jeho výstřelky</text:span>.</text:p>
        </text:list-item>
      </text:list>
      <text:h text:style-name="Heading_20_4" text:outline-level="4">Kněz Marius</text:h>
      <text:p text:style-name="P99">Starý kněz v prosté róbě. Na tváři má nucený úsměv.</text:p>
      <text:list xml:id="list2663802143" text:style-name="L24">
        <text:list-item>
          <text:p text:style-name="P253">Bývalý voják.</text:p>
        </text:list-item>
        <text:list-item>
          <text:p text:style-name="P254">Moc toho nenamluví – stručné, jednoduché věty.</text:p>
        </text:list-item>
        <text:list-item>
          <text:p text:style-name="P254">„<text:span text:style-name="T384">Vorok vás opatruj.“</text:span></text:p>
        </text:list-item>
        <text:list-item>
          <text:p text:style-name="P255">Sympatizuje s havíři, přimlouvá se za ně u vládce města <text:span text:style-name="T395">(marně)</text:span>.</text:p>
        </text:list-item>
        <text:list-item>
          <text:p text:style-name="P256">Ví o kultu ještěrců. Pošle <text:span text:style-name="T383">postavy</text:span> po něm pátrat, nabídne 10 zl, <text:span text:style-name="T383">když kult zlikvidují, nebo když mu pomohou přesvědčit vládce Brakvila, že je potřeba zasáhnout.</text:span></text:p>
        </text:list-item>
      </text:list>
      <text:h text:style-name="P153" text:outline-level="2">-Bohatá čtvrť</text:h>
      <text:h text:style-name="Heading_20_3" text:outline-level="3"><text:span text:style-name="T438">+</text:span>Malířský ateliér</text:h>
      <text:p text:style-name="P67"><text:span text:style-name="T340">V</text:span> podkroví <text:span text:style-name="T372">jednoho z výstavních domů. Nepořádek, všude rozpracovaná plátna, skvrny od barev.</text:span></text:p>
      <text:h text:style-name="Heading_20_4" text:outline-level="4">Malířka Ariana <text:span text:style-name="T391">Arra</text:span></text:h>
      <text:p text:style-name="P93">Mladá černovláska se zasněným výrazem.</text:p>
      <text:list xml:id="list4089160156" text:style-name="L25">
        <text:list-item>
          <text:p text:style-name="P257"><text:soft-page-break/>Sestra Filipy Arry <text:span text:style-name="T15">(Stín, viz Smaragdové divadlo).</text:span></text:p>
        </text:list-item>
        <text:list-item>
          <text:p text:style-name="P258">Krásná, křehká a mentálně nestabilní.</text:p>
        </text:list-item>
        <text:list-item>
          <text:p text:style-name="P258">Její obrazy jsou samostatné dimenze.</text:p>
        </text:list-item>
      </text:list>
      <text:h text:style-name="P160" text:outline-level="3">-Vila Filomény Karské</text:h>
      <text:p text:style-name="P97">Bohatě zařízená vila s átriem v Římském stylu.</text:p>
      <text:p text:style-name="P97">/<text:span text:style-name="T377">*</text:span> <text:span text:style-name="T377">měla by to být „</text:span>vila plná tajemství a pastí“ <text:span text:style-name="T377">*/</text:span></text:p>
      <text:list xml:id="list733347243" text:style-name="L26">
        <text:list-item>
          <text:p text:style-name="P259">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Heading_20_4" text:outline-level="4">Filoména Karská</text:h>
      <text:p text:style-name="P92">Bohatá žena, která <text:span text:style-name="T373">vypadá na 20, ale </text:span>mluví <text:span text:style-name="T373">a chová se</text:span>, jako kdyby jí bylo 40.</text:p>
      <text:list xml:id="list1729868366" text:style-name="L27">
        <text:list-item>
          <text:p text:style-name="P260">Baví se krátkými ale vášnivými vztahy s mladými muži, většinou vlivnými a bohatými, ale zabavit se zvládne klidně i <text:span text:style-name="T396">s</text:span> nějakým prosťáčkem.</text:p>
        </text:list-item>
        <text:list-item>
          <text:p text:style-name="P261"><text:span text:style-name="T397">Pokud se postavy s Filoménou setkají a je mezi nimi pohledný mladík, </text:span>vybere <text:span text:style-name="T397">si ho</text:span> za svého příštího milence <text:span text:style-name="T398">(pošle mu darem drahé oblečení a pozve ho do své vily, nebo třeba do Smaragdového divadla)</text:span>.</text:p>
        </text:list-item>
      </text:list>
      <text:h text:style-name="Heading_20_4" text:outline-level="4"><text:soft-page-break/>Starý eunuch Sarnys</text:h>
      <text:p text:style-name="P101">Filoménin věrný sluha už od jejího narození, udělá pro ní cokoliv. Zařizuje pro ni dodávky obětí pro krvavé rituály, které ve vile provádí Bareus Karsavar (viz setkání <text:span text:style-name="Emphasis"><text:span text:style-name="T139">Hrozivě vyhlížející </text:span></text:span><text:span text:style-name="Emphasis"><text:span text:style-name="T140">kroll</text:span></text:span><text:span text:style-name="Emphasis"><text:span text:style-name="T139"> táhne po ulici cukající se pytel</text:span></text:span>).</text:p>
      <text:h text:style-name="Heading_20_3" text:outline-level="3"><text:span text:style-name="T440">+</text:span>Smaragdové divadlo</text:h>
      <text:p text:style-name="P105">Luxusní hostinec <text:span text:style-name="T411">ve třípatrovém domě v bohaté čtvrti.</text:span></text:p>
      <text:list xml:id="list1386686998" text:style-name="L28">
        <text:list-item>
          <text:p text:style-name="P262">Boční dveře pro služebnictvo (zamčené) vedou na chodbu se schodištěm do sklepa (zamčené dveře) a do horních pater.</text:p>
        </text:list-item>
      </text:list>
      <text:list xml:id="list302990321" text:style-name="L29">
        <text:list-item>
          <text:p text:style-name="P263">V přízemí je velká společenská místnost a zázemí (kuchyně, sklady).</text:p>
        </text:list-item>
        <text:list-item>
          <text:p text:style-name="P263">Ve sklepě je sklad kulis a propriet (rozložené pódium) a kobky, kde jsou drženy oběti.</text:p>
        </text:list-item>
        <text:list-item>
          <text:p text:style-name="P263">V prvním patře jsou soukromé salónky.</text:p>
        </text:list-item>
        <text:list-item>
          <text:p text:style-name="P263">Ve druhém a třetím patře jsou pokoje pro stálé hosty.</text:p>
        </text:list-item>
      </text:list>
      <text:p text:style-name="P241">Drby (obsluha nebo hosti):</text:p>
      <text:list xml:id="list3520530932" text:style-name="L31">
        <text:list-item>
          <text:p text:style-name="P217">Z opuštěné Haydenské tvrze vychází kouř. Někdo tam žije. Jak dlouho potrvá, než tam kníže pošle muže na průzkum?</text:p>
        </text:list-item>
        <text:list-item>
          <text:p text:style-name="P270"><text:span text:style-name="T264">Bohatý kupec</text:span><text:span text:style-name="T255"> tvrdí, že </text:span><text:span text:style-name="T264">velmož</text:span><text:span text:style-name="T255"> </text:span><text:span text:style-name="T264">Va</text:span><text:span text:style-name="T255">len shání žoldnéře jako jste vy. Udájně na delikátní práci.</text:span></text:p>
        </text:list-item>
      </text:list>
      <text:list xml:id="list691441470" text:style-name="L71">
        <text:list-item>
          <text:p text:style-name="P220"><text:span text:style-name="T416">D</text:span>vorního čaroděj Karsavar <text:span text:style-name="T416">si z</text:span>ahrává si s temnými silami, <text:span text:style-name="T416">z toho určitě budou potíže.</text:span></text:p>
        </text:list-item>
        <text:list-item>
          <text:p text:style-name="P220"><text:soft-page-break/>Alchymistka Kragg má nový recept. Přines jí kapesník nasáklý dívčími slzami a ona ti za <text:span text:style-name="T416">5</text:span> zlatých připraví lektvar lásky.</text:p>
        </text:list-item>
      </text:list>
      <text:p text:style-name="P80"><text:span text:style-name="T411">K</text:span>aždý měsíc <text:span text:style-name="T412">se zde ve společenské místnosti koná</text:span> uzavřené představení, kde se vše hraje naživo; tzn. na pódiu jsou skutečná znásilnění a vraždy, a příbuzní (<text:span text:style-name="T411">většinou ne</text:span>dobrovolných) obětí jsou vyplácen<text:span text:style-name="T327">i</text:span> ve smaragdech.</text:p>
      <text:list xml:id="list4273741644" text:style-name="L30">
        <text:list-item>
          <text:p text:style-name="P265">Hosti (chodí sem v maskách):</text:p>
          <text:list>
            <text:list-item>
              <text:p text:style-name="P266">Dalvar Brakvil (syn vládce města)</text:p>
            </text:list-item>
            <text:list-item>
              <text:p text:style-name="P267">Worochův velekněz Mankar</text:p>
            </text:list-item>
            <text:list-item>
              <text:p text:style-name="P268">Šlechtična Filoména Karská</text:p>
            </text:list-item>
            <text:list-item>
              <text:p text:style-name="P268">Dvorní čaroděj Bareus Karsavar</text:p>
            </text:list-item>
            <text:list-item>
              <text:p text:style-name="P264"><text:span text:style-name="T414">Kuzal‘</text:span><text:span text:style-name="T93">k’tak, </text:span><text:span text:style-name="T31">obchodník s exotiky</text:span></text:p>
            </text:list-item>
          </text:list>
        </text:list-item>
      </text:list>
      <text:h text:style-name="Heading_20_4" text:outline-level="4">Filipa Arra <text:span text:style-name="T391">(Stín)</text:span></text:h>
      <text:p text:style-name="P100">Filipa je jedním ze stálých hostů. <text:span text:style-name="T233">Baví se tím, že dělá </text:span><text:span text:style-name="T234">tajemnou </text:span><text:span text:style-name="T233">společnici bohatým mladým mužům (ať už místním nebo cizincům). <text:s/></text:span><text:span text:style-name="T234">Je to taky</text:span><text:span text:style-name="T233"> dobr</text:span><text:span text:style-name="T234">ý</text:span><text:span text:style-name="T233"> z</text:span><text:span text:style-name="T234">působ</text:span><text:span text:style-name="T233">, jak si otypovat případné cíle.</text:span> V noci se z ní stává tajemný, nepolatitelný zloděj <text:s/>Stín.</text:p>
      <text:list xml:id="list3998032597" text:style-name="L33">
        <text:list-item>
          <text:p text:style-name="P271"><text:span text:style-name="T233">N</text:span><text:span text:style-name="T258">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21">V tajné schránce ve svém pokoji má naloupené šperky. Patří různým šlechtičnám z města a okolí.</text:p>
          <text:list>
            <text:list-item>
              <text:p text:style-name="P271"><text:soft-page-break/><text:span text:style-name="T226">Celková cena: 75 zl, ale je to hodně horký zboží. </text:span><text:span text:style-name="T259">Při pokusu o prodej tady v Trossu dá obchodník echo stráži.</text:span></text:p>
            </text:list-item>
          </text:list>
        </text:list-item>
      </text:list>
      <text:list xml:id="list1260168769" text:style-name="L34">
        <text:list-item>
          <text:p text:style-name="P272"><text:span text:style-name="T260">Zloděj</text:span><text:span text:style-name="T224"> u </text:span><text:span text:style-name="T260">Stína</text:span><text:span text:style-name="T224"> může postoupit na vyšší úroveň </text:span><text:span text:style-name="T261">(zkontaktovat ho může přes místní podsvětí, setkání a výcvik proběhne v noci na střechách)</text:span><text:span text:style-name="T224">.</text:span></text:p>
        </text:list-item>
      </text:list>
      <text:h text:style-name="Heading_20_4" text:outline-level="4">Areus</text:h>
      <text:p text:style-name="P107">Vysoký elf s šedými vlasy a vystouplými l<text:span text:style-name="T413">í</text:span>cními kostmi.</text:p>
      <text:list xml:id="list2007231945" text:style-name="L35">
        <text:list-item>
          <text:p text:style-name="P273">Majitel Smaragdového divadla.</text:p>
        </text:list-item>
      </text:list>
      <text:h text:style-name="P150" text:outline-level="4"><text:span text:style-name="T438">Portýr </text:span>Janus</text:h>
      <text:p text:style-name="P108">Perfektně upravený oholený <text:span text:style-name="T415">elf</text:span> v drahém oblečení.</text:p>
      <text:list xml:id="list3345760587" text:style-name="L72">
        <text:list-item>
          <text:p text:style-name="P312"><text:span text:style-name="T439">Zdvořilý, ale neústupný.</text:span></text:p>
        </text:list-item>
        <text:list-item>
          <text:p text:style-name="P312"><text:span text:style-name="T439">Pokud postavy nebudou vhodně oblečené, nepustí je dovnitř.</text:span></text:p>
        </text:list-item>
      </text:list>
      <text:h text:style-name="Heading_20_2" text:outline-level="2">Chudinská čtvrť</text:h>
      <text:h text:style-name="Heading_20_3" text:outline-level="3"><text:span text:style-name="T441">+</text:span>Alchymistický krámek</text:h>
      <text:p text:style-name="P95">Malý, dřevěný domek, <text:span text:style-name="T374">uvnitř jedna velká, perfektně uklizená místnost – řady dokonale vyrovnaných baněk a kádinek, čerstvě vycíděná destilační aparatura, všechno má čitelně popsanou etiketu.</text:span> Strop je pro trpaslíky, vyšší rasy se musí krčit.</text:p>
      <text:p text:style-name="P136">Léčivý lektvar<text:tab/><text:tab/>2 zl</text:p>
      <text:p text:style-name="P136">Vyprošťovák<text:tab/><text:tab/>2 zl</text:p>
      <text:p text:style-name="P136"><text:soft-page-break/>Magické leštidlo<text:tab/>2 zl</text:p>
      <text:p text:style-name="P136">Cibulový extrakt<text:tab/>2 zl</text:p>
      <text:p text:style-name="P136">Tinktura proti bolesti<text:tab/>2 zl</text:p>
      <text:p text:style-name="P136">Éterický olej<text:tab/><text:tab/>2 zl</text:p>
      <text:p text:style-name="P136">Lektvar zmenšování<text:tab/>2 zl</text:p>
      <text:h text:style-name="Heading_20_4" text:outline-level="4">Trpasličí alchymistka Malika Kragg</text:h>
      <text:p text:style-name="P94">Robustní, prsatá, kožená zástěra se skvrnami od žíraviny.</text:p>
      <text:list xml:id="list2991883155" text:style-name="L37">
        <text:list-item>
          <text:p text:style-name="P274">Puntíčkářka – „Musí tam být přesně tři kapky kyseliny, ani o jednu víc!“</text:p>
        </text:list-item>
        <text:list-item>
          <text:p text:style-name="P212"><text:span text:style-name="T401">Alchymista</text:span> u n<text:span text:style-name="T401">í</text:span> může postoupit na vyšší úroveň.</text:p>
        </text:list-item>
        <text:list-item>
          <text:p text:style-name="P222">Když jí někdo přinese slzy, za 5 zl z nich vyrobí <text:span text:style-name="T32">lektvar lásky</text:span>. Recept neprozradí.</text:p>
        </text:list-item>
      </text:list>
      <text:h text:style-name="Heading_20_3" text:outline-level="3"><text:span text:style-name="T441">+</text:span>Obchod s exotiky</text:h>
      <text:p text:style-name="P96">Velká místnost plná všemožného haraburdí – vycpaní pap<text:span text:style-name="T399">o</text:span>ušci, živé opičky v kleci, všelijaké balzámy a talismany, lahvičky s kořením, <text:span text:style-name="T399">cizokrajné zbraně.</text:span></text:p>
      <text:list xml:id="list332308589" text:style-name="L38">
        <text:list-item>
          <text:p text:style-name="P275"><text:span text:style-name="T375">Na stěně je </text:span><text:span text:style-name="T38">nabídka magických předmětů</text:span><text:span text:style-name="T375">.</text:span></text:p>
        </text:list-item>
      </text:list>
      <text:h text:style-name="Heading_20_4" text:outline-level="4"><text:span text:style-name="T26">Kuzal‘</text:span><text:span text:style-name="T92">k’tak</text:span></text:h>
      <text:p text:style-name="P8"><text:span text:style-name="T293">Vysoký hubený muž ve středních letech s</text:span><text:span text:style-name="T296">e zrzavým</text:span><text:span text:style-name="T293"> plnovousem.</text:span></text:p>
      <text:list xml:id="list173732020985924" text:continue-list="list1260168769" text:style-name="L34">
        <text:list-item>
          <text:p text:style-name="P277"><text:span text:style-name="T295">Je to j</text:span><text:span text:style-name="T294">eštěrec v magickém převleku, vyslovuje protáhlé S a Z.</text:span></text:p>
        </text:list-item>
        <text:list-item>
          <text:p text:style-name="P276"><text:soft-page-break/><text:span text:style-name="T294">V mládí býval hraničářem – část nabízeného zboží pochází z jeho vlastních výprav</text:span><text:span text:style-name="T293">.</text:span></text:p>
        </text:list-item>
        <text:list-item>
          <text:p text:style-name="P223">Hraničář u něj může postoupit na vyšší úroveň.</text:p>
          <text:list>
            <text:list-item>
              <text:p text:style-name="P237">Při tréninku mu nabídne konverzi k ještěřímu kultu: „<text:span text:style-name="T430">Získáš schopnosti, o kterých se ti nikdy nesnilo.“</text:span></text:p>
              <text:p text:style-name="P278"><text:span text:style-name="T293">Je k tomu potřeba zhruba týdenní výprava do bažin (do Zigguratu).</text:span></text:p>
            </text:list-item>
          </text:list>
        </text:list-item>
      </text:list>
      <text:list xml:id="list3759734785" text:style-name="L40">
        <text:list-item>
          <text:p text:style-name="P279"><text:span text:style-name="T291">Chce</text:span><text:span text:style-name="T257"> </text:span><text:span text:style-name="T291">odstranit kn</text:span><text:span text:style-name="T257">ěze Mariuse. Nabízí 20 zl.</text:span></text:p>
        </text:list-item>
        <text:list-item>
          <text:p text:style-name="P280"><text:span text:style-name="T257">S</text:span><text:span text:style-name="T224">naží se zkonvertovat Vorokova velekněze Mankara.</text:span></text:p>
        </text:list-item>
      </text:list>
      <text:h text:style-name="Heading_20_3" text:outline-level="3">Putyka „U rezavého meče“</text:h>
      <text:p text:style-name="P102">V horním patře jsou pokoje, v dolním nálevna. Zadní dveře vedou na dvorek, kde je záchod a studna. Nálevna je velká, zakouřená místnost s několika dlouhými stoly. U jednoho vysedávají havíři ze stříbrného dolu (vede je Dim Tratas), u <text:span text:style-name="T400">dalšího</text:span> členové městské stráže, kteří zrovna nemají službu.</text:p>
      <text:h text:style-name="Heading_20_4" text:outline-level="4">Stůl s horníky</text:h>
      <text:p text:style-name="P104">Horníci nadávají na vládce města, že jim zavřel zdroj obživy. <text:span text:style-name="T409">Sedí s nimi bojovnice Raegan. Moc toho nenamluví, prostě jen neměla s kým chlastat.</text:span></text:p>
      <text:list xml:id="list3244697934" text:style-name="L41">
        <text:list-item>
          <text:p text:style-name="P281">Zmíní, že část chlapů se dala na zbojničinu – „Jestli nenajdem jinou práci, tak se k nim asi přidáme“.</text:p>
        </text:list-item>
      </text:list>
      <text:h text:style-name="Heading_20_5" text:outline-level="5">Dim Tratas</text:h>
      <text:p text:style-name="P70">Člověk, střední věk, zkrabatělé čelo, huňaté obočí a plnovous.</text:p>
      <text:list xml:id="list26344135" text:style-name="L42">
        <text:list-item>
          <text:p text:style-name="P224">Předák havířů ze stříbrného dolu.</text:p>
        </text:list-item>
      </text:list>
      <text:list xml:id="list708580970" text:style-name="L43">
        <text:list-item>
          <text:p text:style-name="P225"><text:soft-page-break/>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406">š</text:span>el do města a <text:span text:style-name="T405">o</text:span>hlásil to stráži. Kapitán mrmlal, že prej má málo lidí, ale nakonec se mnou poslal četu vojáků a ti nám dělali doprovod. Tou dobou <text:span text:style-name="T407">jsme </text:span>začali v dole slyšet bubny. A pak se ztratila další skupina horníků i s <text:span text:style-name="T408">ozbrojenym</text:span> doprovodem. Nevím přesně, co se dělo dál, ale řekl bych, že tam zakukalo docela dost vojáků – ti, se kterejma jsem mluvil, z toho byli pěkně vyjukaný. A nakonec dal vládce důl zavřít.“</text:p>
          <text:p text:style-name="P225">„<text:span text:style-name="T404">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282"><text:span text:style-name="T227">C</text:span><text:span text:style-name="T228">hce po postavách, aby důl vyčistili</text:span><text:span text:style-name="T227">. </text:span><text:span text:style-name="T229">Sám jim za to nemá co nabídnout </text:span><text:span text:style-name="T228">(</text:span><text:span text:style-name="T262">horníci společně </text:span><text:span text:style-name="T228">vysyp</text:span><text:span text:style-name="T262">ou</text:span><text:span text:style-name="T228"> na stůl hromádku měďáků a stříbrňáků, celkem 23 st).</text:span><text:span text:style-name="T229"> </text:span><text:span text:style-name="T262">Tratas d</text:span><text:span text:style-name="T229">oporuč</text:span><text:span text:style-name="T228">í</text:span><text:span text:style-name="T229">, ať si za to </text:span><text:span text:style-name="T228">postavy</text:span><text:span text:style-name="T229"> zkusej říct o odměnu </text:span><text:span text:style-name="T262">vládci města</text:span><text:span text:style-name="T229">, </text:span><text:span text:style-name="T228">protože znovuotevření dolu je určitě v jeho zájmu.</text:span></text:p>
          <text:list>
            <text:list-item>
              <text:p text:style-name="P282"><text:span text:style-name="T262">Vládce</text:span><text:span text:style-name="T263"> za to nabídne 25 zl (nemá vcelku moc ztratit, platí až za vyčištěný důl).</text:span></text:p>
            </text:list-item>
            <text:list-item>
              <text:p text:style-name="P282"><text:span text:style-name="T262">Jeho</text:span><text:span text:style-name="T230"> syn b</text:span><text:span text:style-name="T228">ude</text:span><text:span text:style-name="T230"> trvat na tom, že se k výpravě přidá. </text:span><text:span text:style-name="T262">Vezme s sebou tři další urozené mladíky</text:span><text:span text:style-name="T230"> </text:span><text:span text:style-name="T228">(ať už se přidá k postavám nebo ne)</text:span><text:span text:style-name="T230">.</text:span></text:p>
            </text:list-item>
          </text:list>
        </text:list-item>
      </text:list>
      <text:h text:style-name="Heading_20_5" text:outline-level="5">Bojovnice Reagan</text:h>
      <text:p text:style-name="P239">TODO</text:p>
      <text:p text:style-name="P313"><text:soft-page-break/><text:span text:style-name="T224">Utekla z boje v Ha</text:span><text:span text:style-name="T265">rdenské</text:span><text:span text:style-name="T224"> tvrzi, kde zemřela její družina. Ničí ji svědomí.</text:span></text:p>
      <text:h text:style-name="Heading_20_4" text:outline-level="4">Stůl <text:span text:style-name="T419">městské stráže</text:span></text:h>
      <text:p text:style-name="P69">Chlastají tu stráže, které zrovna nemají službu.</text:p>
      <text:list xml:id="list3956779931" text:style-name="L45">
        <text:list-item>
          <text:p text:style-name="P226">„Kdo nechce trpět prací nebo riskovat život v nesmysln<text:span text:style-name="T422">y</text:span>m dobrodruhování, ať se nechá naverbovat do Tros<text:span text:style-name="T435">s</text:span>k<text:span text:style-name="T422">ý</text:span> stráže v Brakku a stane se pořádným profesionálním válečníkem.“</text:p>
        </text:list-item>
      </text:list>
      <text:list xml:id="list1842857749" text:style-name="L44">
        <text:list-item>
          <text:p text:style-name="P283"><text:span text:style-name="T266">„Kapitán Har pro vás má delikátní prácičku. </text:span><text:span text:style-name="T278">Najdete ho v kasárnách v pevnosti.</text:span><text:span text:style-name="T266">“ </text:span><text:span text:style-name="T267">(lov na Stín)</text:span></text:p>
        </text:list-item>
        <text:list-item>
          <text:p text:style-name="P219"><text:span text:style-name="T224">„Alchymistka Kragg má nov</text:span><text:span text:style-name="T421">ej</text:span><text:span text:style-name="T224"> recept. Přines jí kapesník nasáklý dívčím</text:span><text:span text:style-name="T421">a</text:span><text:span text:style-name="T224"> slzam</text:span><text:span text:style-name="T421">a</text:span><text:span text:style-name="T224"> a ona ti za </text:span><text:span text:style-name="T416">5</text:span><text:span text:style-name="T224"> zlatých </text:span><text:span text:style-name="T421">udělá</text:span><text:span text:style-name="T224"> lektvar lásky.“</text:span></text:p>
        </text:list-item>
      </text:list>
      <text:h text:style-name="Heading_20_2" text:outline-level="2">Tržiště <text:span text:style-name="T423">(náměstí)</text:span></text:h>
      <text:list xml:id="list2313369553" text:style-name="L47">
        <text:list-item>
          <text:p text:style-name="P284">Z kopce se řítí maringotka se zaseklou brzdou a míří přímo na tržiště!</text:p>
        </text:list-item>
        <text:list-item>
          <text:p text:style-name="P285">Do města dorazilo obludárium.</text:p>
          <text:p text:style-name="P285"><text:span text:style-name="T432">Neuvěřitelně ohebná elfka, kudůk s hlavou velkou jako kroll, párek liliputů, cizokrajní hadi (krajta, anakonda), puma v kleci, velký varan (jako komodský). </text:span>Hlavní atrakce - mantikora - je nejen skutečná, ale i rozzuřená <text:span text:style-name="T431">a prolomí mříže své klece</text:span>.</text:p>
          <text:p text:style-name="P172"><text:span text:style-name="T213">F</text:span><text:span text:style-name="T198">yzička </text:span><text:span text:style-name="T214">5</text:span><text:span text:style-name="T198">, Finesa </text:span><text:span text:style-name="T215">2</text:span><text:span text:style-name="T198">, Duše -, </text:span><text:span text:style-name="T199">Ž</text:span><text:span text:style-name="T196">ivot</text:span><text:span text:style-name="T199">y </text:span><text:span text:style-name="T196">1</text:span><text:span text:style-name="T214">3</text:span></text:p>
          <text:p text:style-name="P177"><text:span text:style-name="T180">Rychlost:</text:span><text:span text:style-name="T201"> </text:span><text:span text:style-name="T216">jako kůň</text:span></text:p>
          <text:p text:style-name="P177"><text:span text:style-name="T181">Smysly:</text:span><text:span text:style-name="T204"> </text:span><text:span text:style-name="T217">dobrý čich, výborný zrak a sluch, vidění v šeru</text:span></text:p>
          <text:p text:style-name="P172"><text:soft-page-break/><text:span text:style-name="T160">⚔<text:tab/></text:span><text:span text:style-name="T179">Z</text:span><text:span text:style-name="T189">uby </text:span><text:span text:style-name="T188">nebo drápy</text:span><text:span text:style-name="T8">:</text:span><text:span text:style-name="T9"> </text:span><text:span text:style-name="T11">5</text:span><text:span text:style-name="T12"> + k6</text:span><text:span text:style-name="T13">, zranění </text:span><text:span text:style-name="T14">2</text:span></text:p>
          <text:p text:style-name="P174"><text:span text:style-name="T160">⚔<text:tab/></text:span><text:span text:style-name="T190">Osten na ocasu</text:span><text:span text:style-name="T8">:</text:span><text:span text:style-name="T9"> </text:span><text:span text:style-name="T11">5</text:span><text:span text:style-name="T12"> + k6</text:span><text:span text:style-name="T13">, zranění </text:span><text:span text:style-name="T14">1</text:span></text:p>
          <text:list>
            <text:list-item>
              <text:list>
                <text:list-header>
                  <text:p text:style-name="P168"><text:span text:style-name="T424">6</text:span> dáv<text:span text:style-name="T424">ek</text:span> <text:span text:style-name="T425">jed</text:span><text:span text:style-name="T426">u</text:span><text:span text:style-name="T427">: </text:span><text:span text:style-name="T270">1</text:span><text:span text:style-name="T271">4</text:span><text:span text:style-name="T272"> </text:span><text:span text:style-name="T273">+ k6 </text:span><text:span text:style-name="T274">proti Fyzičce</text:span></text:p>
                  <text:p text:style-name="P168"><text:span text:style-name="T286">L</text:span><text:span text:style-name="T287">atence:</text:span><text:span text:style-name="T275"> </text:span><text:span text:style-name="T276">1</text:span><text:span text:style-name="T275">5 m</text:span><text:span text:style-name="T277">inut</text:span></text:p>
                  <text:p text:style-name="P168"><text:span text:style-name="T191">P</text:span><text:span text:style-name="T192">říznaky:</text:span><text:span text:style-name="T218"> </text:span><text:span text:style-name="T219">Bolest v nadbřišku, svírání, suchost a škrábání v hrdle, odkašlávání, </text:span><text:span text:style-name="T220">slinění,</text:span><text:span text:style-name="T219"> poruchy řeči, neklid, úzkost, podrážděnost. </text:span><text:span text:style-name="T221">Později</text:span><text:span text:style-name="T219"> </text:span><text:span text:style-name="T221">pocení, svalové záškuby, lapavé nádechy a křeče</text:span><text:span text:style-name="T222">.</text:span></text:p>
                </text:list-header>
              </text:list>
            </text:list-item>
          </text:list>
          <text:p text:style-name="P172"><text:span text:style-name="T188">Vzhled:</text:span><text:span text:style-name="T167"> </text:span><text:span text:style-name="T164">Tvor s tělem lva,</text:span><text:span text:style-name="T165"> </text:span><text:span text:style-name="T164">štířím ocasem a blanitými netopýřími křídly.</text:span></text:p>
          <text:p text:style-name="P172"><text:span text:style-name="T168">D</text:span><text:span text:style-name="T169">ovednosti:</text:span><text:span text:style-name="T166"> </text:span><text:span text:style-name="T164">Mantikora </text:span><text:span text:style-name="T166">se umí plížit, jako kdyby měl</text:span><text:span text:style-name="T164">a</text:span><text:span text:style-name="T166"> pokročilé </text:span><text:span text:style-name="T169">plížení</text:span><text:span text:style-name="T166">.</text:span></text:p>
        </text:list-item>
        <text:list-item>
          <text:p text:style-name="P284">Probíhá protest za práva havířů. Stříbrný důl byl uzavřen a důlníci chtějí přidělit pole. Vede je Dim Tratas.</text:p>
        </text:list-item>
        <text:list-item>
          <text:p text:style-name="P184">Na náměstí se připravuje soutěž v tanci. Sabotování konkurentů, podplácení poroty, vlivní lidé v publiku a hlavně příležitost u roleplaye vstát od stolu.</text:p>
        </text:list-item>
        <text:list-item>
          <text:p text:style-name="P185">Nic zvláštního.</text:p>
        </text:list-item>
        <text:list-item>
          <text:p text:style-name="P185">Nic zvláštního.</text:p>
        </text:list-item>
      </text:list>
      <text:p text:style-name="P139">Stánky (pár příkladů)</text:p>
      <text:list xml:id="list1022685646" text:style-name="L70">
        <text:list-item>
          <text:p text:style-name="P230">Dělníci staví stránek pro trpaslickou karavanu <text:span text:style-name="T429">(viz událost Trpaslická karavana)</text:span>.</text:p>
          <text:p text:style-name="P236">„<text:span text:style-name="T433">Přijedou zejtra. </text:span>Prej jsou to ohněstrůjci, těším se na to jak malej!“</text:p>
        </text:list-item>
        <text:list-item>
          <text:p text:style-name="P230"><text:soft-page-break/>Na jednom místě chybí stánek. Místo něj <text:span text:style-name="T429">na zemi kudůk kouří šíšu.</text:span></text:p>
          <text:p text:style-name="P230">„<text:span text:style-name="T429">Přisedni si, kámo, ochutnávka je zdarma.</text:span>“</text:p>
          <text:p text:style-name="P231">„Nejlepší <text:span text:style-name="T429">matroš</text:span> koupíš u Kuzal’k’taka. U vchodu řekni, že tě posílám já.“</text:p>
        </text:list-item>
        <text:list-item>
          <text:p text:style-name="P238">Drobné cizokrajné zvířectvo – papoušci, opičky.</text:p>
          <text:p text:style-name="P238">„Jsou milé a přítulné!“</text:p>
        </text:list-item>
        <text:list-item>
          <text:p text:style-name="P228">Mladý kovář <text:span text:style-name="T433">předvádí své řemeslo.</text:span> <text:span text:style-name="T433">C</text:span>hvástá <text:span text:style-name="T433">se</text:span>, že <text:span text:style-name="T434">(za 20 zl)</text:span> umí vyrobit magickou zbraň.</text:p>
          <text:p text:style-name="P228">Ví, kde v horách najít <text:span text:style-name="T428">prastarou</text:span> <text:span text:style-name="T428">t</text:span>rpasli<text:span text:style-name="T428">ckou</text:span> hrobku s magickou kovadlinou.</text:p>
        </text:list-item>
      </text:list>
      <text:p text:style-name="P137">Drby:</text:p>
      <text:list xml:id="list173732769539209" text:continue-numbering="true" text:style-name="L70">
        <text:list-item>
          <text:p text:style-name="P227">Stříbrné doly byly uzavřeny, když se v nich začali ztrácet důlníci. Risk začal převažovat zisk.</text:p>
        </text:list-item>
        <text:list-item>
          <text:p text:style-name="P229"><text:span text:style-name="T371">Z opuštěné Haydenské tvrze vychází kouř. Někdo tam žije. Jak dlouho potrvá, než tam kníže pošle muže na průzkum?</text:span></text:p>
        </text:list-item>
        <text:list-item>
          <text:p text:style-name="P286"><text:span text:style-name="T269">V Trehernu žije bohyně, co vyléčí každou nemoc a </text:span><text:span text:style-name="T268">č</text:span><text:span text:style-name="T269">te myšlenky. Worroch je mrtvý bůh, to vám povídám.</text:span></text:p>
        </text:list-item>
      </text:list>
      <text:h text:style-name="Heading_20_3" text:outline-level="3">Vývěska na náměstí</text:h>
      <text:p text:style-name="P109">Na vývěsce na náměstí je:</text:p>
      <text:list xml:id="list1124572369" text:style-name="L50">
        <text:list-item>
          <text:p text:style-name="P232"><text:span text:style-name="T418">P</text:span>ergamen s knížecí pečetí:</text:p>
          <text:p text:style-name="P240">Městská stráž vyplatí JEDEN ZLATÝ za každou předloženou GOBLINÍ HLAVU nebo její větší polovinu.</text:p>
        </text:list-item>
        <text:list-item>
          <text:p text:style-name="P287"><text:soft-page-break/><text:span text:style-name="T418">H</text:span>rubý papír:</text:p>
          <text:p text:style-name="P288">Najímáme žoldnéře na ochranu rybářů a houbových farem. Hlaste se u Markoa v Sulpu. Zbraně si přineste vlastní.</text:p>
          <text:p text:style-name="P233">Po straně je na něm načmáráno krví:</text:p>
          <text:p text:style-name="P232">BOJUJU ZA PRACHY. JSEM U REZAV<text:span text:style-name="T417">Ý</text:span>HO MEČE.<text:tab/><text:tab/><text:tab/><text:tab/><text:tab/><text:tab/>RA<text:span text:style-name="T418">E</text:span>GAN.</text:p>
        </text:list-item>
      </text:list>
      <text:p text:style-name="P138"/>
      <text:h text:style-name="Heading_20_2" text:outline-level="2">Magicky zapečetěná budova v chudinské čtvrti</text:h>
      <text:list xml:id="list459413515" text:style-name="L51">
        <text:list-item>
          <text:p text:style-name="P234">Proč?</text:p>
        </text:list-item>
        <text:list-item>
          <text:p text:style-name="P234">Co tam je zajímavého?</text:p>
        </text:list-item>
        <text:list-item>
          <text:p text:style-name="P234">Souvisí to nějak se „zombie incidentem?“</text:p>
          <text:list>
            <text:list-item>
              <text:p text:style-name="P235"><text:span text:style-name="Emphasis"><text:span text:style-name="T170">Ano, za obojí může dvorní čaroděj.</text:span></text:span></text:p>
            </text:list-item>
          </text:list>
        </text:list-item>
      </text:list>
      <text:h text:style-name="P144" text:outline-level="1">Garlacké hory</text:h>
      <text:h text:style-name="Heading_20_2" text:outline-level="2"><text:span text:style-name="T336">Náhodná setkání </text:span>(d12)</text:h>
      <text:list xml:id="list559049528" text:style-name="L52">
        <text:list-item>
          <text:p text:style-name="P290"><text:span text:style-name="T80">poprvé</text:span><text:span text:style-name="T322"> Kůly s lidskými kostlivci, goblinními štíty a dekoracemi z dlouhého peří ptáka Noha. </text:span><text:span text:style-name="T80">podruhé </text:span><text:span text:style-name="T322">Goblinní jezdci na vrrcích</text:span></text:p>
        </text:list-item>
        <text:list-item>
          <text:p text:style-name="P290">viz 1.</text:p>
        </text:list-item>
        <text:list-item>
          <text:p text:style-name="P290"><text:span text:style-name="T80">poprvé</text:span><text:span text:style-name="T322"> Studené ohniště, ohlodané goblinní kosti a větvemi vystlané díry k ležení dlouhé víc než dva metry. </text:span><text:span text:style-name="T80">podruhé</text:span><text:span text:style-name="T322"> Orčí lovecká skupina sbírá goblinní trofeje a plní pytle jejich cennostmi.</text:span></text:p>
        </text:list-item>
        <text:list-item>
          <text:p text:style-name="P290">viz. 3</text:p>
        </text:list-item>
        <text:list-item>
          <text:p text:style-name="P290">Goblinní zaříkávač/vynálezce s několika poskoky testuje nová děla a magického dřevěného golema.</text:p>
        </text:list-item>
        <text:list-item>
          <text:p text:style-name="P290">Skupina trpasličích prospektorů nevěří, že lidé vytěžili všechno, a hledají další drahé kovy. Jsou přátelští a ochotní jen do chvíle než na něco cenného skutečně narazíte.</text:p>
        </text:list-item>
        <text:list-item>
          <text:p text:style-name="P290">Narazili jste na jednu z mnoha prastarých sošek k uctění trpasličích předků. Zanechte tu oběť, nejlépe ve zlatě, a získáte požehnání (krátkodobý bonus nebo přehození kostky).</text:p>
        </text:list-item>
        <text:list-item>
          <text:p text:style-name="P290"><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290">Na stezce leží několik balvanů, rozlámané trakaře, truhlice a nářadí. Ve skalách nad stezkou sídlí obr a vrhá na cestovatele kameny.</text:p>
        </text:list-item>
        <text:list-item>
          <text:p text:style-name="P290">Blíží se silueta gigantického ptáka Noha, asi by jste se měli schovat. Kdo to nestihne, toho pták odnese do svého hnízda ve skalách.</text:p>
        </text:list-item>
        <text:list-item>
          <text:p text:style-name="P290">Sněhová bouře; led, mráz, vichr, nízká viditelnost.  </text:p>
        </text:list-item>
        <text:list-item>
          <text:p text:style-name="P290">Hoď znovu a nový výsledek po chvíli přeruš kamennou lavinou.</text:p>
        </text:list-item>
      </text:list>
      <text:h text:style-name="P154" text:outline-level="2">Hrstan</text:h>
      <text:p text:style-name="P75">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155" text:outline-level="2">Stříbrný důl</text:h>
      <text:p text:style-name="P76">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339">stříbrného dolu</text:span></text:h>
      <text:h text:style-name="P161" text:outline-level="3"><text:bookmark text:name="docs-internal-guid-65445f98-7fff-1a3c-3ca6-f339e9524b31"/>1</text:h>
      <text:p text:style-name="P76">Vodní plocha &gt; Temná, neprůhledná a hluboká desítky metrů. Tlusté rudé pijavice, které zraňují zdravé a léčí zraněné. Obří chapadlovitá bestie spí několik metrů pod hladinou.</text:p>
      <text:p text:style-name="P76">Lano &gt; Uvázané ke sloupku kovového harampádí ve výklenku několik metrů od břehu. Při zatažení je 2z6ti šance, že vzniklý hluk přiláká chapadlovitou bestii, a 2z6ti šance, že přiláká trolla z 3.</text:p>
      <text:p text:style-name="P76">Dřevěná bariéra do 5. &gt; Hlídaná gobliny z druhé strany. Plná děr pro kopí.</text:p>
      <text:h text:style-name="P161" text:outline-level="3">2</text:h>
      <text:p text:style-name="P76">Kosti &gt; Lidské, gobliní i zvířecí, některé rozlámané a požvýkané.</text:p>
      <text:p text:style-name="P76">Vysoké stoupající stupně &gt; Porostlé jedlým mechem. V mechu velké čtyřprsté stopy a otisky kloubů (jako od gorily).</text:p>
      <text:h text:style-name="P161" text:outline-level="3">3</text:h>
      <text:p text:style-name="P76">Troll &gt; Mohutný, čtyřruký trollí mutant. Rychlá regenerace všech zranění nezpůsobených ohněm a kyselinou.</text:p>
      <text:p text:style-name="P76">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61" text:outline-level="3"><text:soft-page-break/>4</text:h>
      <text:p text:style-name="P76">Hnízdo malé zdivočelé gobliní holčičky &gt; Chová se jako agresivní opice. V jejím doupěti je nakradeno 40 zlaťáků, 112 stříbrňáků a dva tucty drobných šperků (celkově 3k20 zlaťáků)</text:p>
      <text:h text:style-name="P161" text:outline-level="3">5</text:h>
      <text:p text:style-name="P76">Osm goblinů &gt; Lehké zbroje a kopí. Jeden z nich má vlčí tlamu trčící z hrudi, jeden další má pevné šupiny, a další má namísto krve kyselinu.</text:p>
      <text:p text:style-name="P76">Improvizovaná balista a barikády s bodci</text:p>
      <text:h text:style-name="P161" text:outline-level="3">6</text:h>
      <text:p text:style-name="P76">U stěny uvázaní tři důlníci &gt; Slabí a zoufalí. Jeden z nich je porostlý hustou srstí a prosí o smrt. Údajně byl vystaven nějaké zelené břečce.</text:p>
      <text:p text:style-name="P76">Ohniště s kotlem &gt; Ve vývaru kusy důlníků.</text:p>
      <text:h text:style-name="P161" text:outline-level="3">7</text:h>
      <text:p text:style-name="P76">Hromada rozličného harampádí</text:p>
      <text:p text:style-name="P76">Pracovní stůl plný vynálezů &gt; Rukavice s přidělanými čepelemi na kloubech, velká kuše kuše na střelbu dřevěných bodců a několikery zjevně nedokončené rozřezané dudy, </text:p>
      <text:h text:style-name="P161" text:outline-level="3"><text:soft-page-break/>8</text:h>
      <text:p text:style-name="P76">Vrásčitý gobliní šaman pokrytý pijavicemi z 1 &gt; Drzý, vesmeš nepohyblivý, nebude bojovat. Tvrdí, že kdo ho zabije, zemře. Když zemře, jeho tělo se rozzáří a povolá tři metrové krvežíznivé démony.</text:p>
      <text:p text:style-name="P76">Podlaha chodby i místnosti je naplněná bahnem &gt; Při šamanově smrti ztuhne jako cement.</text:p>
      <text:h text:style-name="P161" text:outline-level="3">9</text:h>
      <text:p text:style-name="P76">Chodba vedoucí nad stropem 1 &gt; Část podlahy je iluzorní. Kdyby jí někdo propadl do vody, probudí chapadlovitou bestii.</text:p>
      <text:h text:style-name="P161" text:outline-level="3">10</text:h>
      <text:p text:style-name="P76">Prázdná místnost &gt; Při výraznějším hluku troll z 3 rozrazí gobliny postavenou kamenou bariéru a zaútočí.</text:p>
      <text:h text:style-name="P161" text:outline-level="3">11</text:h>
      <text:p text:style-name="P76">Nad vstupními dveřmi je připraven kastrol plný jedovatých brouků &gt; Spadne na prvního, kdo neopatrně projde.</text:p>
      <text:p text:style-name="P76">Tři kamenné stojany &gt; Na nich dort, váza a vycpaný králík. Všechno naplněné jedovatými brouky.</text:p>
      <text:p text:style-name="P76">Balvan &gt; Pod ním uvězněná malá opečovávaná kolonie jedovatách brouků.</text:p>
      <text:h text:style-name="P161" text:outline-level="3">12</text:h>
      <text:p text:style-name="P76">Nehybný nemrtvý ogr &gt; Zaútočí jen pokud se postavy přiblíží nebo zaútočí první. V břiše má zašité tři zombie gobliny.</text:p>
      <text:h text:style-name="P161" text:outline-level="3"><text:soft-page-break/>13</text:h>
      <text:p text:style-name="P76">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35"/>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24"/>
          </table:table-cell>
          <table:table-cell table:style-name="Table1.A1" office:value-type="string">
            <text:p text:style-name="P134">8</text:p>
          </table:table-cell>
          <table:table-cell table:style-name="Table1.A1" office:value-type="string">
            <text:p text:style-name="P134">1</text:p>
          </table:table-cell>
          <table:table-cell table:style-name="Table1.A1" office:value-type="string">
            <text:p text:style-name="P134">7</text:p>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34">6</text:p>
          </table:table-cell>
          <table:table-cell table:style-name="Table1.A1" office:value-type="string">
            <text:p text:style-name="P124"/>
          </table:table-cell>
          <table:table-cell table:style-name="Table1.A1" office:value-type="string">
            <text:p text:style-name="P134">5</text:p>
          </table:table-cell>
        </table:table-row>
        <table:table-row>
          <table:table-cell table:style-name="Table1.A1" office:value-type="string">
            <text:p text:style-name="P134">7</text:p>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34">4</text:p>
          </table:table-cell>
          <table:table-cell table:style-name="Table1.A1" office:value-type="string">
            <text:p text:style-name="P124"/>
          </table:table-cell>
        </table:table-row>
        <table:table-row>
          <table:table-cell table:style-name="Table1.A1" office:value-type="string">
            <text:p text:style-name="P134">2</text:p>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34">6</text:p>
          </table:table-cell>
          <table:table-cell table:style-name="Table1.A1" office:value-type="string">
            <text:p text:style-name="P134">7</text:p>
          </table:table-cell>
          <table:table-cell table:style-name="Table1.A1" office:value-type="string">
            <text:p text:style-name="P134">1</text:p>
          </table:table-cell>
          <table:table-cell table:style-name="Table1.A1" office:value-type="string">
            <text:p text:style-name="P134">9</text:p>
          </table:table-cell>
        </table:table-row>
        <table:table-row>
          <table:table-cell table:style-name="Table1.A1" office:value-type="string">
            <text:p text:style-name="P134">3</text:p>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34">6</text:p>
          </table:table-cell>
          <table:table-cell table:style-name="Table1.A1" office:value-type="string">
            <text:p text:style-name="P124"/>
          </table:table-cell>
          <table:table-cell table:style-name="Table1.A1" office:value-type="string">
            <text:p text:style-name="P134">5</text:p>
          </table:table-cell>
          <table:table-cell table:style-name="Table1.A1" office:value-type="string">
            <text:p text:style-name="P124"/>
          </table:table-cell>
          <table:table-cell table:style-name="Table1.A1" office:value-type="string">
            <text:p text:style-name="P124"/>
          </table:table-cell>
        </table:table-row>
        <table:table-row>
          <table:table-cell table:style-name="Table1.A1" office:value-type="string">
            <text:p text:style-name="P124"/>
          </table:table-cell>
          <table:table-cell table:style-name="Table1.A1" office:value-type="string">
            <text:p text:style-name="P134">5</text:p>
          </table:table-cell>
          <table:table-cell table:style-name="Table1.A1" office:value-type="string">
            <text:p text:style-name="P134">8</text:p>
          </table:table-cell>
          <table:table-cell table:style-name="Table1.A1" office:value-type="string">
            <text:p text:style-name="P134">4</text:p>
          </table:table-cell>
          <table:table-cell table:style-name="Table1.A1" office:value-type="string">
            <text:p text:style-name="P124"/>
          </table:table-cell>
          <table:table-cell table:style-name="Table1.A1" office:value-type="string">
            <text:p text:style-name="P134">3</text:p>
          </table:table-cell>
          <table:table-cell table:style-name="Table1.A1" office:value-type="string">
            <text:p text:style-name="P134">9</text:p>
          </table:table-cell>
          <table:table-cell table:style-name="Table1.A1" office:value-type="string">
            <text:p text:style-name="P134">6</text:p>
          </table:table-cell>
          <table:table-cell table:style-name="Table1.A1" office:value-type="string">
            <text:p text:style-name="P124"/>
          </table:table-cell>
        </table:table-row>
        <table:table-row>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34">7</text:p>
          </table:table-cell>
          <table:table-cell table:style-name="Table1.A1" office:value-type="string">
            <text:p text:style-name="P124"/>
          </table:table-cell>
          <table:table-cell table:style-name="Table1.A1" office:value-type="string">
            <text:p text:style-name="P134">2</text:p>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34">8</text:p>
          </table:table-cell>
        </table:table-row>
        <table:table-row>
          <table:table-cell table:style-name="Table1.A1" office:value-type="string">
            <text:p text:style-name="P134">8</text:p>
          </table:table-cell>
          <table:table-cell table:style-name="Table1.A1" office:value-type="string">
            <text:p text:style-name="P134">7</text:p>
          </table:table-cell>
          <table:table-cell table:style-name="Table1.A1" office:value-type="string">
            <text:p text:style-name="P134">3</text:p>
          </table:table-cell>
          <table:table-cell table:style-name="Table1.A1" office:value-type="string">
            <text:p text:style-name="P134">6</text:p>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34">4</text:p>
          </table:table-cell>
        </table:table-row>
        <table:table-row>
          <table:table-cell table:style-name="Table1.A1" office:value-type="string">
            <text:p text:style-name="P124"/>
          </table:table-cell>
          <table:table-cell table:style-name="Table1.A1" office:value-type="string">
            <text:p text:style-name="P134">1</text:p>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34">6</text:p>
          </table:table-cell>
        </table:table-row>
        <table:table-row>
          <table:table-cell table:style-name="Table1.A1" office:value-type="string">
            <text:p text:style-name="P134">6</text:p>
          </table:table-cell>
          <table:table-cell table:style-name="Table1.A1" office:value-type="string">
            <text:p text:style-name="P124"/>
          </table:table-cell>
          <table:table-cell table:style-name="Table1.A1" office:value-type="string">
            <text:p text:style-name="P134">9</text:p>
          </table:table-cell>
          <table:table-cell table:style-name="Table1.A1" office:value-type="string">
            <text:p text:style-name="P124"/>
          </table:table-cell>
          <table:table-cell table:style-name="Table1.A1" office:value-type="string">
            <text:p text:style-name="P124"/>
          </table:table-cell>
          <table:table-cell table:style-name="Table1.A1" office:value-type="string">
            <text:p text:style-name="P134">4</text:p>
          </table:table-cell>
          <table:table-cell table:style-name="Table1.A1" office:value-type="string">
            <text:p text:style-name="P134">3</text:p>
          </table:table-cell>
          <table:table-cell table:style-name="Table1.A1" office:value-type="string">
            <text:p text:style-name="P134">5</text:p>
          </table:table-cell>
          <table:table-cell table:style-name="Table1.A1" office:value-type="string">
            <text:p text:style-name="P124"/>
          </table:table-cell>
        </table:table-row>
      </table:table>
      <text:p text:style-name="P76"/>
      <text:h text:style-name="P161" text:outline-level="3">14</text:h>
      <text:p text:style-name="P76">Dva svázaní důlníci &gt; Slabost, roubíky, stopy po pijavicích, horečka.</text:p>
      <text:p text:style-name="P76">Prázdný kožený vak</text:p>
      <text:h text:style-name="P161" text:outline-level="3"><text:soft-page-break/>15</text:h>
      <text:p text:style-name="P76">Nákladní prostor vesmírné lodi &gt; V případě ohně (např. pochodně) uzavře všechny východy a na několik minut vysaje vzduch z místnosti.</text:p>
      <text:p text:style-name="P76">Bedny &gt; Jsou ocelové a zapečetěné.</text:p>
      <text:p text:style-name="P76">Ve stěně je červená skříňka &gt; Obsahuje dýchací masku (náplň na 60 minut) a léčivou pěnu ve spreji (náplň na tři použití)</text:p>
      <text:h text:style-name="P161" text:outline-level="3">16</text:h>
      <text:p text:style-name="P76">Muž v oranžové přiléhavé uniformě &gt; Leží v bezvědomí. Probere se při otevření dvěří. Je to android, který věří, že lidé jsou nižší forma života a měli by sloužit nebo být vyhlazeni. On způsobil ztroskotání lodi.</text:p>
      <text:p text:style-name="P76">Motor &gt; Nefunkční. Schází mu zdroj energie.</text:p>
      <text:p text:style-name="P76"/>
      <text:h text:style-name="P161" text:outline-level="3">17</text:h>
      <text:p text:style-name="P76">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6">Cryopad &gt; Muž v modré přiléhavé uniformě zmrazený za oválným sklem.</text:p>
      <text:p text:style-name="P76"><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61" text:outline-level="3">18</text:h>
      <text:p text:style-name="P76">Šest goblinů &gt; Kyje a oštěpy. Jeden z nich má zvětšenou hlavu s výraznými zelenými žilami. Je ozbrojen dudům podobným plamenometem a snaží se ostatní přesvědčit, aby přestali poslouchat Matku.</text:p>
      <text:p text:style-name="P76">Ohniště</text:p>
      <text:p text:style-name="P76">Podél stěn slamníky</text:p>
      <text:h text:style-name="P161" text:outline-level="3">19</text:h>
      <text:p text:style-name="P76">Na hácích ze stropu zavěšená vykuchaná těla psů a důlníků</text:p>
      <text:p text:style-name="P76">Tajné kamenné dveře vedou do 22</text:p>
      <text:p text:style-name="P76"/>
      <text:h text:style-name="P161" text:outline-level="3">20</text:h>
      <text:p text:style-name="P76">Organické stěny &gt; Krvácejí z řezných ran. Pokud jim pomůžete (kouzlem, lektvarem, zašitím, vymytím apod.), místnost zrůžoví a začne vás poslouchat. Otevírat “dveře”, vypouštět léčivý nebo smrtelný plyn apod.</text:p>
      <text:h text:style-name="P161" text:outline-level="3"><text:soft-page-break/>21</text:h>
      <text:p text:style-name="P76">Obrovská gobliní matrona &gt; Morbidně obézní, tři páry prsů a rukou, čtyři nohy a ocas. Dokáže vychrchlat a plivnout kyselinový blob až za propast.</text:p>
      <text:p text:style-name="P76">Dva gobliní sluhové &gt; Mají dva kýble a polévají matronu zářivě zelenou tekutinou</text:p>
      <text:p text:style-name="P76">Osm gobliních dětí &gt; Pobíhají kolem jako zvířata</text:p>
      <text:p text:style-name="P76">Propast &gt; Stěny pokryté neuvěřitelně bohatými stříbrnými žilami, dno v nedohlednu, lze překročit po vratkém dřevěném můstku</text:p>
      <text:h text:style-name="P161" text:outline-level="3">22</text:h>
      <text:p text:style-name="P76">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319">S</text:span>vatyně nekonečných možností</text:h>
      <text:p text:style-name="P75">Skalní chrám plný soch krásných, bohatých a šťastných lidí. V centru se mramorový drak sklání nad stříbrnou kropenkou se zlatou rybkou, která každému splní jedno přání, vždy ovšem s nevýhodou. Kdo ji osvobod<text:span text:style-name="T338">í</text:span> a odnesete do řeky, jezera či moře, spatří její proměnu ve zlatého draka a dostane se mu jednoho skutečného přání.</text:p>
      <text:h text:style-name="Heading_20_2" text:outline-level="2"><text:soft-page-break/>Trpasli<text:span text:style-name="T338">cká</text:span> hrobka</text:h>
      <text:p text:style-name="P72">Místo odpočinku trpasličích bratří Dragina a Blarina Baragora, jenž se proslavili jako lovci démonů. Lidé mluví o bráně vysekané přímo do štítu šedých hor.</text:p>
      <text:p text:style-name="P77">TODO: Kteří lidé o tom mluví? Dát někam hint.</text:p>
      <text:h text:style-name="P162" text:outline-level="3"><text:bookmark text:name="docs-internal-guid-435a182a-7fff-9591-8b7e-f4dfea2c7119"/>1</text:h>
      <text:p text:style-name="P72">Šedé gabrové stěny, vysoký strop s nízkou křížovou klenbou, známky trpasličí architektury.</text:p>
      <text:p text:style-name="P72">Obr z kopců &gt; Tlustý, smradlavý a hloupý. Bojí se magie.</text:p>
      <text:p text:style-name="P72">Zbytky a mršiny &gt; Ohlodané kosti goblinů a čehosi s blanitými křídly.</text:p>
      <text:p text:style-name="P72">Vytesaný nápis &gt; Trpasličími runami “Zde leží bratři Bralin a Dragin, poslední bojovníci klanu Baragor.”</text:p>
      <text:p text:style-name="P72">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2113169269" text:style-name="L53">
        <text:list-item>
          <text:p text:style-name="P291">Kdo to dělá, nechce to, kdo to koupí, nepotřebuje to, kdo to potřebuje, neví o tom (Rakev).</text:p>
        </text:list-item>
        <text:list-item>
          <text:p text:style-name="P291">Když se temný elf narodí má černé tělo, černé ruce, černé nohy, černou hlavu a jaké má zuby? (Žádné)</text:p>
        </text:list-item>
        <text:list-item>
          <text:p text:style-name="P291">Které slovo se v obecné řeči vždy píše nesprávně? (nesprávně)</text:p>
        </text:list-item>
      </text:list>
      <text:h text:style-name="P162" text:outline-level="3"><text:soft-page-break/>2</text:h>
      <text:p text:style-name="P72">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72">Šachovnice s osmi sochami korunovaných trpaslic &gt; Pokud je hráči dokáží rozestavět, tak aby se mezi sebou neohrožovali, otevřou se dveře do (3.)</text:p>
      <text:h text:style-name="P162" text:outline-level="3">3</text:h>
      <text:p text:style-name="P72">Kamenný sarkofág &gt; “Pod horou hluboce sní Bralin Baragor”, uvnitř trpasličí kostra v pestrobarevných šatech.</text:p>
      <text:p text:style-name="P72">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72">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62" text:outline-level="3">4</text:h>
      <text:p text:style-name="P72">Podél stěn stojící sarkofágy &gt; Spolubojovníci, panoši a služebnictvo. Ve dvou z nich se schovávají netopýří bestie. Kdyby došlo k boji, tak viz (6.)</text:p>
      <text:p text:style-name="P72"><text:soft-page-break/>Hromada bílého trusu &gt; Hraničář by v tom netopýří bestie poznal.</text:p>
      <text:h text:style-name="P162" text:outline-level="3">5</text:h>
      <text:p text:style-name="P72">Runová kovadlina &gt; Pokud tu bude kovat zbraň skutečný kovář, vstoupí do ní jedna z trpasličích duší v (4.)</text:p>
      <text:list xml:id="list2603329354" text:style-name="L54">
        <text:list-item>
          <text:p text:style-name="P292">Hrot zbraně se vždy stáčí k největšímu množství zlata v okolí</text:p>
        </text:list-item>
        <text:list-item>
          <text:p text:style-name="P292">Zbraň zraňuje elfy více než ostatní a září v jejich přítomnosti</text:p>
        </text:list-item>
        <text:list-item>
          <text:p text:style-name="P292">Zbraň zraňuje gobliny více než ostatní a září v jejich přítomnosti</text:p>
        </text:list-item>
        <text:list-item>
          <text:p text:style-name="P292">Údery této zbraně jsou nadpřirozeně silné</text:p>
        </text:list-item>
        <text:list-item>
          <text:p text:style-name="P292">Zbraň zradí kohokoli, kdo se o ni nebude dobře starat, a házej znovu</text:p>
        </text:list-item>
        <text:list-item>
          <text:p text:style-name="P292">Zbraň každý den absorbuje od svého majitele jeden zlaťák a házej znovu</text:p>
        </text:list-item>
      </text:list>
      <text:p text:style-name="P72">Kovářská výheň a nádrž na schlazování</text:p>
      <text:p text:style-name="P72">Nízký stůl s nářadím &gt; Kladiva, kleště, kovářský nůž, svěrák, ocelové pruty</text:p>
      <text:p text:style-name="P72">Kulatý poklop na ventilaci &gt; Sahá vysoko do skal. Průvan při otevření sfoukne všechny otevřené ohně, krom pořádně rozpálené výhně.</text:p>
      <text:h text:style-name="P162" text:outline-level="3"><text:soft-page-break/>6</text:h>
      <text:p text:style-name="P72">Trojice netopýřích bestií &gt; V případě odhalení jejich druhů v (4.), nebo když se někdo přiblíží na dohled, otevřou ventilaci, aby zhasli všechny pochodně, a s paralyzujícím křikem se vrhnou do boje.</text:p>
      <text:p text:style-name="P72">Stůl s policí na balzamovací pomůcky</text:p>
      <text:p text:style-name="P72">Hromada kostí &gt; Gobliny a různá horská zvířata</text:p>
      <text:p text:style-name="P72">Kulatý poklop na ventilaci &gt; Sahá vysoko do skal. Průvan při otevření sfoukne všechny otevřené ohně.</text:p>
      <text:h text:style-name="P162" text:outline-level="3">7</text:h>
      <text:p text:style-name="P72">Neopracovaný blok kamene</text:p>
      <text:p text:style-name="P72">Zpola dokončená socha trpaslíka</text:p>
      <text:p text:style-name="P72">Kladivo a sada majzlíků</text:p>
      <text:h text:style-name="P162" text:outline-level="3">8</text:h>
      <text:p text:style-name="P72">Odsud dál jsou šedé stěny protkané černými žilami.</text:p>
      <text:p text:style-name="P72">Polovina chodby oddělená dveřmi s nápisem &gt; “Pod horou bdí Dragin Baragor, střes se jeho bezesného odhodlání.”</text:p>
      <text:p text:style-name="P72">Rozleptaná mrtvola netopýří bestie &gt; Na podlaze přesně ve středu křižovatky je nášlapné tlačítko; při zmáčknutí se otevře jedna z dlaždic ve slepé uličce a vypustí do chodby mlžný kužel žiraviny.</text:p>
      <text:h text:style-name="P162" text:outline-level="3">9</text:h>
      <text:p text:style-name="P72">Stěny obložené štíty, kyrysy a zbraněmi všemožných tvarů a původů</text:p>
      <text:p text:style-name="P72"><text:soft-page-break/>Na piedestalu leží kniha zášti &gt; Do takových knih se zapisují křivdy, aby se na ně nikdy nezapomělo. Tahle má všechny jména přeškrtnutá. Zbylo jen Zalezar. </text:p>
      <text:h text:style-name="P162" text:outline-level="3">10</text:h>
      <text:p text:style-name="P72">Tři metry hluboká díra plná zombií &gt; Všechno oběti z knihy zášti.</text:p>
      <text:p text:style-name="P72">Na stěně lze nahmatat tenká spára a vydloubnout blok kamene &gt; Za ním se schovává řetez, jímž lze spustit ze stropu tajný, vratký most</text:p>
      <text:h text:style-name="P162" text:outline-level="3">11</text:h>
      <text:p text:style-name="P72">Socha plačící trpaslice</text:p>
      <text:p text:style-name="P72">V kruhu okovů spoutaný nemrtvý trpaslík &gt; Žádné oči ani jazyk, všechny orgány vyjmuté, maso vyschlé, zakouslé do kostí jako pevná kožená zbroj. Vstoupí-li někdo do jeho komnaty, během několika okamžiků přetrhá řetězy a zaútočí.</text:p>
      <text:h text:style-name="P162" text:outline-level="3">12</text:h>
      <text:p text:style-name="P72">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72">Utajené propadliště &gt; Přesně před trpaslíkem. Vede do tunelu, který se táhne až do díry v (10.)</text:p>
      <text:p text:style-name="P72">4 kanopy &gt; Překrásné, porcelánové, dekorované zlatem a drahokamy (cena 4x50 zlaťáků<text:span text:style-name="T154">)</text:span></text:p>
      <text:h text:style-name="Heading_20_1" text:outline-level="1">Bažina</text:h>
      <text:h text:style-name="Heading_20_2" text:outline-level="2"><text:span text:style-name="T337">Náhodná setkání </text:span>(d12)</text:h>
      <text:list xml:id="list3439507803" text:style-name="L55">
        <text:list-item>
          <text:p text:style-name="P293"><text:span text:style-name="T80">poprvé</text:span><text:span text:style-name="T322"> Bosé humanoidní stopy se třemi drápy </text:span><text:span text:style-name="T80">podruhé</text:span><text:span text:style-name="T322"> Osm ještěrců loví lidi do zigguratu. Vede je veterán s kostěnou zbrojí a oboustranným kopím. U sebe má klíč s rybí hlavou.</text:span></text:p>
        </text:list-item>
        <text:list-item>
          <text:p text:style-name="P293">viz 1.</text:p>
        </text:list-item>
        <text:list-item>
          <text:p text:style-name="P293">viz 1.</text:p>
        </text:list-item>
        <text:list-item>
          <text:p text:style-name="P293">Rybáři vypouští pelikány s podvázanými krky na ryby. Škrtidlo sundají, až když pták nanosí dost ryb pro svého majitele. V mezičase se předhání v dohadech o tom, kam ještěrci odvádí ztracené lidi.</text:p>
        </text:list-item>
        <text:list-item>
          <text:p text:style-name="P293">Nápadné bleděmodré zelí. Požití způsobuje malátnost a submisivitu.</text:p>
        </text:list-item>
        <text:list-item>
          <text:p text:style-name="P293">Stromy, ostrúvky půdy i bažina jsou porostlé narudlým mechem. Vše, čeho se mech dotýká ožívá jako prodloužené končetiny masožravé květiny pod hladinou. </text:p>
        </text:list-item>
        <text:list-item>
          <text:p text:style-name="P293">Zbohatlý trosský měšťan na tajné schůzce s ještěrci dračího kultu.</text:p>
        </text:list-item>
        <text:list-item>
          <text:p text:style-name="P293">Jedovatá žába s korunkou na hlavě. Je to zlomyslný žert nebo princ, který čeká až se za něj nějaká dívka obětuje?</text:p>
        </text:list-item>
        <text:list-item>
          <text:p text:style-name="P293"><text:soft-page-break/>Pijavice, které zraňují zdravé a léčí zraněné.</text:p>
        </text:list-item>
        <text:list-item>
          <text:p text:style-name="P293">Brnivý zemětřas a uši drásající bzučení. Útok hejna pětikilových komárů.</text:p>
        </text:list-item>
        <text:list-item>
          <text:p text:style-name="P293">Na zlomeném stromě nabodnutý pirát. Vypadá jako by spadl z oblohy. Nohy okousané od dravců, trojhranný klobouk stále na hlavě. Po kapsách hrst drahokamů (cena 3k20 zlaťáků) a lektvar neviditelnosti.</text:p>
        </text:list-item>
        <text:list-item>
          <text:p text:style-name="P293">Bažina je dnes zalitá v husté mléčné mlze. Hoď znovu koho v mlze potkají. Padne-li zase 12, mlha je zlomyslná a ukazuje lidem vidinu jejich největšího strachu, aby je zahnala do močálů.</text:p>
        </text:list-item>
      </text:list>
      <text:h text:style-name="P156" text:outline-level="2">Sump</text:h>
      <text:p text:style-name="P80">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0"><text:span text:style-name="T37">Event:</text:span><text:span text:style-name="T333"> V poledne bude soud.</text:span></text:p>
      <text:list xml:id="list699987827" text:style-name="L56">
        <text:list-item>
          <text:p text:style-name="P294">Představení na návsi. Rybář obviňuje svého souseda, sběrače mechů, že mu ukradl loď <text:span text:style-name="T330">(ukradl ji někdo jiný, kdo se chtěl dostat k ještěrcům)</text:span>.</text:p>
          <text:list>
            <text:list-item>
              <text:p text:style-name="P295">Rybář se pokouší předvádět loupež lodě.</text:p>
            </text:list-item>
            <text:list-item>
              <text:p text:style-name="P295">Sběrač mechů předvádí komedii (rybář chytil velrybu a svolá postupně celou vesnici, aby mu šla pomoct).</text:p>
            </text:list-item>
            <text:list-item>
              <text:p text:style-name="P295"><text:soft-page-break/><text:span text:style-name="T331">Starosta dá rybáři pokutu (musí sběrači mechů po celej rok zdarma dávat ryby)</text:span>.</text:p>
            </text:list-item>
          </text:list>
        </text:list-item>
      </text:list>
      <text:p text:style-name="P78">Starosta <text:span text:style-name="T332">Kuruk (kudůk)</text:span></text:p>
      <text:list xml:id="list651369756" text:style-name="L57">
        <text:list-item>
          <text:p text:style-name="P296"><text:span text:style-name="T330">V bažině se mi ztrácí lidi. Nemám co bych nabídnul. Jsou tam nějaký ruiny, v mládí jsem se tam toulal. Pošlu s váma </text:span><text:span text:style-name="T238">s</text:span><text:span text:style-name="T239">yna</text:span><text:span text:style-name="T330">, pokud se tam chcete vypravit.</text:span></text:p>
          <text:list>
            <text:list-item>
              <text:p text:style-name="P297">Průvodce ukáže jak ziggurat, tak měsíční oltář.</text:p>
            </text:list-item>
          </text:list>
        </text:list-item>
      </text:list>
      <text:p text:style-name="P79">Starostův syn Bekel (překvapivě taky kudůk). <text:span text:style-name="T329">Poseroutka.</text:span></text:p>
      <text:h text:style-name="P156" text:outline-level="2">Měšíční oltář</text:h>
      <text:p text:style-name="P80">Vzpomínka na vládu temných elfů. V kruhu zkřivených vyschlých stromů se leskne hrubě opracovaný obsidiánový blok. Při měsíčním svitu jej polij krví nevinného a získej do příštího úplňku nadpřirozenou odolnost proti nestříbrným zbraním a schopnost vidění v temnotě.</text:p>
      <text:h text:style-name="P156" text:outline-level="2">Ziggurat</text:h>
      <text:p text:style-name="P80"><text:span text:style-name="Emphasis"><text:span text:style-name="T106">Zdroj moci dračího kultu. Ještěrci před pyramidou táboří celé dny, jen aby mohli spatřit velekněze a dračí dceru. Právě sem v posledních měsících mizí unesení Sumpští rybáři.</text:span></text:span></text:p>
      <text:h text:style-name="P163" text:outline-level="3">Ještěrec jako hratelná rasa</text:h>
      <text:p text:style-name="P73">Humanoid s protáhlou plazí tváří, pevnou zelenou nebo hnědou kůží a mohutným ještěřím ocasem. Při tvorbě postavy vyber dvě schopnosti:</text:p>
      <text:list xml:id="list3631355044" text:style-name="L58">
        <text:list-item>
          <text:p text:style-name="P298"><text:soft-page-break/>Regenerace<text:line-break/>Narozdíl od lidí ti mohou plně dorůst i ztracené orgány a končetiny.</text:p>
        </text:list-item>
        <text:list-item>
          <text:p text:style-name="P298">Šupiny<text:line-break/>Tělo je pokryté silnou ochranou vrstvou.</text:p>
        </text:list-item>
        <text:list-item>
          <text:p text:style-name="P298">Čich<text:line-break/>Díky citlivému hadímu jazyku rozpoznáš bytosti i substance na velkou vzdálenost.</text:p>
        </text:list-item>
        <text:list-item>
          <text:p text:style-name="P298">Obojživelník<text:line-break/>Dokážeš libovolně dlouho dýchat pod vodou.</text:p>
        </text:list-item>
        <text:list-item>
          <text:p text:style-name="P298">Jed<text:line-break/>Namísto normálních zubů máš dva hadí a dokážeš kousnutím otrávit. Potravu ovšem musíš polykat vcelku.</text:p>
        </text:list-item>
        <text:list-item>
          <text:p text:style-name="P298">Bodce<text:line-break/>Máš rohatou hlavu a ocas zakončený nebezpečnými ostny.</text:p>
        </text:list-item>
        <text:list-item>
          <text:p text:style-name="P298">Chameleon<text:line-break/>Můžeš během několika okamžiků změnit barvu.</text:p>
        </text:list-item>
        <text:list-item>
          <text:p text:style-name="P298"><text:span text:style-name="Emphasis"><text:span text:style-name="T106">Přísavky<text:line-break/>Prsty zespodu pokryté lamelami a přísavkami. Šplhání je pro tebe stejně přirozené jako chůze. Po stěně potřebuješ tři volné končetiny, po stropě čtyři.</text:span></text:span></text:p>
        </text:list-item>
      </text:list>
      <text:h text:style-name="P164" text:outline-level="3"><text:bookmark text:name="docs-internal-guid-2bb5f697-7fff-d078-2922-b0900fed6a27"/>1</text:h>
      <text:p text:style-name="P80">Kamenné stěny &gt; Při bližším prozkoumání je viděť že v několika místech ve sparách jsou místa zapatlaná suchým bahnem. Skrývají otvory, ze kterých vystřelují kopí.</text:p>
      <text:p text:style-name="P80"><text:soft-page-break/>Kamenná dlažba &gt; Několik dlaždic jsou nášlapné spoušti pro kopí.</text:p>
      <text:p text:style-name="P80">Krvavá stopa &gt; Jen u jižního vchodu, vede do místnosti 3.</text:p>
      <text:h text:style-name="P164" text:outline-level="3">2</text:h>
      <text:p text:style-name="P80">Na stěnách jsou vypálené fleky a stopy sazí</text:p>
      <text:p text:style-name="P80">Hliněný golem &gt; Obchází chodbu pomalým krokem a jakékoli vetřelce sežehne plamenem z otvoru, jenž má namísto tváře.</text:p>
      <text:p text:style-name="P80">Pokud postavy způsobí jakýkoli hluk, začne se ze dveří do místnosti 10 ozývat škrábaní a tlumený nářek</text:p>
      <text:h text:style-name="P164" text:outline-level="3">3</text:h>
      <text:p text:style-name="P80">Ještěrec &gt; Dřevěná zbroj, dva zahnuté nože. Má klíč ke dveřím do 17 a 18.</text:p>
      <text:p text:style-name="P80">Vykuchaný panter zavěšený na hácích &gt; Při prozkoumání je vidět, že byl zabit mnoha kopími. </text:p>
      <text:p text:style-name="P80">Kožený vak s vnitřnostmi a měděný tác s masem</text:p>
      <text:p text:style-name="P80">Několik bloků na východní stěně je spojených v tajné odsunutelné dveře</text:p>
      <text:p text:style-name="P80">Spací pytel &gt; Lidská výroba</text:p>
      <text:h text:style-name="P164" text:outline-level="3">4</text:h>
      <text:p text:style-name="P80">Vaky a sudy s lidským vybavením a cenostmi &gt; Meče, nože, šípy, kuše, helmice, štíty, rybářské vybavení, sekyry, klenoty a cetky (cca 100 zlaťáků), 44 zlaťáků, 112 stříbrňáků, 234 měďáků</text:p>
      <text:h text:style-name="P164" text:outline-level="3"><text:soft-page-break/>5</text:h>
      <text:p text:style-name="P80">Poloprůhledné metrové vejce &gt; Již prasklé a prázné. Vzdělanec s bestiářem by mohl určit, že se jedná o příliš brzy vylíhnutého zeleného draka.</text:p>
      <text:p text:style-name="P80">Podlaha je pokrytá zaschlým slizem</text:p>
      <text:h text:style-name="P164" text:outline-level="3">6</text:h>
      <text:p text:style-name="P80">Klínové písmo po stěnách &gt; Vyžaduje znalost ještěřího jazyka. Vypráví o koruně, co v dávných dobách ovlivnila běh světa. Může ji nosit pouze vyvolený a propůjčuje schopnost  vycítit místa moci na velkou vzdálenost.</text:p>
      <text:h text:style-name="P164" text:outline-level="3">7</text:h>
      <text:p text:style-name="P80">Průsvitný, nehmotný a nehybný válečník s mosazným klíčem v břiše &gt; Socha se při dotyku zhmotní a zaútočí. Nikdy ovšem nevykročí z místnosti, jen se vrátí do středu, ztuhne a zprůsvitní.</text:p>
      <text:p text:style-name="P80">Měděná louče v detailně zdobeném trnitém držáku</text:p>
      <text:p text:style-name="P80">Dveře do další místnosti jsou zamčené a klíčovou dírkou mají přesně ve středu pouze namalovanou &gt; Otevřou se, když na klíčovou dírku dopadne stín vržený klíčem z válečníka.</text:p>
      <text:h text:style-name="P164" text:outline-level="3">8</text:h>
      <text:p text:style-name="P80">Rudá trnitá koruna na kameném piedestalu &gt; Při nasazení ukáže cestu k nejbližšímu silnému místu moci. Není-li nositelem vyvolený, koruna způsobí trvalé fyzické následky.</text:p>
      <text:h text:style-name="P164" text:outline-level="3"><text:soft-page-break/>9</text:h>
      <text:p text:style-name="P80">Dvě hromádky vyschlých skarabů &gt; Černí po zapálení vydrží hořet silným žárem několik dní. Bílí po kontaktu s vodou absorbují teplo a pomalu mrazí čeho se dotknou.</text:p>
      <text:h text:style-name="P164" text:outline-level="3">10</text:h>
      <text:p text:style-name="P80">Hladoví nemrtví &gt; 5 lidských rybářů a 7 ještěrců, posekaní, zkrvavení</text:p>
      <text:h text:style-name="P164" text:outline-level="3">11</text:h>
      <text:p text:style-name="P80">Pod hromadou dalších mrvol leží tělo templáře v plátové zbroji &gt; Hlava leží opodál. Zbroj je prakticky nepoškozená a mistrovsky kovaný meč stále svírá v dlani. 20 zlaťáků v měšci, svatý symbol a kovový mandlový štít.</text:p>
      <text:h text:style-name="P164" text:outline-level="3">12</text:h>
      <text:p text:style-name="P80">Dveře vyžadují rybí klíč z 1.náhodného setkání v bažině </text:p>
      <text:p text:style-name="P80">Nízké stolky s různými měšci &gt; Zuby, prsty, uši, vlasy, cetky, 30 zlaťáků.</text:p>
      <text:p text:style-name="P80">Na stěnách všemožné trofeje &gt; Nejvzácnější jsou trollí srdce a zejména roh jednorožce, který má pro svůj magický potenciál obrovskou hodnotu mezi alchymisty.</text:p>
      <text:h text:style-name="P164" text:outline-level="3">13</text:h>
      <text:p text:style-name="P80">Kruhový kamenný stůl &gt; Jen zbytky jídla, smotaný řetez a bič</text:p>
      <text:p text:style-name="P80"><text:soft-page-break/>Retardovaný ještěrec &gt; Bederní rouška z listí, krátký oštěp, neschopnost řeci, jen šílený smích. Na krku řetez s klíči k 10, 14 a 15.</text:p>
      <text:h text:style-name="P164" text:outline-level="3">14</text:h>
      <text:p text:style-name="P80">Prázdná cela</text:p>
      <text:h text:style-name="P164" text:outline-level="3">15</text:h>
      <text:p text:style-name="P80">Pomalu se roztékající dlažba v rohu &gt; Při úplné tichosti lze zaslechnout hmyzí cvakání. Pod povrchem je obří mravenec (velký jako osel) a postupě kyselinou rozpouští podlahu. </text:p>
      <text:p text:style-name="P80">Tři vězni schoulení v rohu místnosti &gt; Starší sběrač hub, jeho dcera a mladík z Trossu, který neustále blábolí o změně člověka v ještěra.</text:p>
      <text:h text:style-name="P164" text:outline-level="3">16</text:h>
      <text:p text:style-name="P80">6 obřích mravenců</text:p>
      <text:p text:style-name="P80">Královna obřích mravenců &gt; Přišla o své impérium a chce získat korunu z 8, aby našla místo k uhnízdení. Umí telepaticky komunikovat (robotí hlas).</text:p>
      <text:h text:style-name="P164" text:outline-level="3">17</text:h>
      <text:p text:style-name="P80">Tunel vedoucí na jih od ještěřího tábora do blat &gt; Prvních a posledních 20 metrů je zatopených</text:p>
      <text:h text:style-name="P164" text:outline-level="3"><text:soft-page-break/>18</text:h>
      <text:p text:style-name="P80">Tunel vedoucí do díry přímo ve středu ještěřího tábora &gt; Vyhazují tam výkaly, popel, kosti a další </text:p>
      <text:h text:style-name="P164" text:outline-level="3">19</text:h>
      <text:p text:style-name="P80">Lidské knihy rozmáčené v mísách s vodou</text:p>
      <text:p text:style-name="P80">Z papírové kaše uplácaný srpek měsíce</text:p>
      <text:h text:style-name="P164" text:outline-level="3">20</text:h>
      <text:p text:style-name="P80">Bazén krve &gt; Pod hladinou spí gigantická anakonda ve službách dračího kultu</text:p>
      <text:p text:style-name="P80">Otvor ve stropě přímo nad bazénem </text:p>
      <text:h text:style-name="P164" text:outline-level="3">21</text:h>
      <text:p text:style-name="P80">Dveře vyžadují k otevření klíče obou strážců (ze 3 a 13)</text:p>
      <text:h text:style-name="P164" text:outline-level="3">22</text:h>
      <text:p text:style-name="P80">U stěny uvázaní tři lidé</text:p>
      <text:p text:style-name="P80">Trůn se sochou hlavního kněze &gt; Není to socha. Je pokrytý vrstvou ztuhlého bahna. U sebe má klíč z pyramidy a chryzopras (5k100 zl.) k ovládání anakondy (druhý má anakonda v sobě). Ten, co vede rituál je iluze.</text:p>
      <text:p text:style-name="P80"><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80">Ještěří kněz &gt; Odebírá dračí dívce krev a nutí ji pít lidským vězňům. Někteří se změní v ještěrce a jsou vítáni. Ostatní jsou shozeni k anakondě.</text:p>
      <text:p text:style-name="P80">Deset ještěřích mnichů &gt; Bílé malování, pláště a kostěné nože.</text:p>
      <text:h text:style-name="Heading_20_1" text:outline-level="1">Brakk</text:h>
      <text:p text:style-name="P48">Nejmocnější z Trosských strážních věží a místo tréninku čerstvých rekrutů. Velitel Horos dokáže naučit různé bojové techniky, ale vyžívá se v šikaně. Do zdejšího žaláře kapitán stráže uklízí politické vězně.</text:p>
      <text:h text:style-name="Heading_20_1" text:outline-level="1"><text:bookmark-start text:name="__RefHeading___Toc6844_2407452455"/><text:span text:style-name="Emphasis">Krvavá vila</text:span><text:bookmark-end text:name="__RefHeading___Toc6844_2407452455"/></text:h>
      <text:p text:style-name="P28"><text:span text:style-name="Emphasis"><text:span text:style-name="T45">Osamocený domov </text:span></text:span><text:span text:style-name="Emphasis"><text:span text:style-name="T50">velmože </text:span></text:span><text:span text:style-name="Emphasis"><text:span text:style-name="T57">Balia</text:span></text:span><text:span text:style-name="Emphasis"><text:span text:style-name="T50"> Valena a jeho rodiny. V</text:span></text:span><text:span text:style-name="Emphasis"><text:span text:style-name="T45">alen je blízký přítel </text:span></text:span><text:span text:style-name="Emphasis"><text:span text:style-name="T50">vládce</text:span></text:span><text:span text:style-name="Emphasis"><text:span text:style-name="T45"> Brakvila. Zatím nikdo netuší o tragédii, </text:span></text:span><text:span text:style-name="Emphasis"><text:span text:style-name="T46">která</text:span></text:span><text:span text:style-name="Emphasis"><text:span text:style-name="T45"> rodinu postihla.</text:span></text:span></text:p>
      <text:p text:style-name="P36"><text:span text:style-name="Emphasis"><text:span text:style-name="T49">TODO: O zahradu se starali vesničani z Godova. Možná by nějakej mohl postavám říct, že tam byl a nemohl se dostat dovnitř?</text:span></text:span></text:p>
      <text:h text:style-name="P151" text:outline-level="4">Co se ve vile stalo?</text:h>
      <text:p text:style-name="P35"><text:span text:style-name="Emphasis"><text:span text:style-name="T54">Zhruba před čtrnácti dny v</text:span></text:span><text:span text:style-name="Emphasis"><text:span text:style-name="T52">elmož Valen ve městě od cizokrajného obchodníka (TODO: odkaz) koupil kouzelný ubru</text:span></text:span><text:span text:style-name="Emphasis"><text:span text:style-name="T53">s</text:span></text:span><text:span text:style-name="Emphasis"><text:span text:style-name="T52"> a přivezl ho své choti darem. Večer z něj pak rodina pojedla. </text:span></text:span><text:span text:style-name="Emphasis"><text:span text:style-name="T55">Jeho choť, p</text:span></text:span><text:span text:style-name="Emphasis"><text:span text:style-name="T52">aní Myriam, se</text:span></text:span><text:span text:style-name="Emphasis"><text:span text:style-name="T55"> následně</text:span></text:span><text:span text:style-name="Emphasis"><text:span text:style-name="T52"> v noci probudila, </text:span></text:span><text:span text:style-name="Emphasis"><text:span text:style-name="T55">náměsíčně </text:span></text:span><text:span text:style-name="Emphasis"><text:span text:style-name="T52">pobrala </text:span></text:span><text:span text:style-name="Emphasis"><text:span text:style-name="T53">svá líčidla a svíčky a ve sklepě nakreslila rituální pentagram s provedla rituál, kterým přivolala </text:span></text:span><text:span text:style-name="Emphasis"><text:span text:style-name="T33">démona neživota</text:span></text:span><text:span text:style-name="Emphasis"><text:span text:style-name="T53"> </text:span></text:span><text:span text:style-name="Emphasis"><text:span text:style-name="T55">(nic z toho si nepamatuje)</text:span></text:span><text:span text:style-name="Emphasis"><text:span text:style-name="T53">. Ten ji následně posedl a donutil ji povraždit všechny obyvatele domu, počínaje velmožem Valenem </text:span></text:span><text:span text:style-name="Emphasis"><text:span text:style-name="T55">(všechny vraždy si paní Myriam pamatuje a žije v utkvělé představě, že to musela udělat, protože někdo byl posedlý démonem a nebyla jiná možnost, jak zjistit, kdo to je)</text:span></text:span><text:span text:style-name="Emphasis"><text:span text:style-name="T53">. Tato první vražda byla velmi krvavá, takže směrem od ní vedou krvavé stopy paní Myriam postupně po celé vile.</text:span></text:span></text:p>
      <text:h text:style-name="Heading_20_2" text:outline-level="2"><text:span text:style-name="Emphasis">Háj kolem vily</text:span></text:h>
      <text:p text:style-name="P12"><text:span text:style-name="Emphasis"><text:span text:style-name="T95">🔊<text:tab/></text:span></text:span><text:span text:style-name="Emphasis"><text:span text:style-name="T101">V háji je nepřirozené ticho. Od vily se ozývá krákání havranů.</text:span></text:span></text:p>
      <text:p text:style-name="P12"><text:span text:style-name="Emphasis"><text:span text:style-name="T97">💡</text:span></text:span><text:span text:style-name="Emphasis"><text:span text:style-name="T98"><text:tab/></text:span></text:span><text:span text:style-name="Emphasis"><text:span text:style-name="T103">Ve vile se nesvítí.</text:span></text:span></text:p>
      <text:p text:style-name="P28"><text:soft-page-break/><text:span text:style-name="Emphasis"><text:span text:style-name="T47">Řídký březový háj mezi Godovskými polnostmi a Trosskými pastvinami. Skrz stromy jsou vidět obrysy vily.</text:span></text:span></text:p>
      <text:p text:style-name="P10"><text:span text:style-name="Emphasis"><text:span text:style-name="T137">👣</text:span></text:span><text:span text:style-name="Emphasis"><text:span text:style-name="T108"> </text:span></text:span><text:span text:style-name="Emphasis"><text:span text:style-name="T143">Veškeré stopy zvířat jsou víc než týden staré.</text:span></text:span></text:p>
      <text:h text:style-name="Heading_20_2" text:outline-level="2"><text:span text:style-name="Emphasis">Vila</text:span></text:h>
      <text:p text:style-name="P33"><text:span text:style-name="Emphasis"><text:span text:style-name="T97">💡</text:span></text:span><text:span text:style-name="Emphasis"><text:span text:style-name="T96"><text:tab/></text:span></text:span><text:span text:style-name="Emphasis"><text:span text:style-name="T15">Ve dne do vily proniká světlo okny, v noci je uvnitř tma.</text:span></text:span></text:p>
      <text:p text:style-name="P12"><text:span text:style-name="Emphasis"><text:span text:style-name="T95">🔊<text:tab/></text:span></text:span><text:span text:style-name="Emphasis"><text:span text:style-name="T100">Krákání havranů, jinak ticho.</text:span></text:span></text:p>
      <text:p text:style-name="P28"><text:span text:style-name="Emphasis"><text:span text:style-name="T47">Venkovské šlechtické sídlo s velkými okny obklopené udržovanou zahradou. </text:span></text:span><text:span text:style-name="Emphasis"><text:span text:style-name="T56">Pod stromy je </text:span></text:span><text:span text:style-name="Emphasis"><text:span text:style-name="T68">malá dřevěná bouda</text:span></text:span><text:span text:style-name="Emphasis"><text:span text:style-name="T56">.</text:span></text:span><text:span text:style-name="Emphasis"><text:span text:style-name="T47"> </text:span></text:span><text:span text:style-name="Emphasis"><text:span text:style-name="T48">Nikde se nic nehýbe,</text:span></text:span><text:span text:style-name="Emphasis"><text:span text:style-name="T47"> </text:span></text:span><text:span text:style-name="Emphasis"><text:span text:style-name="T48">na střeše posedává hejno havranů. </text:span></text:span><text:span text:style-name="Emphasis"><text:span text:style-name="T58">Všechna </text:span></text:span><text:span text:style-name="Emphasis"><text:span text:style-name="T69">okna</text:span></text:span><text:span text:style-name="Emphasis"><text:span text:style-name="T58"> jsou zavřená, stejně tak i masivní dvoukřídlé </text:span></text:span><text:span text:style-name="Emphasis"><text:span text:style-name="T69">vstupní dveře</text:span></text:span><text:span text:style-name="Emphasis"><text:span text:style-name="T58">.</text:span></text:span></text:p>
      <text:p text:style-name="P37"><text:span text:style-name="Emphasis"><text:span text:style-name="T105">▸<text:tab/></text:span></text:span><text:span text:style-name="Emphasis"><text:span text:style-name="T112">V </text:span></text:span><text:span text:style-name="Emphasis"><text:span text:style-name="T147">malé dřevěné boudě</text:span></text:span><text:span text:style-name="Emphasis"><text:span text:style-name="T112"> je zahradnické náčiní – lopaty, motyky, hrábě.</text:span></text:span></text:p>
      <text:p text:style-name="P45"><text:span text:style-name="Emphasis"><text:span text:style-name="T105">▸<text:tab/></text:span></text:span><text:span text:style-name="Emphasis"><text:span text:style-name="T142">Vstupní dveře</text:span></text:span><text:span text:style-name="Emphasis"><text:span text:style-name="T118"> nejsou nijak zajištěné, jdou snadno otevřít.</text:span></text:span></text:p>
      <text:h text:style-name="Heading_20_4" text:outline-level="4"><text:span text:style-name="Emphasis">Okna a dveře</text:span></text:h>
      <text:p text:style-name="P44"><text:span text:style-name="Emphasis"><text:span text:style-name="T118">Okna jsou vyrobena z malých pospojovaných tabulek, není skrz ně vidět dovnitř. </text:span></text:span><text:span text:style-name="Emphasis"><text:span text:style-name="T121">Veškeré</text:span></text:span><text:span text:style-name="Emphasis"><text:span text:style-name="T119"> dveře uvnitř vily mají kliku</text:span></text:span><text:span text:style-name="Emphasis"><text:span text:style-name="T120"> </text:span></text:span><text:span text:style-name="Emphasis"><text:span text:style-name="T121">a</text:span></text:span><text:span text:style-name="Emphasis"><text:span text:style-name="T119"> nemají zámek.</text:span></text:span></text:p>
      <text:h text:style-name="Heading_20_4" text:outline-level="4">Duchové <text:span text:style-name="T302">a zombie</text:span></text:h>
      <text:p text:style-name="P33"><text:span text:style-name="T303">Ve vile jsou duchové a zombie původních obyvatel – na každou zombii připadá jeden duch.<text:line-break/><text:tab/></text:span>Se všemi zdejšími duchy <text:span text:style-name="T297">jde</text:span> <text:span text:style-name="T297">mluvit</text:span>. Při vyptávání si všichni vzpomenou na svého vraha – paní <text:s/><text:span text:style-name="T299">Myriam, choť velmože Valena, pána této vily</text:span>. Mají různé malicherné problémy, <text:span text:style-name="T303">které</text:span> je tu drží. Když jim <text:span text:style-name="T303">s nimi</text:span> <text:span text:style-name="T298">někdo pomůže</text:span>, dojdou klidu <text:span text:style-name="T298">a</text:span> rozplynou <text:span text:style-name="T298">se – pokud stále žije příslušná zombie, zhroutí se mrtvá na zem</text:span>.<text:line-break/><text:soft-page-break/><text:tab/><text:span text:style-name="T303">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2"><text:span text:style-name="Emphasis"><text:span text:style-name="T95">♨<text:tab/></text:span></text:span><text:span text:style-name="Emphasis"><text:span text:style-name="T99">Zápach tlejícího masa.</text:span></text:span></text:p>
      <text:p text:style-name="P27">U stěn haly je <text:span text:style-name="T94">stojan se zbraněmi</text:span> a dvě sochy: muž s knírem v kyrysu a žena s dlouhými šaty. Mozaika na podlaze zobrazuje lovecké psy na honu.</text:p>
      <text:p text:style-name="P26"><text:span text:style-name="Emphasis"><text:span text:style-name="T136">⚔ </text:span></text:span>Obtloustlý kuchař s rozseklou hlavou ozbrojený sekáčkem <text:span text:style-name="T311">(4 st)</text:span> ihned útočí. Případný hluk boje <text:span text:style-name="T177">přivolá</text:span> zombie z obrazárny.</text:p>
      <text:p text:style-name="P125"><text:span text:style-name="T1">F</text:span><text:span text:style-name="T2">yzička </text:span><text:span text:style-name="T3">3</text:span><text:span text:style-name="T2">, Finesa </text:span><text:span text:style-name="T3">1</text:span><text:span text:style-name="T2">, Duše </text:span><text:span text:style-name="T4">-</text:span><text:span text:style-name="T198">, </text:span><text:span text:style-name="T199">Ž</text:span><text:span text:style-name="T196">ivot</text:span><text:span text:style-name="T199">y </text:span><text:span text:style-name="T200">13</text:span></text:p>
      <text:p text:style-name="P129"><text:span text:style-name="T180">Rychlost:</text:span><text:span text:style-name="T201"> </text:span><text:span text:style-name="T202">jako </text:span><text:span text:style-name="T203">chůze</text:span></text:p>
      <text:p text:style-name="P129"><text:span text:style-name="T181">Smysly:</text:span><text:span text:style-name="T204"> </text:span><text:span text:style-name="T205">magický zrak a sluch</text:span></text:p>
      <text:p text:style-name="P129"><text:span text:style-name="T182">Detekovatelnost</text:span><text:span text:style-name="T183">:</text:span><text:span text:style-name="T206"> </text:span><text:span text:style-name="T207">není</text:span><text:span text:style-name="T206"> vidět pomocí infravidění</text:span></text:p>
      <text:p text:style-name="P126"><text:span text:style-name="T160">⚔ </text:span><text:span text:style-name="T178">Pařáty</text:span><text:span text:style-name="T179">:</text:span><text:span text:style-name="T196"> </text:span><text:span text:style-name="T197">3 + k6, zranění </text:span><text:span text:style-name="T208">0</text:span></text:p>
      <text:p text:style-name="P126"><text:span text:style-name="T160">⚔ </text:span><text:span text:style-name="T184">Sekáček</text:span><text:span text:style-name="T179">:</text:span><text:span text:style-name="T196"> </text:span><text:span text:style-name="T197">3 + k6, zranění 1</text:span></text:p>
      <text:p text:style-name="P9"><text:span text:style-name="Emphasis"><text:span text:style-name="T135">👣</text:span></text:span><text:span text:style-name="Emphasis"><text:span text:style-name="T104"> </text:span></text:span><text:span text:style-name="Emphasis"><text:span text:style-name="T113">Zaschlé krvavé stopy</text:span></text:span><text:span text:style-name="Emphasis"><text:span text:style-name="T107"> od velkých bot (od zombie kuchaře). </text:span></text:span><text:span text:style-name="Emphasis"><text:span text:style-name="T113">P</text:span></text:span><text:span text:style-name="Emphasis"><text:span text:style-name="T107">řišly sem od dveří do kuchyně (4) a jsou rozprostřené po celé hale, jako kdyby tady dotyčný bloumal v kruzích.</text:span></text:span></text:p>
      <text:p text:style-name="P26"><text:span text:style-name="Emphasis"><text:span text:style-name="T105">▸<text:tab/></text:span></text:span><text:span text:style-name="T43">Stojan se zbraněmi</text:span><text:span text:style-name="T32">:</text:span> <text:span text:style-name="T177">š</text:span>tít <text:span text:style-name="T312">(5 st)</text:span>, tři kopí <text:span text:style-name="T312">(po 5 st)</text:span>, kuše <text:span text:style-name="T312">(2,5 zl)</text:span>, sek<text:span text:style-name="T312">e</text:span>ra <text:span text:style-name="T312">(5 st)</text:span></text:p>
      <text:h text:style-name="P165" text:outline-level="3"><text:soft-page-break/>2 – Dílna</text:h>
      <text:p text:style-name="P38">V dílně je <text:span text:style-name="T94">ponk</text:span> a několik <text:span text:style-name="T94">sudů</text:span>, <text:span text:style-name="T94">beden</text:span> a <text:span text:style-name="T94">pytlů</text:span>. <text:span text:style-name="Emphasis"><text:span text:style-name="T109">Na jedné z beden je hadrová panenka s cylindrem </text:span></text:span><text:span text:style-name="Emphasis"><text:span text:style-name="T122">(2 st)</text:span></text:span><text:span text:style-name="Emphasis"><text:span text:style-name="T109">. </text:span></text:span><text:span text:style-name="Emphasis"><text:span text:style-name="T116">Na klice dveří do pokoje pro služebnictvo (3) je přivázaný provaz. Zhruba po metru je přetržený</text:span></text:span><text:span text:style-name="Emphasis"><text:span text:style-name="T122"> (</text:span></text:span><text:span text:style-name="Emphasis"><text:span text:style-name="T123">od kliky </text:span></text:span><text:span text:style-name="Emphasis"><text:span text:style-name="T122">dosáhne akorát na horní hranu dveří)</text:span></text:span><text:span text:style-name="Emphasis"><text:span text:style-name="T116">.</text:span></text:span></text:p>
      <text:p text:style-name="P29"><text:span text:style-name="Emphasis"><text:span text:style-name="T105">▸<text:tab/></text:span></text:span><text:span text:style-name="Emphasis"><text:span text:style-name="T109">Na </text:span></text:span><text:span text:style-name="Emphasis"><text:span text:style-name="T145">ponku</text:span></text:span><text:span text:style-name="Emphasis"><text:span text:style-name="T109"> je s</text:span></text:span>věrák <text:span text:style-name="T313">(1 zl)</text:span>, pilník <text:span text:style-name="T313">(1 st)</text:span>, hřebíky <text:span text:style-name="T313">(1 st)</text:span>, kladivo <text:span text:style-name="T313">(5 st)</text:span> <text:span text:style-name="T300">a</text:span> pila <text:span text:style-name="T313">(5 st)</text:span>.</text:p>
      <text:p text:style-name="P29"><text:span text:style-name="Emphasis"><text:span text:style-name="T105">▸<text:tab/></text:span></text:span><text:span text:style-name="Emphasis"><text:span text:style-name="T109">V </text:span></text:span><text:span text:style-name="Emphasis"><text:span text:style-name="T145">sudech</text:span></text:span><text:span text:style-name="Emphasis"><text:span text:style-name="T109"> je olej </text:span></text:span><text:span text:style-name="Emphasis"><text:span text:style-name="T124">(1 zl)</text:span></text:span><text:span text:style-name="Emphasis"><text:span text:style-name="T109"> a pivo </text:span></text:span><text:span text:style-name="Emphasis"><text:span text:style-name="T124">(2 zl)</text:span></text:span><text:span text:style-name="Emphasis"><text:span text:style-name="T109">.</text:span></text:span></text:p>
      <text:p text:style-name="P29"><text:span text:style-name="Emphasis"><text:span text:style-name="T105">▸<text:tab/></text:span></text:span><text:span text:style-name="Emphasis"><text:span text:style-name="T109">V </text:span></text:span><text:span text:style-name="Emphasis"><text:span text:style-name="T145">pytlích</text:span></text:span><text:span text:style-name="Emphasis"><text:span text:style-name="T109"> je mouka </text:span></text:span><text:span text:style-name="Emphasis"><text:span text:style-name="T124">(5 st)</text:span></text:span><text:span text:style-name="Emphasis"><text:span text:style-name="T109">.</text:span></text:span></text:p>
      <text:p text:style-name="P29"><text:span text:style-name="Emphasis"><text:span text:style-name="T105">▸<text:tab/></text:span></text:span><text:span text:style-name="Emphasis"><text:span text:style-name="T109">V </text:span></text:span><text:span text:style-name="Emphasis"><text:span text:style-name="T145">bednách</text:span></text:span><text:span text:style-name="Emphasis"><text:span text:style-name="T109"> je zásoba svic – většina lojových (2 zl), část kvalitních voskových (5 zl).</text:span></text:span></text:p>
      <text:h text:style-name="P165" text:outline-level="3">3 – Pokoj služebnictva</text:h>
      <text:p text:style-name="P30">Ve skromně zařízeném pokoji jsou dvě <text:span text:style-name="T94">skříňky</text:span> a dvě <text:span text:style-name="T94">postele</text:span> se slaměnými matracemi.</text:p>
      <text:p text:style-name="P32"><text:span text:style-name="T172">👤</text:span><text:span text:style-name="T301"> V místnosti je duch chlapce s se stopou po provazu kolem krku. Pláče, že zemřel dřív než si stihl sáhnout na ženskou.</text:span></text:p>
      <text:p text:style-name="P30"><text:span text:style-name="Emphasis"><text:span text:style-name="T105">▸<text:tab/></text:span></text:span><text:span text:style-name="Emphasis"><text:span text:style-name="T104">Ve </text:span></text:span><text:span text:style-name="Emphasis"><text:span text:style-name="T144">skříňkách</text:span></text:span><text:span text:style-name="Emphasis"><text:span text:style-name="T104"> jsou osobní věci zrzka a kuchaře, prosté oblečení, 2 stříbrňáky a 30 měďáků.</text:span></text:span></text:p>
      <text:p text:style-name="P31"><text:span text:style-name="Emphasis"><text:span text:style-name="T105">▸<text:tab/></text:span></text:span><text:span text:style-name="Emphasis"><text:span text:style-name="T110">Pod polštářem na jedné z </text:span></text:span><text:span text:style-name="Emphasis"><text:span text:style-name="T146">postelí</text:span></text:span><text:span text:style-name="Emphasis"><text:span text:style-name="T110"> je hambatý obrázek.</text:span></text:span></text:p>
      <text:h text:style-name="P165" text:outline-level="3">4 – Kuchyně</text:h>
      <text:p text:style-name="P39">Na podlaze je kaluž zaschlé krve.</text:p>
      <text:p text:style-name="P25"><text:span text:style-name="T70">Kamna</text:span> &gt; Keramická pec s přilehlou dřevěnou pracovní deskou zacákanou od krve.</text:p>
      <text:p text:style-name="P17"><text:soft-page-break/>Velký a malý lavór</text:p>
      <text:p text:style-name="P25"><text:span text:style-name="T70">Regál</text:span> &gt; Zavařeniny, salámy, med, koření.</text:p>
      <text:p text:style-name="P25"><text:span text:style-name="T70">Skříně</text:span> &gt; Čajový set <text:span text:style-name="T313">(5 zl)</text:span>, hrnce <text:span text:style-name="T313">(2 zl)</text:span>, pánev <text:span text:style-name="T313">(1 zl)</text:span>, cínové nádobí <text:span text:style-name="T313">(4 zl)</text:span>.</text:p>
      <text:p text:style-name="P47"><text:span text:style-name="T172">👤</text:span><text:span text:style-name="T73"> </text:span><text:span text:style-name="T70">Duch kuchaře</text:span> &gt; Se sekáčkem v hlavě zmateně hledá svůj sekáček.</text:p>
      <text:p text:style-name="P40"><text:span text:style-name="Emphasis"><text:span text:style-name="T137">👣</text:span></text:span><text:span text:style-name="Emphasis"><text:span text:style-name="T108"> </text:span></text:span><text:span text:style-name="Emphasis"><text:span text:style-name="T114">V zaschlé krvi na podlaze ležel někdo velký (kuchař), pak se zvednul a odešel dveřmi do haly (1). Stopy od menších bot (od paní Myriam) vedou ke dveřím do jídelny (5).</text:span></text:span></text:p>
      <text:h text:style-name="P165" text:outline-level="3">5 – Jídelna</text:h>
      <text:p text:style-name="P13"><text:span text:style-name="Emphasis"><text:span text:style-name="T95">♨<text:tab/></text:span></text:span><text:span text:style-name="Emphasis"><text:span text:style-name="T99">Zápach </text:span></text:span><text:span text:style-name="Emphasis"><text:span text:style-name="T102">shnilé hostiny</text:span></text:span><text:span text:style-name="Emphasis"><text:span text:style-name="T99">.</text:span></text:span></text:p>
      <text:p text:style-name="P13"><text:span text:style-name="Emphasis"><text:span text:style-name="T95">🔊<text:tab/></text:span></text:span><text:span text:style-name="Emphasis"><text:span text:style-name="T102">Bzučení much.</text:span></text:span></text:p>
      <text:p text:style-name="P25"><text:span text:style-name="T70">Krb</text:span> &gt; Velký, kamenný, s roštem ke grilování.</text:p>
      <text:p text:style-name="P46"><text:span text:style-name="T70">Dlouhý jídelní stůl</text:span> &gt; 8 židlí a vyšívaný lesklý ubrus s hustými třásněmi pokrytý bohatou hostinou nyní již shnilého masa a ovoce <text:span text:style-name="T313">(karta </text:span><text:span text:style-name="T34">kouzelný ubrus</text:span><text:span text:style-name="T59"> – 20 zl, pokud </text:span><text:span text:style-name="T60">ale</text:span><text:span text:style-name="T59"> obchodník zjistí, že je prokletý, </text:span><text:span text:style-name="T60">tak jen 5 zl</text:span><text:span text:style-name="T313">)</text:span>. <text:span text:style-name="T304">Nad ubrusem krouží hejno much.</text:span></text:p>
      <text:list xml:id="list2780120637" text:style-name="L59">
        <text:list-item>
          <text:p text:style-name="P299">Při pronesení hesla <text:span text:style-name="T41">"Ubr</text:span><text:span text:style-name="T42">ah prostrah</text:span><text:span text:style-name="T41">"</text:span> se na něm zhmotní vydatná hostina. Kdokoli z ní pojí bude následující noc náměsíčně provádět rituál ke spojení s démony.</text:p>
        </text:list-item>
      </text:list>
      <text:p text:style-name="P11"><text:span text:style-name="Emphasis"><text:span text:style-name="T135">👣</text:span></text:span><text:span text:style-name="Emphasis"><text:span text:style-name="T104"> </text:span></text:span><text:span text:style-name="Emphasis"><text:span text:style-name="T115">Zaschlé krvavé s</text:span></text:span><text:span text:style-name="Emphasis"><text:span text:style-name="T114">topy od m</text:span></text:span><text:span text:style-name="Emphasis"><text:span text:style-name="T115">alých</text:span></text:span><text:span text:style-name="Emphasis"><text:span text:style-name="T114"> bot (od paní Myriam) </text:span></text:span><text:span text:style-name="Emphasis"><text:span text:style-name="T115">přišly dveřmi z jídelny</text:span></text:span><text:span text:style-name="Emphasis"><text:span text:style-name="T114"> (</text:span></text:span><text:span text:style-name="Emphasis"><text:span text:style-name="T115">5</text:span></text:span><text:span text:style-name="Emphasis"><text:span text:style-name="T114">) </text:span></text:span><text:span text:style-name="Emphasis"><text:span text:style-name="T115">a vedou ke dveřím do obrazárny (6)</text:span></text:span><text:span text:style-name="Emphasis"><text:span text:style-name="T114">. </text:span></text:span><text:span text:style-name="Emphasis"><text:span text:style-name="T115">Po cestě se postupně vytrácejí, jak se z krev z bot otírala.</text:span></text:span></text:p>
      <text:h text:style-name="P165" text:outline-level="3"><text:soft-page-break/>6 – Obrazárna</text:h>
      <text:p text:style-name="P13"><text:span text:style-name="Emphasis"><text:span text:style-name="T95">♨<text:tab/></text:span></text:span><text:span text:style-name="Emphasis"><text:span text:style-name="T99">Zápach tlejícího masa.</text:span></text:span></text:p>
      <text:p text:style-name="P17">Schodiště do patra</text:p>
      <text:p text:style-name="P25"><text:span text:style-name="T70">Obrazy</text:span> &gt; <text:span text:style-name="T314">Jedna</text:span> krajinomalb<text:span text:style-name="T314">a (velké plátno, 6 zl)</text:span>, šest velkých portrétů slavných hrdinů (cena <text:span text:style-name="T314">3</text:span> zl za <text:span text:style-name="T314">každý</text:span>), <text:span text:style-name="T305">za obrazem pod schody tajná cesta do sklepa</text:span>.</text:p>
      <text:p text:style-name="P41"><text:span text:style-name="T70">Tři zombie</text:span> &gt; Chlapec s lanem kolem krku, popálený herec, nahý lord s knírem a dýkou v zádech <text:span text:style-name="T315">(5 st)</text:span>.</text:p>
      <text:p text:style-name="P127"><text:span text:style-name="T1">F</text:span><text:span text:style-name="T2">yzička </text:span><text:span text:style-name="T3">3</text:span><text:span text:style-name="T2">, Finesa </text:span><text:span text:style-name="T3">1</text:span><text:span text:style-name="T2">, Duše </text:span><text:span text:style-name="T4">-</text:span><text:span text:style-name="T198">, </text:span><text:span text:style-name="T199">Ž</text:span><text:span text:style-name="T196">ivot</text:span><text:span text:style-name="T199">y </text:span><text:span text:style-name="T200">13</text:span></text:p>
      <text:p text:style-name="P130"><text:span text:style-name="T180">Rychlost:</text:span><text:span text:style-name="T201"> </text:span><text:span text:style-name="T202">jako </text:span><text:span text:style-name="T203">chůze</text:span></text:p>
      <text:p text:style-name="P130"><text:span text:style-name="T181">Smysly:</text:span><text:span text:style-name="T204"> </text:span><text:span text:style-name="T205">magický zrak a sluch</text:span></text:p>
      <text:p text:style-name="P130"><text:span text:style-name="T182">Detekovatelnost</text:span><text:span text:style-name="T183">:</text:span><text:span text:style-name="T206"> </text:span><text:span text:style-name="T207">není</text:span><text:span text:style-name="T206"> vidět pomocí infravidění</text:span></text:p>
      <text:p text:style-name="P127"><text:span text:style-name="T160">⚔ </text:span><text:span text:style-name="T178">Pařáty</text:span><text:span text:style-name="T179">:</text:span><text:span text:style-name="T196"> </text:span><text:span text:style-name="T197">3 + k6, zranění </text:span><text:span text:style-name="T208">0</text:span></text:p>
      <text:h text:style-name="P165" text:outline-level="3">7 – Společenská místnost</text:h>
      <text:p text:style-name="P17">Kulatý stůl se čtyřmi židlemi<text:span text:style-name="T81"> </text:span><text:span text:style-name="T84">(5 st)</text:span></text:p>
      <text:p text:style-name="P17">Malý koberec před krbem<text:span text:style-name="T66"> </text:span><text:span text:style-name="T67">(2 zl)</text:span></text:p>
      <text:p text:style-name="P17">Stojan na vyšívání a stolička<text:span text:style-name="T81"> </text:span><text:span text:style-name="T84">(4 st)</text:span></text:p>
      <text:p text:style-name="P47"><text:span text:style-name="T172">👤</text:span><text:span text:style-name="T73"> </text:span><text:span text:style-name="T70">Duch holčičky</text:span> &gt; Její vlasy a šatičky vlají jako pod vodou. Brečí, protože nemůže najít pana Klobouka.</text:p>
      <text:h text:style-name="P165" text:outline-level="3">8 – Pokoj pro hosta</text:h>
      <text:p text:style-name="P17">Vysoké zrcadlo<text:span text:style-name="T81"> </text:span><text:span text:style-name="T84">(10 zl)</text:span></text:p>
      <text:p text:style-name="P25"><text:soft-page-break/><text:span text:style-name="T70">Shořelý nábytek i okenice</text:span> &gt; Zbytky postele, nočního stolku, malé truhlice a rozbité lucerny.</text:p>
      <text:p text:style-name="P47"><text:span text:style-name="T172">👤</text:span><text:span text:style-name="T73"> </text:span><text:span text:style-name="T70">Duch herce</text:span> &gt; Se spálenou horní polovinou těla včetně tváře se marně snaží nacvičovat svou roli překrásného svůdce.</text:p>
      <text:h text:style-name="P165" text:outline-level="3">9 – Koupelna</text:h>
      <text:p text:style-name="P25"><text:span text:style-name="T70">Vana</text:span> &gt; Plechová, naplněná neprůhlednou krémově mýdlovou vodou. <text:span text:style-name="T309">Z</text:span><text:span text:style-name="T305">ombie utopené holčičky zaútočí na prvního, kdo se nad vanu nakloní</text:span>.</text:p>
      <text:p text:style-name="P128"><text:span text:style-name="T1">F</text:span><text:span text:style-name="T2">yzička </text:span><text:span text:style-name="T5">2</text:span><text:span text:style-name="T2">, Finesa </text:span><text:span text:style-name="T3">1</text:span><text:span text:style-name="T2">, Duše </text:span><text:span text:style-name="T4">-</text:span><text:span text:style-name="T198">, </text:span><text:span text:style-name="T199">Ž</text:span><text:span text:style-name="T196">ivot</text:span><text:span text:style-name="T199">y </text:span><text:span text:style-name="T200">1</text:span><text:span text:style-name="T209">2</text:span></text:p>
      <text:p text:style-name="P131"><text:span text:style-name="T180">Rychlost:</text:span><text:span text:style-name="T201"> </text:span><text:span text:style-name="T202">jako </text:span><text:span text:style-name="T203">chůze</text:span></text:p>
      <text:p text:style-name="P131"><text:span text:style-name="T181">Smysly:</text:span><text:span text:style-name="T204"> </text:span><text:span text:style-name="T205">magický zrak a sluch</text:span></text:p>
      <text:p text:style-name="P131"><text:span text:style-name="T182">Detekovatelnost</text:span><text:span text:style-name="T183">:</text:span><text:span text:style-name="T206"> </text:span><text:span text:style-name="T207">není</text:span><text:span text:style-name="T206"> vidět pomocí infravidění</text:span></text:p>
      <text:p text:style-name="P128"><text:span text:style-name="T160">⚔ </text:span><text:span text:style-name="T178">Pařáty</text:span><text:span text:style-name="T179">:</text:span><text:span text:style-name="T196"> </text:span><text:span text:style-name="T197">3 + k6, zranění </text:span><text:span text:style-name="T208">0</text:span></text:p>
      <text:p text:style-name="P128"><text:span text:style-name="T160">⚔ </text:span><text:span text:style-name="T184">Sekáček</text:span><text:span text:style-name="T179">:</text:span><text:span text:style-name="T196"> </text:span><text:span text:style-name="T197">3 + k6, zranění 1</text:span></text:p>
      <text:p text:style-name="P25"><text:span text:style-name="T70">Nočník</text:span> &gt; Plechový, lesklý.</text:p>
      <text:p text:style-name="P25"><text:span text:style-name="T70">Džbán</text:span> &gt; Keramický, krémový vonný olej <text:span text:style-name="T316">(6 st)</text:span>.</text:p>
      <text:h text:style-name="P165" text:outline-level="3">10 – Dětský pokoj</text:h>
      <text:p text:style-name="P17">Postýlka</text:p>
      <text:p text:style-name="P17">Rozházené hračky<text:span text:style-name="T81"> </text:span><text:span text:style-name="T84">(5 st)</text:span></text:p>
      <text:p text:style-name="P25"><text:span text:style-name="T70">Komoda</text:span> &gt; Dětské oblečení, tříčlenná rodina z hliněných figurek.</text:p>
      <text:p text:style-name="P17">Stoleček</text:p>
      <text:h text:style-name="P165" text:outline-level="3"><text:soft-page-break/>11 – Pokoj</text:h>
      <text:p text:style-name="P25"><text:span text:style-name="T70">Bar</text:span> &gt; Jedna lahev vína, dvě láhve rumu, tři láhve koňaku, tabák.</text:p>
      <text:p text:style-name="P22">Otočná šachovnice <text:span text:style-name="T84">(1 zl)</text:span> s jedním křeslem</text:p>
      <text:p text:style-name="P17">Harfa<text:span text:style-name="T81"> </text:span><text:span text:style-name="T84">(2 zl)</text:span></text:p>
      <text:p text:style-name="P14"><text:span text:style-name="Emphasis"><text:span text:style-name="T141">👣</text:span></text:span><text:span text:style-name="Emphasis"><text:span text:style-name="T104"> </text:span></text:span><text:span text:style-name="Emphasis"><text:span text:style-name="T115">Zaschlé krvavé s</text:span></text:span><text:span text:style-name="Emphasis"><text:span text:style-name="T114">topy od m</text:span></text:span><text:span text:style-name="Emphasis"><text:span text:style-name="T115">alých</text:span></text:span><text:span text:style-name="Emphasis"><text:span text:style-name="T114"> bot (od paní Myriam) </text:span></text:span><text:span text:style-name="Emphasis"><text:span text:style-name="T115">přišly dveřmi z </text:span></text:span><text:span text:style-name="Emphasis"><text:span text:style-name="T117">ložnice</text:span></text:span><text:span text:style-name="Emphasis"><text:span text:style-name="T114"> (</text:span></text:span><text:span text:style-name="Emphasis"><text:span text:style-name="T117">12</text:span></text:span><text:span text:style-name="Emphasis"><text:span text:style-name="T114">) </text:span></text:span><text:span text:style-name="Emphasis"><text:span text:style-name="T115">a vedou ke dveřím do </text:span></text:span><text:span text:style-name="Emphasis"><text:span text:style-name="T117">dětského pokoje</text:span></text:span><text:span text:style-name="Emphasis"><text:span text:style-name="T115"> (</text:span></text:span><text:span text:style-name="Emphasis"><text:span text:style-name="T117">10</text:span></text:span><text:span text:style-name="Emphasis"><text:span text:style-name="T115">)</text:span></text:span><text:span text:style-name="Emphasis"><text:span text:style-name="T114">. </text:span></text:span><text:span text:style-name="Emphasis"><text:span text:style-name="T115">Po cestě se postupně vytrácejí, jak se z krev z bot otírala.</text:span></text:span></text:p>
      <text:h text:style-name="P165" text:outline-level="3">12 – Ložnice</text:h>
      <text:p text:style-name="P42">Na zemi před postelí je kaluž zaschlé krve.</text:p>
      <text:p text:style-name="P43"><text:span text:style-name="T70">Postel</text:span> &gt; Luxusní povlečení slepené <text:span text:style-name="T310">spoustou zaschlé krve</text:span>.</text:p>
      <text:p text:style-name="P43"><text:span text:style-name="T70">Skříň</text:span> &gt; Rozervané šaty, roztrhané dokumenty, rozlitý inkoust.</text:p>
      <text:p text:style-name="P18">Medvědí kožešina na podlaze<text:span text:style-name="T81"> &gt; částečně nasáklá zaschlou krví </text:span><text:span text:style-name="T84">(5 st)</text:span><text:span text:style-name="T81">.</text:span></text:p>
      <text:p text:style-name="P20">Poházené šaty v rohu u postele<text:span text:style-name="T81"> &gt; patřily velmoži Valenovi (</text:span><text:span text:style-name="T84">25</text:span><text:span text:style-name="T83"> zl – ale pozor, místní kupci určitě poznají, komu patřily</text:span><text:span text:style-name="T81">). Je v nich </text:span><text:span text:style-name="T40">malý železný klíč</text:span><text:span text:style-name="T81"> (pasuje do truhel v tajné místnosti v šatníku).</text:span></text:p>
      <text:p text:style-name="P21">Krb</text:p>
      <text:p text:style-name="P47"><text:span text:style-name="T172">👤</text:span><text:span text:style-name="T73"> </text:span><text:span text:style-name="T70">Duch </text:span><text:span text:style-name="T72">velmože</text:span><text:span text:style-name="T70"> Balia </text:span><text:span text:style-name="T72">Val</text:span><text:span text:style-name="T70">ena</text:span> &gt; Nahý, zakrvácený a s majestátním knírem požaduje smrt své ženy, která mu při sexu bodla dýku do zad.</text:p>
      <text:p text:style-name="P25"><text:span text:style-name="T70">Paní domu </text:span><text:span text:style-name="T71">Myriam</text:span> &gt; Vyhublá, dehydrovaná a špinavá žena prosí o záchranu. Při konfrontaci přiznává, že všechny zabila. Ale jen proto, že někdo byl posedlý démonem a nebylo jak zjistit kdo.</text:p>
      <text:list xml:id="list1340372960" text:style-name="L60">
        <text:list-item>
          <text:p text:style-name="P301"><text:soft-page-break/>Je stále posedlá démonem a je proto nadlidsky silná a rychlá. Dokáže dělat různé akrobatické kousky (salta, běhat po zdech a podobně) a zvládne postavy odhodit několik metrů daleko.</text:p>
          <text:p text:style-name="P173"><text:span text:style-name="T1">F</text:span><text:span text:style-name="T2">yzička </text:span><text:span text:style-name="T6">5</text:span><text:span text:style-name="T2">, Finesa </text:span><text:span text:style-name="T6">3</text:span><text:span text:style-name="T2">, Duše </text:span><text:span text:style-name="T6">4</text:span><text:span text:style-name="T198">, </text:span><text:span text:style-name="T199">Ž</text:span><text:span text:style-name="T196">ivot</text:span><text:span text:style-name="T199">y </text:span><text:span text:style-name="T210">11</text:span></text:p>
          <text:p text:style-name="P178"><text:span text:style-name="T180">Rychlost:</text:span><text:span text:style-name="T201"> </text:span><text:span text:style-name="T202">jako </text:span><text:span text:style-name="T210">kůň (nadlidská rychlost)</text:span></text:p>
          <text:p text:style-name="P178"><text:span text:style-name="T181">Smysly:</text:span><text:span text:style-name="T204"> </text:span><text:span text:style-name="T210">jako člověk</text:span></text:p>
          <text:p text:style-name="P173"><text:span text:style-name="T160">⚔ </text:span><text:span text:style-name="T185">Beze zbraně</text:span><text:span text:style-name="T179">:</text:span><text:span text:style-name="T196"> </text:span><text:span text:style-name="T197">3 + k6, zranění </text:span><text:span text:style-name="T210">+2 (nadlidská síla)</text:span></text:p>
        </text:list-item>
        <text:list-item>
          <text:p text:style-name="P300"><text:span text:style-name="T210">D</text:span><text:span text:style-name="T211">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5"><text:span text:style-name="Emphasis"><text:span text:style-name="T148">👣</text:span></text:span><text:span text:style-name="Emphasis"><text:span text:style-name="T149"> </text:span></text:span><text:span text:style-name="Emphasis"><text:span text:style-name="T150">Zaschlé krvavé s</text:span></text:span><text:span text:style-name="Emphasis"><text:span text:style-name="T151">topy od m</text:span></text:span><text:span text:style-name="Emphasis"><text:span text:style-name="T150">alých </text:span></text:span><text:span text:style-name="Emphasis"><text:span text:style-name="T152">bosých nohou</text:span></text:span><text:span text:style-name="Emphasis"><text:span text:style-name="T151"> (od paní Myriam) </text:span></text:span><text:span text:style-name="Emphasis"><text:span text:style-name="T152">vedou </text:span></text:span><text:span text:style-name="Emphasis"><text:span text:style-name="T153">od postele</text:span></text:span><text:span text:style-name="Emphasis"><text:span text:style-name="T152"> do šatníku (</text:span></text:span><text:span text:style-name="Emphasis"><text:span text:style-name="T153">místnost </text:span></text:span><text:span text:style-name="Emphasis"><text:span text:style-name="T152">13).</text:span></text:span></text:p>
      <text:h text:style-name="P165" text:outline-level="3">13 – Šatník</text:h>
      <text:p text:style-name="P19">Vysoké oválné zrcadlo<text:span text:style-name="T81"> &gt; </text:span><text:span text:style-name="T82">Před ním je stolek s dámskými líčidly </text:span><text:span text:style-name="T85">(1 zl)</text:span><text:span text:style-name="T82">.</text:span></text:p>
      <text:p text:style-name="P25"><text:span text:style-name="T70">Šatní skříně po stranách</text:span> &gt; Kvalitní dámské i pánské šaty pro všechny příležitosti, jedna ze skříní má falešnou zadní stěnu a ukrývá dvě truhlice – 16 zl, 63 st, klenotnice s růženínovým náhrdelníkem <text:span text:style-name="T316">(10 zl)</text:span> a náušnicemi (<text:span text:style-name="T316">4</text:span> zl), <text:span text:style-name="T32">lektvar charism</text:span><text:span text:style-name="T35">atu</text:span><text:span text:style-name="T61"> (karta, </text:span><text:span text:style-name="T62">5 zl</text:span><text:span text:style-name="T61">), lektvar</text:span> čtení myšlenek <text:span text:style-name="T316">(karta, 10 zl)</text:span>, dopis od <text:span text:style-name="T316">vládce Maraka Brakvila</text:span> navrhující odstranění <text:span text:style-name="T317">předáka horníků</text:span> Dima Trata.</text:p>
      <text:p text:style-name="P16"><text:soft-page-break/><text:span text:style-name="Emphasis"><text:span text:style-name="T148">👣</text:span></text:span><text:span text:style-name="Emphasis"><text:span text:style-name="T149"> </text:span></text:span><text:span text:style-name="Emphasis"><text:span text:style-name="T150">Zaschlé krvavé s</text:span></text:span><text:span text:style-name="Emphasis"><text:span text:style-name="T151">topy od m</text:span></text:span><text:span text:style-name="Emphasis"><text:span text:style-name="T150">alých </text:span></text:span><text:span text:style-name="Emphasis"><text:span text:style-name="T152">bosých nohou </text:span></text:span><text:span text:style-name="Emphasis"><text:span text:style-name="T153">přišly z ložnice (12). Dotyčná osoba se tu pak oblékla.</text:span></text:span></text:p>
      <text:h text:style-name="P165" text:outline-level="3">14 – Sklep</text:h>
      <text:p text:style-name="P25"><text:span text:style-name="T70">Bedny a sudy</text:span> &gt; <text:span text:style-name="T304">Prázdné.</text:span></text:p>
      <text:p text:style-name="P34"><text:span text:style-name="Emphasis"><text:span text:style-name="T65">Regály</text:span></text:span><text:span text:style-name="Emphasis"><text:span text:style-name="T45"> &gt; Desítky lahví vína </text:span></text:span><text:span text:style-name="Emphasis"><text:span text:style-name="T63">(celkem 60 zl)</text:span></text:span><text:span text:style-name="Emphasis"><text:span text:style-name="T45">.</text:span></text:span></text:p>
      <text:p text:style-name="P34"><text:span text:style-name="Emphasis">👣</text:span><text:span text:style-name="Emphasis"><text:span text:style-name="T111"> </text:span></text:span><text:span text:style-name="Emphasis"><text:span text:style-name="T51">Na zemi je vidět, </text:span></text:span><text:span text:style-name="Emphasis"><text:span text:style-name="T64">že nedávno</text:span></text:span><text:span text:style-name="Emphasis"><text:span text:style-name="T51"> někdo jeden z regálů odsunul.</text:span></text:span></text:p>
      <text:p text:style-name="P34"><text:span text:style-name="Emphasis"><text:span text:style-name="T307">Z</text:span></text:span><text:span text:style-name="Emphasis"><text:span text:style-name="T306">a regály </text:span></text:span><text:span text:style-name="Emphasis"><text:span text:style-name="T307">je</text:span></text:span><text:span text:style-name="Emphasis"><text:span text:style-name="T306"> schovaný rituální kruh.</text:span></text:span></text:p>
      <text:list xml:id="list2675751475" text:style-name="L61">
        <text:list-item>
          <text:p text:style-name="P302"><text:span text:style-name="Emphasis"><text:span text:style-name="T308">Je nakreslený dámskými líčidly.</text:span></text:span></text:p>
        </text:list-item>
        <text:list-item>
          <text:p text:style-name="P302"><text:span text:style-name="Emphasis"><text:span text:style-name="T308">Při doteku brní. Kdo se ho dotkne, zjistí, že slouží k přivolávání démonů, a bude vědět, jak ho aktivovat – stačí zapálit svíčky a kápnout na něj trochu krve.</text:span></text:span></text:p>
        </text:list-item>
      </text:list>
      <text:h text:style-name="Heading_20_1" text:outline-level="1">Godov</text:h>
      <text:p text:style-name="P50">Vesnice zásobující Brakk. Chudí lidé a bohatý <text:span text:style-name="T320">správce.</text:span></text:p>
      <text:p text:style-name="P50"><text:span text:style-name="T70">Baltus</text:span> <text:span text:style-name="T89">&gt; spr</text:span><text:span text:style-name="T21">ávce Godova, </text:span><text:span text:style-name="T22">vykořisťuje rolníky a holduje</text:span> obžerství. Nedávno přišel s úžasným nápadem práva první noci. Případné dobrodruhy a jiné potenciálně vlivné návštěvníky bohatě pohostí.</text:p>
      <text:p text:style-name="P49"><text:span text:style-name="T74">Starý </text:span><text:span text:style-name="T70">Antoš</text:span> <text:span text:style-name="T88">&gt;</text:span> <text:span text:style-name="T321">stará</text:span><text:span text:style-name="T20"> se o zahradu u Valenovy vily. Naposledy tam byl minulý týden, všechno bylo podivně tiché a děsivé, neodvážil se jít dovnitř a </text:span><text:span text:style-name="T23">znova</text:span><text:span text:style-name="T20"> už nesebral odvahu se tam vypravit. Říkal o tom Baltusovi, správci Godova, ale ten se mu vysmál.</text:span></text:p>
      <text:p text:style-name="P63"><text:span text:style-name="T20">T</text:span><text:span text:style-name="T15">ODO: Zapojit</text:span></text:p>
      <text:p text:style-name="P62">Oběd u zemana Baltuse</text:p>
      <text:list xml:id="list2858665677" text:style-name="L62">
        <text:list-item>
          <text:p text:style-name="P303"><text:span text:style-name="T235">Z</text:span><text:span text:style-name="T224">e </text:span><text:span text:style-name="T236">S</text:span><text:span text:style-name="T224">umpu už dlouho nedorazily čerstvé ryby (jídelníček stojí za bačkoru).</text:span></text:p>
        </text:list-item>
        <text:list-item>
          <text:p text:style-name="P304"><text:span text:style-name="T235">Nešli jste náhodou </text:span><text:span text:style-name="T236">kolem domu</text:span><text:span text:style-name="T235"> </text:span><text:span text:style-name="T237">velmože</text:span><text:span text:style-name="T235"> </text:span><text:span text:style-name="T237">V</text:span><text:span text:style-name="T235">alena? </text:span><text:span text:style-name="T236">Jestli ne, tak tam ani nechoďte, je to starej morous. Všechna moje pozvání ignoruje a myslíte, že mě někdy pozval on? Jistě že ne, musí mi totiž ukázat, že jsem pod jeho úroveň.</text:span></text:p>
        </text:list-item>
      </text:list>
      <text:h text:style-name="Heading_20_1" text:outline-level="1">Blosely</text:h>
      <text:p text:style-name="P48">Nízká hradba, dřevěné domy. Obyvatelé pastevci, řemeslníci a dřevorubci. Občasné potíže s gobliny. Nad městečkem se stahují mraky a každým dnem začne bouře, která nepřestane, dokud nebude zničeno. Marelok se mstí za svou lásku (viz Čarodějná věž).</text:p>
      <text:h text:style-name="Heading_20_1" text:outline-level="1">Wedel</text:h>
      <text:p text:style-name="P48">Vysoká palisáda skrývá krásné roubené měst<text:span text:style-name="T334">e</text:span>čko. Největší zdejší senzací je věštkyně Amara. Není jasné, jestli je šarlatánka, nebo něco vidí, ale skoro každý tu zná kus své budoucnosti a návštěvníci se sjíždějí zdaleka.</text:p>
      <text:p text:style-name="P65">Věštkyně</text:p>
      <text:list xml:id="list2713717498" text:style-name="L63">
        <text:list-item>
          <text:p text:style-name="P305">"Ne vše, co zabiješ, bude skutečně mrtvé."</text:p>
        </text:list-item>
        <text:list-item>
          <text:p text:style-name="P305">"V bazénu plném krve na tebe číhá smrt."</text:p>
        </text:list-item>
        <text:list-item>
          <text:p text:style-name="P306"><text:span text:style-name="T158">„</text:span><text:span text:style-name="T159">Hlas v lese není, co se zdá.“</text:span></text:p>
        </text:list-item>
      </text:list>
      <text:p text:style-name="P64">Starosta</text:p>
      <text:list xml:id="list1113007503" text:style-name="L64">
        <text:list-item>
          <text:p text:style-name="P307">Nabízí odměnu (25 zl) za likvidaci lesní nestvůry (obří mluvící pavouk).</text:p>
        </text:list-item>
        <text:list-item>
          <text:p text:style-name="P307">Buďte ale opatrní – už jsem tam poslal dvě skupiny a žádná se nevrátila.</text:p>
        </text:list-item>
      </text:list>
      <text:h text:style-name="Heading_20_1" text:outline-level="1">Dračí kostra</text:h>
      <text:p text:style-name="P4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48">IDEA: <text:span text:style-name="T318">Kouzelník si tady může připravit extra kouzla – něco útočnýho a klidně highlevelovýho, třeba </text:span><text:span text:style-name="T36">ohnivý déšť</text:span><text:span text:style-name="T318">, </text:span><text:span text:style-name="T36">ohnivá koule</text:span><text:span text:style-name="T318"> a tak.</text:span></text:p>
      <text:p text:style-name="P61"><text:span text:style-name="T328">IDEA: </text:span>Výhoda při sesílání kouzel.</text:p>
      <text:h text:style-name="Heading_20_1" text:outline-level="1">Ha<text:span text:style-name="T319">r</text:span>denská tvrz</text:h>
      <text:p text:style-name="P48">Poslední lord zešílel, zapečetil bránu a snědl veškeré služebnictvo. Od té doby je tvrz považována za prokletou a nikdo se k ní neodváží.</text:p>
      <text:p text:style-name="P53">TODO: Dát tohle někam jako hint (tuším někde v drbech to je)</text:p>
      <text:h text:style-name="P166" text:outline-level="3"><text:bookmark text:name="docs-internal-guid-5af89721-7fff-88a4-6719-c1e88472043e"/>Uriel</text:h>
      <text:p text:style-name="P52">Pravděpodobně s ním bude družina bojovat několikrát. Nekromant pokaždé použije jinou taktiku. Paralizující magické střely, změna se v mohutného krvavého golema, plošné ovládnutí mysli a podobné.</text:p>
      <text:h text:style-name="P157" text:outline-level="2">1</text:h>
      <text:p text:style-name="P52">Z ochozu nad branou visí v řetězech tři lebky &gt; Skřípají zuby a kdykoli někdo vkročí na nádvoří, chrastivě se smějí.</text:p>
      <text:p text:style-name="P52">Nádvoří s rozrytými zbytky dlažby &gt; Poseté kostmi, hadry a kusy zničeného či zrezlého vybavení.</text:p>
      <text:p text:style-name="P52">Dřevěná stáj &gt; Ztrouchnivělá. Uvnitř stojí nehybný kostěný kůň, který ožije a zaútočí jedině v sebeobraně.</text:p>
      <text:p text:style-name="P52">Kamenná studna &gt; Dřevěné vědro na dlouhém laně. Pouze díra do 13. ve sklepení, kde je skutečná studna umístěná.</text:p>
      <text:p text:style-name="P52">Na bok převrácený vůz &gt; Jeden prázdný sud, chybí přední kola.</text:p>
      <text:p text:style-name="P52">Hradní ochozy &gt; 4 ležící kostlivci s luky. Přístupné z žebříků u věže a po stranách stáje.</text:p>
      <text:p text:style-name="P52"><text:soft-page-break/>Věž &gt; Ohořelý kostlivec s mečem. Páka a naviják k ovládání mřížové brány.</text:p>
      <text:p text:style-name="P52">Zbrojnoši zavěšení na kůlech &gt; Na vrcholcích kůlů jsou vozová kola, ze kterých visí mrtvoly Reaganiných (viz Drby) spolubojovníků v plátových zbrojích. </text:p>
      <text:p text:style-name="P52">Nejsou uvázáni pevně, a pokud se k nim někdo přiblíží, zapadne sekundární brána z trámových mříží a umrlci i kostlivci ožijí a zaútočí. (Jedna příčka je rozsekaná a dovoluje hubeným a neobrněným postavám uniknout)</text:p>
      <text:h text:style-name="P157" text:outline-level="2">2</text:h>
      <text:p text:style-name="P52">Chlív s hliněnou podlahou</text:p>
      <text:p text:style-name="P52">Džbán s rudým tulipánem</text:p>
      <text:h text:style-name="P157" text:outline-level="2">3</text:h>
      <text:p text:style-name="P52">Zašlá bílá omítka, valená klenba, dřevěná podlaha</text:p>
      <text:p text:style-name="P52">Nápis na stěně “Tohle není konec! Však ona mě bude milovat!” &gt; Zdá se být naškrábané dýkou.</text:p>
      <text:h text:style-name="P157" text:outline-level="2">4</text:h>
      <text:p text:style-name="P52">Rozlámaný nábytek &gt; Komody, židle, lavice.</text:p>
      <text:p text:style-name="P52">Hromada harampádí &gt; Prosté šaty, vidle, lopaty, krumpáč, několik motyk, kolovrat.</text:p>
      <text:h text:style-name="P157" text:outline-level="2"><text:soft-page-break/>5</text:h>
      <text:p text:style-name="P52">Beznohý kostlivec &gt; Posunuje se po stolech a děravou konví zalévá květiny.</text:p>
      <text:p text:style-name="P52">Pod okny stoly s bylinami &gt; Jedovaté, léčivé i jiné. Pro alchymistu hodnota kolem 30ti zlatých.</text:p>
      <text:p text:style-name="P52">Zpoza dveří 6. se ozývá hlasitá recitace &gt; Čaroděj by poznal, že jde o konec reanimačního rituálu.</text:p>
      <text:h text:style-name="P157" text:outline-level="2">6</text:h>
      <text:p text:style-name="P52">V kruhu modrého ohně stojí urostlý orkský válečník &gt; Dřevěnokostěná zbroj, masivní sekera, šíp skrz krk.</text:p>
      <text:p text:style-name="P52">Nekromant Uriel stojí za ním &gt; Sotva třicet let, bledý, černá róba a sandále. Klíč.</text:p>
      <text:h text:style-name="P157" text:outline-level="2">7</text:h>
      <text:p text:style-name="P52">Na hromadu naskládané rakve &gt; Různě drahé, různě velké, až na jednu prázdné. Ta je plná dětských koster, mezi kterými prolézají stopu dlouzí červi s paralyzujícím jedem.</text:p>
      <text:h text:style-name="P157" text:outline-level="2">8</text:h>
      <text:p text:style-name="P52">Šatní skříň &gt; Prázdná</text:p>
      <text:p text:style-name="P52">Koberec s propáleným středem &gt; Světle modrý, na stropě nad ním je černožlutá stopa po spáleném tuku. Pod kobercem je runový kruh, který spálí na kost kohokoli, kdo jím projde (k neutralizaci stačí porušit křídu)</text:p>
      <text:p text:style-name="P52"><text:soft-page-break/>Za dveřmi schody do suterénu &gt; Průvan a zápach horkého loje.</text:p>
      <text:p text:style-name="P52">Pokud družina neprozkoumala 6., měl by je dohnat nemrtvý ork a nekromant.</text:p>
      <text:h text:style-name="P157" text:outline-level="2">9</text:h>
      <text:p text:style-name="P52">V podlaze zapuštěná vana z keramických kachlí &gt; Na dně je půl stopy studené narůžovělé vody</text:p>
      <text:p text:style-name="P52">Kovová kamna s hrncem vody &gt; Vývod kouře je protažen puklinou ve skále, kterou je vidět ven za tvrz.</text:p>
      <text:h text:style-name="P157" text:outline-level="2">10</text:h>
      <text:p text:style-name="P52">Regál se zásobami jídla &gt; Převážně sušené hovězí a pohanková mouka.</text:p>
      <text:p text:style-name="P52">Stěna obložená až ke stropu dřevem na podpal</text:p>
      <text:h text:style-name="P157" text:outline-level="2">11</text:h>
      <text:p text:style-name="P52">Jehlami pokrytý dobrman s koženou maskou &gt; Je uvázán řetězem a přes masku nemůže ani kousat ani štěkat, přesto je agresivní. Pokud mu masku sundáte, uklidní se. Kdo mu vytrhá všechny jehly, k tomu přilne a bude ho následovat.</text:p>
      <text:h text:style-name="P157" text:outline-level="2">12</text:h>
      <text:p text:style-name="P52">Kostlivec ve špinavé zástěře, v ruce sekáček &gt; Zpracovává kravský tuk v loj a vyrábí svíce.</text:p>
      <text:p text:style-name="P52"><text:soft-page-break/>Dva sudy &gt; Plné kusů krav včetně vnitřností.</text:p>
      <text:p text:style-name="P52">Neohraněné ohniště, v kterém stojí baňatý kotel s vroucím tukem &gt; Lze snadno převrhnout.</text:p>
      <text:p text:style-name="P52">Stolek se svícemi &gt; Smrdí a nejsou příliš kvalitní.</text:p>
      <text:h text:style-name="P157" text:outline-level="2">13</text:h>
      <text:p text:style-name="P52">Masivní dubové dveře &gt; Zamčené Urielovým klíčem.</text:p>
      <text:p text:style-name="P52">Pod kruhovou dírou ve stropě je studnice</text:p>
      <text:h text:style-name="P157" text:outline-level="2">14</text:h>
      <text:p text:style-name="P52">Pokud jste Uriela zabili, tak tu teď stojí a řve na dva kostlivce, aby vás šli zastřelit &gt; Těžké kuše a kuchařské čepice.</text:p>
      <text:p text:style-name="P52">Kovová kamna &gt; Vlažná, nedochucená hovězí polévka.</text:p>
      <text:p text:style-name="P52">Hromádka kuchyňského vybavení v rohu &gt; Pánev, hrnec, naběračka, cedník, shnilá cibule.</text:p>
      <text:h text:style-name="P157" text:outline-level="2">15</text:h>
      <text:p text:style-name="P52">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157" text:outline-level="2"><text:soft-page-break/>16</text:h>
      <text:p text:style-name="P52">Snědá Martiana přivázaná ke stolu &gt; Nohy pořezané, záda pokrytá voskem, pruhované pozadí, nateklý ret a kolíček na levé bradavce.</text:p>
      <text:p text:style-name="P52">Stojany s lehčími mučícími nástroji &gt; Důtky, kolíčky, provazy, jehly, roubík, řemeny, rákoska a pás cudnosti.</text:p>
      <text:h text:style-name="P157" text:outline-level="2">17</text:h>
      <text:p text:style-name="P52">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2">Noční stolek se dvěma knihami &gt; První je sbírka romantických básní. Druhá je Urielův deník; popisuje, jak mu [vlož nějakou ženu, co postavy znají v Trossu] zlomila srdce.</text:p>
      <text:h text:style-name="P157" text:outline-level="2">18</text:h>
      <text:p text:style-name="P52">Pokované dveře &gt; Zamčené Urielovým klíčem.</text:p>
      <text:p text:style-name="P52">Baculatá blondýnka Emma &gt; Nadšená svou šancí k úniku ihned začně družinu přesvědčovat, že Uriel nelze zabít, ať ihned utíkají.</text:p>
      <text:p text:style-name="P52">Postel s nebesy &gt; Růžové závoje a příliš měkká matrace.</text:p>
      <text:p text:style-name="P52">Růžové dekorace rozvěšené po stěnách &gt; Závěsy, krajky, koberce, šaty.</text:p>
      <text:p text:style-name="P52">Truhlice &gt; Panenky, šaty, hlavolamy, líčidla.</text:p>
      <text:p text:style-name="P52"><text:soft-page-break/>Stolek se stříbrným podnosem a sladkostmi &gt; Čokoláda, lízátka, mošt, štrůdl.</text:p>
      <text:h text:style-name="P157" text:outline-level="2">19</text:h>
      <text:p text:style-name="P52">Mrtvá dívka na podlouhlém stole &gt; Je na několika místech pečlivě sešitá a ovázaná. Má otevřený hrudník a srdce zalité v modré substanci. </text:p>
      <text:p text:style-name="P52">Vysoký stůl s náčiním &gt; Skalpely, obvazy, jehly, pila.</text:p>
      <text:p text:style-name="P52">Jedna stěna je dřevěná a pokrytá pergameny s nákresy lidské anatomie a nekromantských zaklínadel &gt; Prkna zakrývají tajnou chodbu do 20.</text:p>
      <text:h text:style-name="P157" text:outline-level="2">20</text:h>
      <text:p text:style-name="P52">Magicky uzamčené dveře &gt; Nemají zámek a s každým úspěšným i neúspěšným pokusem o vyražení vystřelí výboj energie. Čaroděj je může kouzlo rozplést tak, že porazí vypravěče v piškvorkách.</text:p>
      <text:p text:style-name="P52">Potrhaný zelený koberec od dveří až ke schodům</text:p>
      <text:p text:style-name="P52">Ve stěně po pravé straně je metr zdiva nahrazen jílem &gt; V hlíně je schovaný kostlivec připraven bodnout nepřipraveného vetřelce do zad.</text:p>
      <text:h text:style-name="P157" text:outline-level="2">21</text:h>
      <text:p text:style-name="P52">Pokud jste Uriela zabili nahoře i v 16., tak tu stojí připraven vyjednávat &gt; Nebojí se o svůj život, ale o svůj výzkum. Boj v laboratoři nechce. Vyzve postavy, ať si vezmou ženy a odejdou.</text:p>
      <text:p text:style-name="P52"><text:soft-page-break/>Na stěně visí polovyschlý stařec lord Hayden popsaný drobnými runami &gt; Z řezných ran na chodidlech pomalu odkapává modrá tekutina do připravené nádoby. Když ho pozorně vnímáte, téměř neslyšně opakuje “Zabij mne”.</text:p>
      <text:p text:style-name="P52">Regál s knihami &gt; Čestné místo má grimoár (kouzlo oživení mrtvého, tvář hrůzy a mluvení s mrtvými). Zbytek jsou svazky o anatomii a historii.</text:p>
      <text:p text:style-name="P52">Čistý stůl &gt; Pod ním rozházené konopné papíry a střepy. Na jednom je návod k lektvaru lásky. Na dalším zmiňuje, že druhé zrcadlo nechá odvést do Trossu.</text:p>
      <text:p text:style-name="P52">Alchymistické vybavení &gt; Kompletní destilační výbava, hmoždíř, kufříky na transport.</text:p>
      <text:p text:style-name="P52">Železem tvrzené dveře do 22. &gt; Zamčené Urielovým klíčem.</text:p>
      <text:h text:style-name="P157" text:outline-level="2">22</text:h>
      <text:p text:style-name="P52">Modré zrcadlo &gt; Skleněné, po povrchu neustále stéká vrstva modré tekutiny, ale nikdy neukápne na zem. Kdykoli Uriel zemře, vyleze jeho nová kopie ze zrcadla.</text:p>
      <text:p text:style-name="P52">Postel &gt; Pohodlná matrace, kožešinová přikrývka.</text:p>
      <text:p text:style-name="P52">Dvě Skříně &gt; V první jezdecké boty, náhradní oblečení. V druhé tajný vchod do 19.</text:p>
      <text:p text:style-name="P52">Truhlice &gt; Koňské sedlo, 137 zl, 98 st, 39 md, lektvar nenápadnosti, stříbrná korunka, amulet s bronzovou koňskou hlavou (ovládá neúnavného nemrtvého koně ve stáji)</text:p>
      <text:h text:style-name="Heading_20_1" text:outline-level="1">Trehern</text:h>
      <text:p text:style-name="P48">Izolovaná vesnice bez jakéhokoli opevnění. Cizincům<text:line-break/>zákaz zbraní. Namísto Worrocha vzývají zdejší lidé místní bohyni<text:line-break/>Theiu. Jde o přesvědčivou, vychytralou a dobromyslnou čarodějku, která vesnici brání a pomáhá. Daří se jim dobře, ale fanatiční<text:line-break/>biskupovi rytíři jsou již na cestě.</text:p>
      <text:h text:style-name="Heading_20_1" text:outline-level="1">Kastarok</text:h>
      <text:p text:style-name="P48">Ruina tvrze Worrochových rytířů. Časem okousané hradby, polámané sochy a příjemný nostalgický nádech. Pokud tu táboří veselá společnost, zjeví se duch starého <text:span text:style-name="T359">paladina</text:span> Hathora, který rád povyměňuje příběhy. Ví toho o Trossu a jeho okolí hodně.</text:p>
      <text:h text:style-name="P145" text:outline-level="1">Hrzales</text:h>
      <text:h text:style-name="P158" text:outline-level="2"><text:span text:style-name="T335">Náhodná setkání </text:span>(d12)</text:h>
      <text:list xml:id="list2780980058" text:style-name="L65">
        <text:list-item>
          <text:p text:style-name="P308">Zoufalí havíři přepadají cestovatele jako banditi.</text:p>
        </text:list-item>
        <text:list-item>
          <text:p text:style-name="P308">Goblini na lovu. Přesouvají se z hor k hranicím pláně, kde budou krást dobytek a unášet rolníky.</text:p>
        </text:list-item>
        <text:list-item>
          <text:p text:style-name="P308">Ogři zabrali most a vybírají mýto. Chtějí buď neco opravdu hezkého nebo jídlo; nejlépe koně či některého z členů výpravy. Jsou hloupí a vztahovační.</text:p>
        </text:list-item>
        <text:list-item>
          <text:p text:style-name="P308">Zvídavá lesní víla nedokáže pochopit lidskou morálku. Zná jen přežití silnějšího. Chce dobrodruhy následovat, aby se o lidech něco naučila. Umí procházet dřevem jako vodou.</text:p>
        </text:list-item>
        <text:list-item>
          <text:p text:style-name="P308">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308">Skupina mladých dobrodruhů má v kleci dryádu. Žádají o pomoc s doprovodem do Trossu, o výdělek se rozdělí. Pokud hráči dryádu neosvobodí, tak si pro ni v noci přijdou oživlé stromy.</text:p>
        </text:list-item>
        <text:list-item>
          <text:p text:style-name="P308">Pytlácká past. Proradný pytlák není daleko.</text:p>
        </text:list-item>
        <text:list-item>
          <text:p text:style-name="P308">Zuřivý divočák.</text:p>
        </text:list-item>
        <text:list-item>
          <text:p text:style-name="P308"><text:soft-page-break/>Stopy. Hoď znovu 1k8 na této tabulce, aby jsi zjistil komu patří.</text:p>
        </text:list-item>
        <text:list-item>
          <text:p text:style-name="P308">Z lesa se ozvýá volání o pomoc. Je to lákání Hablarany, obřího mluvícího pavouka. Jedem paralyzuje a potřebuje nakrmit mnoho potomků. Jeho jeskyně je plná vysátých mrtvol a jejich vybavení.</text:p>
        </text:list-item>
        <text:list-item>
          <text:p text:style-name="P308">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308">V cestě vám brání široká rokle s potůčkem na dně. Nejen, že jde o těžký sestup, dole ve stínu skal žije troll. Pokusí-li se hráči rokli obejít, ztratí nějaký čas a hážou na další náhodné setkání v lese.</text:p>
        </text:list-item>
      </text:list>
      <text:h text:style-name="P159" text:outline-level="2">Čarodějná věž</text:h>
      <text:p text:style-name="P51"><text:bookmark text:name="docs-internal-guid-c7301f5b-7fff-6003-3874-aa21c98676ee"/>Věž je postavená z těžkých pálených bloků a nemá žádná okna. Nad věží nehybně visí v prostoru lesklá koule z neznámého materiálu a v nepravidelných intervalech si s nebesy vyměňuje blesky. Interiér věže je černě omítnutý, s dlaždicovou podlahou a trámovým stropem. Světlo poskytují bledě modré jiskry poletující volně vzduchem.</text:p>
      <text:h text:style-name="P167" text:outline-level="3">1</text:h>
      <text:p text:style-name="P51">Vstupní hala i pole před věží jsu zbroceny krví</text:p>
      <text:p text:style-name="P51">Kusy goblinů v kalužích krve &gt; Dohromady patnáct těl</text:p>
      <text:p text:style-name="P51"><text:soft-page-break/>Zohýbané kusy černých plátových zbrojí &gt; Čaroděj by mohl vycítit zbytky unikající energie, dohromady tři zbroje, mezi mrtvolami leží i černé meče</text:p>
      <text:h text:style-name="P167" text:outline-level="3">2</text:h>
      <text:p text:style-name="P51">Stěny jsou jeden velký reliéf &gt; Opatlaný od goblinní krve. Popisuje příběh lásky mezi čarodějem a vesnickou ženou, která byla nakonec zabita žárlivým hraničářem z Blosel.</text:p>
      <text:p text:style-name="P51">Iluzorní stěna &gt; Jediná neopatlaná část. Lze bez odporu projít.</text:p>
      <text:h text:style-name="P167" text:outline-level="3">3</text:h>
      <text:p text:style-name="P51">Socha veselé dívky &gt; Nejspíš vyrobená ještě za života</text:p>
      <text:p text:style-name="P51">Kamenné schodiště do hrobky &gt; Stupně, stěny i strop jsou pokryté tlustou vrstvou ledu</text:p>
      <text:h text:style-name="P167" text:outline-level="3">4</text:h>
      <text:p text:style-name="P51">Celá místnost je pokrytá ledem</text:p>
      <text:p text:style-name="P51">Pět goblinů &gt; V boji využijí luků, krytu za sloupy a kluzkého vlnitého ledu.</text:p>
      <text:p text:style-name="P51">V ledu obalený goblin s magickou hůlkou stojící nad otevřeným sarkofágem &gt; Je poznat, že mráz vyšel odtud. Goblin je svraštělý dvousetletý stařec.</text:p>
      <text:p text:style-name="P51">Hůlkou lze výměnou za životní energii sesílat mrazivé střely. Pohroma jako tady nastane jen pokud se sesilatel použitím zabije.</text:p>
      <text:h text:style-name="P167" text:outline-level="3"><text:soft-page-break/>5</text:h>
      <text:p text:style-name="P51">Tři truhlice &gt; V jedné je solené maso, ryby, papriky, zavařeniny, koření a další relativně drahé zásoby. V druhé je lano a nějaké látky. Třetí je Mimik. </text:p>
      <text:p text:style-name="P51">Mimik &gt; Z vnějšku je iluze truhly dokonalá. Vnitřek jsou velká zubatá ústa a trávící ústrojí v jednom. V boji ze stran a dna vyrazí dlouhé končetiny.</text:p>
      <text:p text:style-name="P51">Teleportační orb &gt; Kovová koule visí metr nad podlahou, kdo se ji dotkne zmizí a zjeví se u koule v (7)</text:p>
      <text:h text:style-name="P167" text:outline-level="3">6</text:h>
      <text:p text:style-name="P51">Stěny, podlaha i strop jsou pokryté třípalcovou vrstvou duhového slizu &gt; Při kontaktu s jiným předmětem (ruka, meč, lano…) způsobí náhodný magický efekt.</text:p>
      <text:list xml:id="list3498894957" text:style-name="L66">
        <text:list-item>
          <text:p text:style-name="P309">Zmenšení nebo zvětšení</text:p>
        </text:list-item>
        <text:list-item>
          <text:p text:style-name="P309">Vytvoření identické kopie</text:p>
        </text:list-item>
        <text:list-item>
          <text:p text:style-name="P309">Neviditelnost</text:p>
        </text:list-item>
        <text:list-item>
          <text:p text:style-name="P309">Síla a krutost (zčernání, bodce, kapající kyselina...)</text:p>
        </text:list-item>
        <text:list-item>
          <text:p text:style-name="P309">Povadlost a slabost</text:p>
        </text:list-item>
        <text:list-item>
          <text:p text:style-name="P309">Vlastní vůle</text:p>
        </text:list-item>
      </text:list>
      <text:h text:style-name="P167" text:outline-level="3">7</text:h>
      <text:p text:style-name="P51">Tři teleportační orby &gt; vedou do 5, 12, 14</text:p>
      <text:h text:style-name="P167" text:outline-level="3"><text:soft-page-break/>8</text:h>
      <text:p text:style-name="P51">Kulatý stolek, dvě židle, komoda &gt; Drahý mahagonový nábytek. V komodě je schovaný čajový set.</text:p>
      <text:p text:style-name="P51">Dva k sobě srostlí goblini &gt; Zjevně se teleportačního orbu dotkli oba naráz.</text:p>
      <text:h text:style-name="P167" text:outline-level="3">9</text:h>
      <text:p text:style-name="P51">Nehybný ork, trpaslík a orel &gt; Stojí v póze, kdy orel útočí orkovi na tvář a trpaslík se připravuje k útoku. Jsou mrtví a vycpaní. </text:p>
      <text:h text:style-name="P167" text:outline-level="3">10</text:h>
      <text:p text:style-name="P51">Čtyři portréty čaroděje Mareloka &gt; Dlouhé havraní vlasy, tenká bradka, tmavé oči, zamračený pohled. Na jednom je nahý.</text:p>
      <text:p text:style-name="P51">Skleněný golem hlídá dveře do další místnosti &gt; Je dutý a víří se v něm zelený plyn. Vypadá jako církevní hodnostář a bojovat bude jen v sebeobraně. Při rozbití vypustí jedovatý plyn.</text:p>
      <text:h text:style-name="P167" text:outline-level="3">11</text:h>
      <text:p text:style-name="P51">Průhledná stěna &gt; Vnější stěna je dokonale průhledná jako velké okno.</text:p>
      <text:p text:style-name="P51">Bronzové květiny &gt; Jsou opravdu z kovu a mají ostré listy.</text:p>
      <text:p text:style-name="P51">Bronzové křeslo &gt; Kdo si do něj sedne, uslyší myšlenky všech, co na něj právě myslí. Ideální pro posun osobních příběhů postav</text:p>
      <text:h text:style-name="P167" text:outline-level="3">12</text:h>
      <text:p text:style-name="P51">Teleportační orb &gt; vede do 7</text:p>
      <text:p text:style-name="P51"><text:soft-page-break/>Ve středu místnosti se vznáší střepy dvou o sebe rozbitých teleportačních orbů, kolem kterých se urvořily tři portály &gt; Jsou křehké a dají se vypnout pohnutím střepy.</text:p>
      <text:list xml:id="list2499702975" text:style-name="L67">
        <text:list-item>
          <text:p text:style-name="P310">Nacistický bunkr za druhé světové války</text:p>
        </text:list-item>
        <text:list-item>
          <text:p text:style-name="P310">Jednotka vesmírných mariňáků brání pouštní základnu proti vetřelcům.</text:p>
        </text:list-item>
        <text:list-item>
          <text:p text:style-name="P310">Létající pirátská loď v astrálním moři</text:p>
        </text:list-item>
      </text:list>
      <text:p text:style-name="P51">Při hluku sem vejde alchymista z 13</text:p>
      <text:p text:style-name="P51">Iluzorní stěna &gt; Průchod velikosti dveří. Vede k orbu, co teleportuje do 17</text:p>
      <text:h text:style-name="P167" text:outline-level="3">13</text:h>
      <text:p text:style-name="P51">Alchymista Egil &gt; Vyhublý, blonďaté dredy, jedno oko kočičí. Splete si družinu s experimentálními dobrovolníky a začne nadšeně vysvětlovat, jak z nich udělá superlidi. Pokud by došlo k boji, pokusí se zaklínadlem povolat vetřelce z portálu ve 12</text:p>
      <text:p text:style-name="P51">Parou poháněná laboratoř &gt; Soustava trubek, hadic, kotlů a baněk s naloženými kusy všemožných monster, postavená okolo křesla, které dokáže bolestivou procedurou (náhodně) trvale přidat</text:p>
      <text:list xml:id="list3369013617" text:style-name="L68">
        <text:list-item>
          <text:p text:style-name="P311">Schopnost při pohledu do očí číst myšlenky. Bohužel oboustranně.</text:p>
        </text:list-item>
        <text:list-item>
          <text:p text:style-name="P311">Nadlidskou sílu doprovázenou záchvaty vzteku.</text:p>
        </text:list-item>
        <text:list-item>
          <text:p text:style-name="P311">Změnu rasy (1-kočičí člověk, 2-ještěrec, 3-ptákohlav, 4-taurus)</text:p>
        </text:list-item>
        <text:list-item>
          <text:p text:style-name="P311"><text:soft-page-break/>Posmrtnou regeneraci. Nově oživené tělo je vždy o něco slabší než to předchozí.</text:p>
        </text:list-item>
      </text:list>
      <text:h text:style-name="P167" text:outline-level="3">14</text:h>
      <text:p text:style-name="P51">Prázdná cela</text:p>
      <text:p text:style-name="P51">Teleportační orb &gt; nikam nevede</text:p>
      <text:h text:style-name="P167" text:outline-level="3">15</text:h>
      <text:p text:style-name="P51">Stůl zaházený papíry a pergameny &gt; Nesrozumitelné nákresy ke stavbě laboratoře v 13</text:p>
      <text:p text:style-name="P51">Postel &gt; Kvalitní látky, nikdy neprané.</text:p>
      <text:p text:style-name="P51">Šatník &gt; Čtyři pláště, identické s tím, co měl Egil na sobě, a jedna podprsenka</text:p>
      <text:p text:style-name="P51">Truhlice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167" text:outline-level="3">16</text:h>
      <text:p text:style-name="P51">Teleportační orb &gt; vede do 17</text:p>
      <text:h text:style-name="P167" text:outline-level="3">17</text:h>
      <text:p text:style-name="P51">Vysoký strop, z kterého trčí stopu dlouhé kovové bodce &gt; Celá místnost je zakletá. Po vyslovení slova “ecativarg” se tu obrátí gravitace vzhůru nohama.</text:p>
      <text:p text:style-name="P51"><text:soft-page-break/>Čaroděj Marelok &gt; Kouzelnická róba, prokletá dýka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p text:style-name="P51">Oživlá černá plátová zbroj &gt; Plní Marelokovi rozkazy. Přežije pád ke stropu.</text:p>
      <text:p text:style-name="P51">Dřevěný trůn &gt; Vyřezávaný tak, že vypadá jako z látek rozevlátých větrem. Mezi látkami je vymodelovaná dívka, zatlačením na její ňadra se otevírá tajná přihrádka.140 zlaťáků a 12 rubínů.</text:p>
      <text:p text:style-name="P51">Čtyři prapory na steně po stranách trůnu &gt; Každý znázorňuje jednu školu magie ve stejném stylu v jakém jsou označovány v magických univerzitách. Jsou také oživené a omotají se okolo kohokoli, kdo bude Mareloka ohrožovat. Podezřelé jsou tím, že se při gravitaci neotočí.</text:p>
      <text:p text:style-name="P51">Kulatý stůl s dřevěným modelem celého panství &gt; Nad Blosely se vznáší malý kovový orb. Lze jím pohnout kamkoli po mapě a táhne sebou ničivý bouřný mrak.</text:p>
      <text:p text:style-name="P51">Teleportační orb &gt; vede do 16</text:p>
      <text:h text:style-name="P167" text:outline-level="3">18</text:h>
      <text:p text:style-name="P51">Komora zarostlá mechem, plísní a houbami &gt; Většina z toho jedlá, na polici vedle dveří jsou nůžky, šrabka a tác.</text:p>
      <text:h text:style-name="P167" text:outline-level="3">19</text:h>
      <text:p text:style-name="P51">Police plné knih &gt; Beletrie i naučná, poznámky z výzkumů kouzel, luxusní psací souprava, zásoba kvalitního pergamenu.</text:p>
      <text:h text:style-name="P167" text:outline-level="3"><text:soft-page-break/>20</text:h>
      <text:p text:style-name="P51">Velká postel</text:p>
      <text:p text:style-name="P51">Truhlice &gt; Uvězněný stopu vysoký ďáblík. Marelok si ho povolal z pekel jako sluhu, ale není s jeho službami příliš spokojený. Ďáblík je vlezlý, snaživý a neskutečně nešikovný.</text:p>
      <text:h text:style-name="P167" text:outline-level="3">21</text:h>
      <text:p text:style-name="P51">Kovová vana a vysoký džbán</text:p>
      <text:p text:style-name="P51">Šatník &gt; Cestovní oděv, šaty ke dvoru, žebrácké hadry a noční košile</text:p>
      <text:p text:style-name="P51">Kamna &gt; Namísto ohně se jen otočí pákou a náhodné elektrické výboje vodu ohřejí.</text:p>
      <text:h text:style-name="Heading_20_2" text:outline-level="2">Zbojnický tábor</text:h>
      <text:p text:style-name="P48">Zchudlí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3">V tabulce jsou výkupní ceny. Když by tu samou věc chtěly postavy koupit od obchodníka, zaplatí dvojnásobek.<text:line-break/><text:tab/><text:span text:style-name="T173">Klíče samy o⁠ sobě nemají prakticky žádnou cenu. Zámek má cenu i bez klíče, ale jen pro zámečníka.<text:line-break/><text:tab/></text:span><text:span text:style-name="T17">Když</text:span><text:span text:style-name="T87"> budou cht</text:span><text:span text:style-name="T16">ít </text:span><text:span text:style-name="T15">postavy</text:span><text:span text:style-name="T16"> prodat něco, co není na seznamu, cenu odhadni.</text:span></text:p>
      <text:p text:style-name="P112"/>
      <table:table table:name="Tabulka1" table:style-name="Tabulka1">
        <table:table-column table:style-name="Tabulka1.A"/>
        <table:table-column table:style-name="Tabulka1.B"/>
        <table:table-row>
          <table:table-cell table:style-name="Tabulka1.A1" table:number-columns-spanned="2" office:value-type="string">
            <text:p text:style-name="P117">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20">4 st</text:p>
          </table:table-cell>
        </table:table-row>
        <table:table-row>
          <table:table-cell table:style-name="Tabulka1.A2" office:value-type="string">
            <text:p text:style-name="Table_20_Contents">krumpáč</text:p>
          </table:table-cell>
          <table:table-cell table:style-name="Tabulka1.A2" office:value-type="string">
            <text:p text:style-name="P120">5 st</text:p>
          </table:table-cell>
        </table:table-row>
        <table:table-row>
          <table:table-cell table:style-name="Tabulka1.A2" office:value-type="string">
            <text:p text:style-name="Table_20_Contents">motyka</text:p>
          </table:table-cell>
          <table:table-cell table:style-name="Tabulka1.A2" office:value-type="string">
            <text:p text:style-name="P120">4 st</text:p>
          </table:table-cell>
        </table:table-row>
        <table:table-row>
          <table:table-cell table:style-name="Tabulka1.A2" office:value-type="string">
            <text:p text:style-name="Table_20_Contents">velký kotel</text:p>
          </table:table-cell>
          <table:table-cell table:style-name="Tabulka1.A2" office:value-type="string">
            <text:p text:style-name="P120">2 zl</text:p>
          </table:table-cell>
        </table:table-row>
        <table:table-row>
          <table:table-cell table:style-name="Tabulka1.A2" office:value-type="string">
            <text:p text:style-name="Table_20_Contents">hliněná láhev</text:p>
          </table:table-cell>
          <table:table-cell table:style-name="Tabulka1.A2" office:value-type="string">
            <text:p text:style-name="P123">2 mk</text:p>
          </table:table-cell>
        </table:table-row>
        <table:table-row>
          <table:table-cell table:style-name="Tabulka1.A2" office:value-type="string">
            <text:p text:style-name="Table_20_Contents">dřevěný kýbl</text:p>
          </table:table-cell>
          <table:table-cell table:style-name="Tabulka1.A2" office:value-type="string">
            <text:p text:style-name="P123">4 mk</text:p>
          </table:table-cell>
        </table:table-row>
        <table:table-row>
          <table:table-cell table:style-name="Tabulka1.A2" office:value-type="string">
            <text:p text:style-name="Table_20_Contents">vědro na vodu</text:p>
          </table:table-cell>
          <table:table-cell table:style-name="Tabulka1.A2" office:value-type="string">
            <text:p text:style-name="P123">4 mk</text:p>
          </table:table-cell>
        </table:table-row>
        <table:table-row>
          <table:table-cell table:style-name="Tabulka1.A2" office:value-type="string">
            <text:p text:style-name="Table_20_Contents">sekera</text:p>
          </table:table-cell>
          <table:table-cell table:style-name="Tabulka1.A2" office:value-type="string">
            <text:p text:style-name="P120">5 st</text:p>
          </table:table-cell>
        </table:table-row>
        <table:table-row>
          <table:table-cell table:style-name="Tabulka1.A2" office:value-type="string">
            <text:p text:style-name="Table_20_Contents">dláto</text:p>
          </table:table-cell>
          <table:table-cell table:style-name="Tabulka1.A2" office:value-type="string">
            <text:p text:style-name="P115">3 st</text:p>
          </table:table-cell>
        </table:table-row>
        <table:table-row>
          <table:table-cell table:style-name="Tabulka1.A2" office:value-type="string">
            <text:p text:style-name="Table_20_Contents">pila</text:p>
          </table:table-cell>
          <table:table-cell table:style-name="Tabulka1.A2" office:value-type="string">
            <text:p text:style-name="P115">4 st</text:p>
          </table:table-cell>
        </table:table-row>
        <table:table-row>
          <table:table-cell table:style-name="Tabulka1.A2" office:value-type="string">
            <text:p text:style-name="Table_20_Contents">kladivo</text:p>
          </table:table-cell>
          <table:table-cell table:style-name="Tabulka1.A2" office:value-type="string">
            <text:p text:style-name="P115">5 st</text:p>
          </table:table-cell>
        </table:table-row>
        <table:table-row>
          <table:table-cell table:style-name="Tabulka1.A2" office:value-type="string">
            <text:p text:style-name="Table_20_Contents">zednická lžíce</text:p>
          </table:table-cell>
          <table:table-cell table:style-name="Tabulka1.A2" office:value-type="string">
            <text:p text:style-name="P115">2 st</text:p>
          </table:table-cell>
        </table:table-row>
        <table:table-row>
          <table:table-cell table:style-name="Tabulka1.A2" office:value-type="string">
            <text:p text:style-name="Table_20_Contents">kleště</text:p>
          </table:table-cell>
          <table:table-cell table:style-name="Tabulka1.A2" office:value-type="string">
            <text:p text:style-name="P115">4 st</text:p>
          </table:table-cell>
        </table:table-row>
        <table:table-row>
          <table:table-cell table:style-name="Tabulka1.A2" office:value-type="string">
            <text:p text:style-name="Table_20_Contents">průbojník</text:p>
          </table:table-cell>
          <table:table-cell table:style-name="Tabulka1.A2" office:value-type="string">
            <text:p text:style-name="P115">2 st</text:p>
          </table:table-cell>
        </table:table-row>
        <table:table-row>
          <table:table-cell table:style-name="Tabulka1.A2" office:value-type="string">
            <text:p text:style-name="Table_20_Contents">pilník</text:p>
          </table:table-cell>
          <table:table-cell table:style-name="Tabulka1.A2" office:value-type="string">
            <text:p text:style-name="P115">3 st</text:p>
          </table:table-cell>
        </table:table-row>
        <table:table-row>
          <table:table-cell table:style-name="Tabulka1.A2" office:value-type="string">
            <text:p text:style-name="Table_20_Contents">sekáč</text:p>
          </table:table-cell>
          <table:table-cell table:style-name="Tabulka1.A2" office:value-type="string">
            <text:p text:style-name="P115">2 st</text:p>
          </table:table-cell>
        </table:table-row>
        <table:table-row>
          <table:table-cell table:style-name="Tabulka1.A2" office:value-type="string">
            <text:p text:style-name="Table_20_Contents">raznice</text:p>
          </table:table-cell>
          <table:table-cell table:style-name="Tabulka1.A2" office:value-type="string">
            <text:p text:style-name="P115">2 st</text:p>
          </table:table-cell>
        </table:table-row>
        <table:table-row>
          <table:table-cell table:style-name="Tabulka1.A2" office:value-type="string">
            <text:p text:style-name="Table_20_Contents">kovadlina</text:p>
          </table:table-cell>
          <table:table-cell table:style-name="Tabulka1.A2" office:value-type="string">
            <text:p text:style-name="P115">1 zl</text:p>
          </table:table-cell>
        </table:table-row>
        <table:table-row>
          <table:table-cell table:style-name="Tabulka1.A2" office:value-type="string">
            <text:p text:style-name="Table_20_Contents"><text:span text:style-name="T16">skřetí nůž </text:span><text:span text:style-name="T18">(karta)</text:span></text:p>
          </table:table-cell>
          <table:table-cell table:style-name="Tabulka1.A2" office:value-type="string">
            <text:p text:style-name="P115">1 st</text:p>
          </table:table-cell>
        </table:table-row>
        <text:soft-page-break/>
        <table:table-row>
          <table:table-cell table:style-name="Tabulka1.A2" office:value-type="string">
            <text:p text:style-name="Table_20_Contents"><text:span text:style-name="T16">skřetí luk </text:span><text:span text:style-name="T18">(karta)</text:span></text:p>
          </table:table-cell>
          <table:table-cell table:style-name="Tabulka1.A2" office:value-type="string">
            <text:p text:style-name="P115">2 st</text:p>
          </table:table-cell>
        </table:table-row>
        <table:table-row>
          <table:table-cell table:style-name="Tabulka1.A2" office:value-type="string">
            <text:p text:style-name="Table_20_Contents"><text:span text:style-name="T16">skřetí vrhací nůž </text:span><text:span text:style-name="T18">(karta)</text:span></text:p>
          </table:table-cell>
          <table:table-cell table:style-name="Tabulka1.A2" office:value-type="string">
            <text:p text:style-name="P115">1 st</text:p>
          </table:table-cell>
        </table:table-row>
        <table:table-row>
          <table:table-cell table:style-name="Tabulka1.A2" office:value-type="string">
            <text:p text:style-name="Table_20_Contents"><text:span text:style-name="T16">lehká skřetí zbroj </text:span><text:span text:style-name="T18">(karta)</text:span></text:p>
          </table:table-cell>
          <table:table-cell table:style-name="Tabulka1.A2" office:value-type="string">
            <text:p text:style-name="P115">1 zl</text:p>
          </table:table-cell>
        </table:table-row>
        <table:table-row>
          <table:table-cell table:style-name="Tabulka1.A2" office:value-type="string">
            <text:p text:style-name="Table_20_Contents">zlobří kladivo</text:p>
          </table:table-cell>
          <table:table-cell table:style-name="Tabulka1.A2" office:value-type="string">
            <text:p text:style-name="P115">8 st</text:p>
          </table:table-cell>
        </table:table-row>
        <table:table-row>
          <table:table-cell table:style-name="Tabulka1.A2" office:value-type="string">
            <text:p text:style-name="Table_20_Contents">ochočený had</text:p>
          </table:table-cell>
          <table:table-cell table:style-name="Tabulka1.A2" office:value-type="string">
            <text:p text:style-name="P115">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15">2 st</text:p>
          </table:table-cell>
        </table:table-row>
        <table:table-row>
          <table:table-cell table:style-name="Tabulka1.A2" office:value-type="string">
            <text:p text:style-name="Table_20_Contents"><text:span text:style-name="T16">trpaslická dvoubřitá sekera </text:span><text:span text:style-name="T18">(karta)</text:span></text:p>
          </table:table-cell>
          <table:table-cell table:style-name="Tabulka1.A2" office:value-type="string">
            <text:p text:style-name="P115">5 zl</text:p>
          </table:table-cell>
        </table:table-row>
        <table:table-row>
          <table:table-cell table:style-name="Tabulka1.A2" office:value-type="string">
            <text:p text:style-name="Table_20_Contents"><text:span text:style-name="T16">trpaslický nůž </text:span><text:span text:style-name="T18">(karta)</text:span></text:p>
          </table:table-cell>
          <table:table-cell table:style-name="Tabulka1.A2" office:value-type="string">
            <text:p text:style-name="P115">3 st</text:p>
          </table:table-cell>
        </table:table-row>
        <table:table-row>
          <table:table-cell table:style-name="Tabulka1.A2" office:value-type="string">
            <text:p text:style-name="Table_20_Contents"><text:span text:style-name="T16">opakovací kuše (funkční) </text:span><text:span text:style-name="T18">(karta)</text:span></text:p>
          </table:table-cell>
          <table:table-cell table:style-name="Tabulka1.A2" office:value-type="string">
            <text:p text:style-name="P115">5 zl</text:p>
          </table:table-cell>
        </table:table-row>
        <table:table-row>
          <table:table-cell table:style-name="Tabulka1.A2" office:value-type="string">
            <text:p text:style-name="Table_20_Contents"><text:span text:style-name="T16">ruční plamenomet (funkční) </text:span><text:span text:style-name="T18">(karta)</text:span></text:p>
          </table:table-cell>
          <table:table-cell table:style-name="Tabulka1.A2" office:value-type="string">
            <text:p text:style-name="P115">5 zl</text:p>
          </table:table-cell>
        </table:table-row>
        <table:table-row>
          <table:table-cell table:style-name="Tabulka1.A2" office:value-type="string">
            <text:p text:style-name="Table_20_Contents"><text:span text:style-name="T16">důlní výbušnina (</text:span><text:span text:style-name="T19">1</text:span><text:span text:style-name="T16"> váleč</text:span><text:span text:style-name="T19">e</text:span><text:span text:style-name="T16">k) </text:span><text:span text:style-name="T18">(karta)</text:span></text:p>
          </table:table-cell>
          <table:table-cell table:style-name="Tabulka1.A2" office:value-type="string">
            <text:p text:style-name="P115">5 st</text:p>
          </table:table-cell>
        </table:table-row>
        <table:table-row>
          <table:table-cell table:style-name="Tabulka1.A2" office:value-type="string">
            <text:p text:style-name="Table_20_Contents"><text:span text:style-name="T16">světélkující pasta </text:span><text:span text:style-name="T18">(karta)</text:span></text:p>
          </table:table-cell>
          <table:table-cell table:style-name="Tabulka1.A2" office:value-type="string">
            <text:p text:style-name="P115">2 st</text:p>
          </table:table-cell>
        </table:table-row>
        <table:table-row>
          <table:table-cell table:style-name="Tabulka1.A2" office:value-type="string">
            <text:p text:style-name="Table_20_Contents"><text:span text:style-name="T175">železná </text:span>truhlice s vnitřním zámkem (z B16)</text:p>
          </table:table-cell>
          <table:table-cell table:style-name="Tabulka1.A2" office:value-type="string">
            <text:p text:style-name="P115">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13"><text:s/><text:span text:style-name="T175">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15">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15">5 zl</text:p>
          </table:table-cell>
        </table:table-row>
        <table:table-row>
          <table:table-cell table:style-name="Tabulka1.A2" office:value-type="string">
            <text:p text:style-name="Table_20_Contents">masivní železný hák</text:p>
          </table:table-cell>
          <table:table-cell table:style-name="Tabulka1.A2" office:value-type="string">
            <text:p text:style-name="P115">3 st</text:p>
          </table:table-cell>
        </table:table-row>
        <table:table-row>
          <table:table-cell table:style-name="Tabulka1.A2" office:value-type="string">
            <text:p text:style-name="Table_20_Contents">železný hák</text:p>
          </table:table-cell>
          <table:table-cell table:style-name="Tabulka1.A2" office:value-type="string">
            <text:p text:style-name="P115">1 st</text:p>
          </table:table-cell>
        </table:table-row>
        <table:table-row>
          <table:table-cell table:style-name="Tabulka1.A2" office:value-type="string">
            <text:p text:style-name="Table_20_Contents">trpaslický kahan</text:p>
          </table:table-cell>
          <table:table-cell table:style-name="Tabulka1.A2" office:value-type="string">
            <text:p text:style-name="P115">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15">1 zl</text:p>
          </table:table-cell>
        </table:table-row>
        <table:table-row>
          <table:table-cell table:style-name="Tabulka1.A2" office:value-type="string">
            <text:p text:style-name="Table_20_Contents"><text:span text:style-name="T16">Jehelníček (</text:span><text:span text:style-name="T18">kouzelný </text:span><text:span text:style-name="T16">štít) </text:span><text:span text:style-name="T18">(karta)</text:span></text:p>
          </table:table-cell>
          <table:table-cell table:style-name="Tabulka1.A2" office:value-type="string">
            <text:p text:style-name="P115">4 zl</text:p>
          </table:table-cell>
        </table:table-row>
        <table:table-row>
          <table:table-cell table:style-name="Tabulka1.A2" office:value-type="string">
            <text:p text:style-name="Table_20_Contents"><text:span text:style-name="T16">trpaslický cepín </text:span><text:span text:style-name="T18">(karta)</text:span></text:p>
          </table:table-cell>
          <table:table-cell table:style-name="Tabulka1.A2" office:value-type="string">
            <text:p text:style-name="P115">5 zl</text:p>
          </table:table-cell>
        </table:table-row>
        <table:table-row>
          <table:table-cell table:style-name="Tabulka1.A2" office:value-type="string">
            <text:p text:style-name="Table_20_Contents"><text:span text:style-name="T16">trpaslické kovářské kladivo </text:span><text:span text:style-name="T18">(karta)</text:span></text:p>
          </table:table-cell>
          <table:table-cell table:style-name="Tabulka1.A2" office:value-type="string">
            <text:p text:style-name="P115">5 zl</text:p>
          </table:table-cell>
        </table:table-row>
        <table:table-row>
          <table:table-cell table:style-name="Tabulka1.A2" office:value-type="string">
            <text:p text:style-name="Table_20_Contents"><text:span text:style-name="T16">oprava (svitek </text:span><text:span text:style-name="T18">s rituálem</text:span><text:span text:style-name="T16">) </text:span><text:span text:style-name="T18">(karta)</text:span></text:p>
          </table:table-cell>
          <table:table-cell table:style-name="Tabulka1.A2" office:value-type="string">
            <text:p text:style-name="P115">6 zl</text:p>
          </table:table-cell>
        </table:table-row>
        <table:table-row>
          <table:table-cell table:style-name="Tabulka1.A2" office:value-type="string">
            <text:p text:style-name="Table_20_Contents"><text:span text:style-name="T16">runová stráž (svitek </text:span><text:span text:style-name="T18">s rituálem</text:span><text:span text:style-name="T16">) </text:span><text:span text:style-name="T18">(karta)</text:span></text:p>
          </table:table-cell>
          <table:table-cell table:style-name="Tabulka1.A2" office:value-type="string">
            <text:p text:style-name="P115">6 zl</text:p>
          </table:table-cell>
        </table:table-row>
        <table:table-row>
          <table:table-cell table:style-name="Tabulka1.A2" office:value-type="string">
            <text:p text:style-name="Table_20_Contents"><text:span text:style-name="T16">náhrdelník z medvědích drápů </text:span><text:span text:style-name="T18">(karta)</text:span></text:p>
          </table:table-cell>
          <table:table-cell table:style-name="Tabulka1.A2" office:value-type="string">
            <text:p text:style-name="P115">5 st</text:p>
          </table:table-cell>
        </table:table-row>
        <table:table-row>
          <table:table-cell table:style-name="Tabulka1.A2" office:value-type="string">
            <text:p text:style-name="Table_20_Contents"><text:span text:style-name="T16">duhový kámen </text:span><text:span text:style-name="T18">(karta)</text:span></text:p>
          </table:table-cell>
          <table:table-cell table:style-name="Tabulka1.A2" office:value-type="string">
            <text:p text:style-name="P115">1 st</text:p>
          </table:table-cell>
        </table:table-row>
        <table:table-row>
          <table:table-cell table:style-name="Tabulka1.A2" office:value-type="string">
            <text:p text:style-name="Table_20_Contents"><text:span text:style-name="T16">pavoučí lektvar </text:span><text:span text:style-name="T18">(karta)</text:span></text:p>
          </table:table-cell>
          <table:table-cell table:style-name="Tabulka1.A2" office:value-type="string">
            <text:p text:style-name="P116">2 zl</text:p>
          </table:table-cell>
        </table:table-row>
        <table:table-row>
          <table:table-cell table:style-name="Tabulka1.A2" office:value-type="string">
            <text:p text:style-name="Table_20_Contents"><text:span text:style-name="T16">lektvar vodního dechu </text:span><text:span text:style-name="T18">(karta)</text:span></text:p>
          </table:table-cell>
          <table:table-cell table:style-name="Tabulka1.A2" office:value-type="string">
            <text:p text:style-name="P116">2 zl</text:p>
          </table:table-cell>
        </table:table-row>
        <table:table-row>
          <table:table-cell table:style-name="Tabulka1.A2" office:value-type="string">
            <text:p text:style-name="Table_20_Contents"><text:span text:style-name="T16">lektvar regenerace </text:span><text:span text:style-name="T18">(karta)</text:span></text:p>
          </table:table-cell>
          <table:table-cell table:style-name="Tabulka1.A2" office:value-type="string">
            <text:p text:style-name="P116">10 zl</text:p>
          </table:table-cell>
        </table:table-row>
        <table:table-row>
          <table:table-cell table:style-name="Tabulka1.A2" office:value-type="string">
            <text:p text:style-name="Table_20_Contents"><text:span text:style-name="T16">runotepecké pero </text:span><text:span text:style-name="T18">(karta)</text:span></text:p>
          </table:table-cell>
          <table:table-cell table:style-name="Tabulka1.A2" office:value-type="string">
            <text:p text:style-name="P115">7 zl</text:p>
          </table:table-cell>
        </table:table-row>
        <text:soft-page-break/>
        <table:table-row>
          <table:table-cell table:style-name="Tabulka1.A2" office:value-type="string">
            <text:p text:style-name="Table_20_Contents"><text:span text:style-name="T16">runa věčnosti </text:span><text:span text:style-name="T18">(karta)</text:span></text:p>
          </table:table-cell>
          <table:table-cell table:style-name="Tabulka1.A2" office:value-type="string">
            <text:p text:style-name="P115">6 zl</text:p>
          </table:table-cell>
        </table:table-row>
        <table:table-row>
          <table:table-cell table:style-name="Tabulka1.A2" office:value-type="string">
            <text:p text:style-name="Table_20_Contents"><text:span text:style-name="T16">rzivý prach </text:span><text:span text:style-name="T18">(karta)</text:span></text:p>
          </table:table-cell>
          <table:table-cell table:style-name="Tabulka1.A2" office:value-type="string">
            <text:p text:style-name="P115">2 zl</text:p>
          </table:table-cell>
        </table:table-row>
        <table:table-row>
          <table:table-cell table:style-name="Tabulka1.A2" office:value-type="string">
            <text:p text:style-name="Table_20_Contents"><text:span text:style-name="T16">malý stříbrný ingot </text:span><text:span text:style-name="T18">(karta)</text:span></text:p>
          </table:table-cell>
          <table:table-cell table:style-name="Tabulka1.A2" office:value-type="string">
            <text:p text:style-name="P114">4 zl</text:p>
          </table:table-cell>
        </table:table-row>
        <table:table-row>
          <table:table-cell table:style-name="Tabulka1.A2" office:value-type="string">
            <text:p text:style-name="Table_20_Contents"><text:span text:style-name="T16">přívěsek se sekerou </text:span><text:span text:style-name="T18">(karta)</text:span></text:p>
          </table:table-cell>
          <table:table-cell table:style-name="Tabulka1.A2" office:value-type="string">
            <text:p text:style-name="P114">1 zl</text:p>
          </table:table-cell>
        </table:table-row>
        <table:table-row>
          <table:table-cell table:style-name="Tabulka1.A2" office:value-type="string">
            <text:p text:style-name="Table_20_Contents"><text:span text:style-name="T16">stříbrný kroužek do nosu </text:span><text:span text:style-name="T18">(karta)</text:span></text:p>
          </table:table-cell>
          <table:table-cell table:style-name="Tabulka1.A2" office:value-type="string">
            <text:p text:style-name="P122"><text:span text:style-name="T174">5</text:span> <text:span text:style-name="T174">st</text:span></text:p>
          </table:table-cell>
        </table:table-row>
        <table:table-row>
          <table:table-cell table:style-name="Tabulka1.A2" office:value-type="string">
            <text:p text:style-name="Table_20_Contents"><text:span text:style-name="T16">zlatá soška žáby </text:span><text:span text:style-name="T18">(karta)</text:span></text:p>
          </table:table-cell>
          <table:table-cell table:style-name="Tabulka1.A2" office:value-type="string">
            <text:p text:style-name="P119">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21">8 zl</text:p>
          </table:table-cell>
        </table:table-row>
      </table:table>
      <text:p text:style-name="P11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1</text:page-number></text:p>
      </style:header>
      <style:header-left>
        <text:p text:style-name="MP2"><text:page-number text:select-page="current">72</text:page-number></text:p>
      </style:header-left>
      <style:footer>
        <text:p text:style-name="MP3"><text:chapter text:display="name" text:outline-level="3">4</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05T17:37:30.608000000</dc:date>
    <meta:editing-cycles>16107</meta:editing-cycles>
    <meta:editing-duration>P47DT11H3M16S</meta:editing-duration>
    <meta:generator>LibreOffice/6.0.5.2$Windows_X86_64 LibreOffice_project/54c8cbb85f300ac59db32fe8a675ff7683cd5a16</meta:generator>
    <meta:print-date>2018-07-15T16:02:19.878000000</meta:print-date>
    <meta:document-statistic meta:table-count="2" meta:image-count="0" meta:object-count="0" meta:page-count="91" meta:paragraph-count="1084" meta:word-count="12393" meta:character-count="73743" meta:non-whitespace-character-count="62593"/>
  </office:meta>
</office:document-meta>
</file>